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png" manifest:full-path="Pictures/10000000000000590000004729658D85.png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opacity="50%" draw:textarea-horizontal-align="center" draw:textarea-vertical-align="middle" draw:shadow-opacity="50%"/>
    </style:style>
    <style:style style:name="gr2" style:family="graphic" style:parent-style-name="standard">
      <style:graphic-properties draw:stroke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4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5" style:family="graphic" style:parent-style-name="standard">
      <style:graphic-properties draw:stroke="none" draw:fill="none" draw:fill-color="#ffffff" fo:min-height="0.821cm"/>
    </style:style>
    <style:style style:name="gr6" style:family="graphic" style:parent-style-name="Braket">
      <style:graphic-properties draw:textarea-horizontal-align="center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9" style:family="graphic" style:parent-style-name="standard">
      <style:graphic-properties draw:stroke="none" draw:fill="none" draw:fill-color="#ffffff" fo:min-height="1.261cm"/>
    </style:style>
    <style:style style:name="gr10" style:family="graphic" style:parent-style-name="standard">
      <style:graphic-properties draw:stroke="none" draw:fill="none" draw:fill-color="#ffffff" fo:min-height="1.347cm"/>
    </style:style>
    <style:style style:name="gr11" style:family="graphic" style:parent-style-name="standard">
      <style:graphic-properties svg:stroke-width="0.152cm" svg:stroke-color="#800000" draw:marker-start-width="0.527cm" draw:marker-end="Arrow" draw:marker-end-width="0.427cm" draw:textarea-horizontal-align="center" draw:textarea-vertical-align="middle" fo:padding-top="0.076cm" fo:padding-bottom="0.076cm" fo:padding-left="0.076cm" fo:padding-right="0.076cm"/>
    </style:style>
    <style:style style:name="gr12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gr13" style:family="graphic" style:parent-style-name="standard">
      <style:graphic-properties draw:stroke="none" draw:fill="gradient" draw:fill-gradient-name="Gradient_20_8" draw:textarea-horizontal-align="center" draw:textarea-vertical-align="middle"/>
    </style:style>
    <style:style style:name="gr14" style:family="graphic" style:parent-style-name="standard">
      <style:graphic-properties draw:stroke="none" draw:fill="none" draw:fill-color="#ffffff" fo:min-height="0.863cm"/>
    </style:style>
    <style:style style:name="gr15" style:family="graphic" style:parent-style-name="standard">
      <style:graphic-properties draw:stroke="none" draw:fill="gradient" draw:fill-gradient-name="Gradient_20_9" draw:textarea-horizontal-align="center" draw:textarea-vertical-align="middle"/>
    </style:style>
    <style:style style:name="gr16" style:family="graphic" style:parent-style-name="standard">
      <style:graphic-properties svg:stroke-width="0.152cm" svg:stroke-color="#800000" draw:marker-start-width="0.427cm" draw:marker-end-width="0.427cm" draw:textarea-horizontal-align="center" draw:textarea-vertical-align="middle" fo:padding-top="0.076cm" fo:padding-bottom="0.076cm" fo:padding-left="0.076cm" fo:padding-right="0.076cm"/>
    </style:style>
    <style:style style:name="gr17" style:family="graphic" style:parent-style-name="standard">
      <style:graphic-properties svg:stroke-width="0.102cm" svg:stroke-color="#800000" draw:marker-start-width="0.352cm" draw:marker-end-width="0.352cm" draw:textarea-horizontal-align="center" draw:textarea-vertical-align="middle" fo:padding-top="0.051cm" fo:padding-bottom="0.051cm" fo:padding-left="0.051cm" fo:padding-right="0.051cm"/>
    </style:style>
    <style:style style:name="gr18" style:family="graphic" style:parent-style-name="standard">
      <style:graphic-properties svg:stroke-width="0.102cm" svg:stroke-color="#800000" draw:marker-start-width="0.352cm" draw:marker-end="Arrow" draw:marker-end-width="0.352cm" draw:textarea-horizontal-align="center" draw:textarea-vertical-align="middle" fo:padding-top="0.051cm" fo:padding-bottom="0.051cm" fo:padding-left="0.051cm" fo:padding-right="0.051cm"/>
    </style:style>
    <style:style style:name="gr19" style:family="graphic" style:parent-style-name="standard">
      <style:graphic-properties draw:ole-draw-aspect="1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pr1" style:family="presentation" style:parent-style-name="WP-title">
      <style:graphic-properties draw:fill-color="#ffffff" draw:auto-grow-height="true" fo:min-height="7.25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title">
      <style:graphic-properties draw:fill-color="#ffffff" draw:auto-grow-height="true" fo:min-height="3.507cm"/>
    </style:style>
    <style:style style:name="pr4" style:family="presentation" style:parent-style-name="NormalIntro-outline1">
      <style:graphic-properties draw:fill-color="#ffffff" draw:auto-grow-height="true" fo:min-height="6.834cm"/>
    </style:style>
    <style:style style:name="pr5" style:family="presentation" style:parent-style-name="NormalIntro-outline1">
      <style:graphic-properties draw:fill-color="#ffffff" draw:auto-grow-height="true" fo:min-height="8.327cm"/>
    </style:style>
    <style:style style:name="pr6" style:family="presentation" style:parent-style-name="NormalIntro-notes">
      <style:graphic-properties draw:fill-color="#ffffff" draw:auto-grow-height="true" fo:min-height="11.411cm"/>
    </style:style>
    <style:style style:name="pr7" style:family="presentation" style:parent-style-name="Section-title">
      <style:graphic-properties draw:fill-color="#ffffff" draw:textarea-vertical-align="middle" draw:auto-grow-height="true" fo:min-height="4.252cm"/>
    </style:style>
    <style:style style:name="pr8" style:family="presentation" style:parent-style-name="Section-notes">
      <style:graphic-properties draw:fill-color="#ffffff" draw:auto-grow-height="true" fo:min-height="11.431cm"/>
    </style:style>
    <style:style style:name="pr9" style:family="presentation" style:parent-style-name="Normal1-title">
      <style:graphic-properties draw:fill-color="#ffffff" draw:auto-grow-height="true" fo:min-height="3.507cm"/>
    </style:style>
    <style:style style:name="pr10" style:family="presentation" style:parent-style-name="Normal1-outline1">
      <style:graphic-properties draw:fill-color="#ffffff" draw:auto-grow-height="true" fo:min-height="13.518cm"/>
    </style:style>
    <style:style style:name="pr11" style:family="presentation" style:parent-style-name="Normal1-notes">
      <style:graphic-properties draw:fill-color="#ffffff" draw:auto-grow-height="true" fo:min-height="11.411cm"/>
    </style:style>
    <style:style style:name="pr12" style:family="presentation" style:parent-style-name="Normal1-subtitle" style:list-style-name="L6">
      <style:graphic-properties draw:fill-color="#ffffff" draw:auto-grow-height="true" fo:min-height="7.665cm"/>
    </style:style>
    <style:style style:name="pr13" style:family="presentation" style:parent-style-name="Section-title">
      <style:graphic-properties draw:fill-color="#ffffff" draw:textarea-vertical-align="middle" draw:auto-grow-height="true" fo:min-height="3.503cm"/>
    </style:style>
    <style:style style:name="pr14" style:family="presentation" style:parent-style-name="Section-notes" style:list-style-name="L7">
      <style:graphic-properties draw:fill-color="#ffffff" draw:auto-grow-height="true" fo:min-height="11.431cm"/>
    </style:style>
    <style:style style:name="pr15" style:family="presentation" style:parent-style-name="Normal1-outline1">
      <style:graphic-properties draw:fill-color="#ffffff" draw:auto-grow-height="true" fo:min-height="9.34cm"/>
    </style:style>
    <style:style style:name="pr16" style:family="presentation" style:parent-style-name="Normal1-notes">
      <style:graphic-properties draw:fill-color="#ffffff" fo:min-height="11.411cm"/>
    </style:style>
    <style:style style:name="pr17" style:family="presentation" style:parent-style-name="Normal1-title">
      <style:graphic-properties draw:fill-color="#ffffff" draw:auto-grow-height="true" fo:min-height="3.526cm"/>
    </style:style>
    <style:style style:name="pr18" style:family="presentation" style:parent-style-name="Normal1-outline1">
      <style:graphic-properties draw:fill-color="#ffffff" draw:auto-grow-height="true" draw:auto-grow-width="true" fo:min-height="11.751cm"/>
    </style:style>
    <style:style style:name="pr19" style:family="presentation" style:parent-style-name="Normal1-outline1">
      <style:graphic-properties draw:fill-color="#ffffff" draw:auto-grow-height="true" draw:auto-grow-width="true" fo:min-height="13.068cm"/>
    </style:style>
    <style:style style:name="pr20" style:family="presentation" style:parent-style-name="Normal1-outline1">
      <style:graphic-properties draw:fill-color="#ffffff" draw:auto-grow-height="true" draw:auto-grow-width="true" fo:min-height="11.526cm"/>
    </style:style>
    <style:style style:name="pr21" style:family="presentation" style:parent-style-name="Normal1-outline1">
      <style:graphic-properties draw:fill-color="#ffffff" draw:auto-grow-height="true" fo:min-height="13.317cm"/>
    </style:style>
    <style:style style:name="pr22" style:family="presentation" style:parent-style-name="Normal1-outline1">
      <style:graphic-properties draw:fill-color="#ffffff" draw:auto-grow-height="true" fo:min-height="13.564cm"/>
    </style:style>
    <style:style style:name="pr23" style:family="presentation" style:parent-style-name="Section-notes" style:list-style-name="L7">
      <style:graphic-properties draw:fill-color="#ffffff" draw:auto-grow-height="true" fo:min-height="11.431cm"/>
    </style:style>
    <style:style style:name="pr24" style:family="presentation" style:parent-style-name="Normal1-subtitle" style:list-style-name="L8">
      <style:graphic-properties draw:fill-color="#ffffff" draw:auto-grow-height="true" fo:min-height="9.498cm"/>
    </style:style>
    <style:style style:name="pr25" style:family="presentation" style:parent-style-name="Normal1-outline1">
      <style:graphic-properties draw:fill-color="#ffffff" draw:auto-grow-height="true" draw:auto-grow-width="true" fo:min-height="12.713cm"/>
    </style:style>
    <style:style style:name="pr26" style:family="presentation" style:parent-style-name="Normal1-subtitle" style:list-style-name="L8">
      <style:graphic-properties draw:fill-color="#ffffff" draw:auto-grow-height="true" fo:min-height="10.139cm"/>
    </style:style>
    <style:style style:name="pr27" style:family="presentation" style:parent-style-name="Normal1-outline1">
      <style:graphic-properties draw:fill-color="#ffffff" draw:auto-grow-height="true" draw:auto-grow-width="true" fo:min-height="4.789cm"/>
    </style:style>
    <style:style style:name="pr28" style:family="presentation" style:parent-style-name="Normal1-outline1">
      <style:graphic-properties draw:fill-color="#ffffff" draw:auto-grow-height="true" draw:auto-grow-width="true" fo:min-height="14.992cm"/>
    </style:style>
    <style:style style:name="pr29" style:family="presentation" style:parent-style-name="Normal1-outline1">
      <style:graphic-properties draw:fill-color="#ffffff" draw:auto-grow-height="true" fo:min-height="14.69cm"/>
    </style:style>
    <style:style style:name="pr30" style:family="presentation" style:parent-style-name="Normal1-outline1">
      <style:graphic-properties draw:fill-color="#ffffff" draw:auto-grow-height="true" draw:auto-grow-width="true" fo:min-height="12.483cm"/>
    </style:style>
    <style:style style:name="pr31" style:family="presentation" style:parent-style-name="Normal1-outline1">
      <style:graphic-properties draw:fill-color="#ffffff" draw:auto-grow-height="true" draw:auto-grow-width="true" fo:min-height="12.25cm"/>
    </style:style>
    <style:style style:name="pr32" style:family="presentation" style:parent-style-name="Normal1-outline1">
      <style:graphic-properties draw:fill-color="#ffffff" draw:auto-grow-height="true" draw:auto-grow-width="true" fo:min-height="13.125cm"/>
    </style:style>
    <style:style style:name="pr33" style:family="presentation" style:parent-style-name="Section-notes" style:list-style-name="L7">
      <style:graphic-properties draw:fill-color="#ffffff" draw:auto-grow-height="true" fo:min-height="11.431cm"/>
    </style:style>
    <style:style style:name="pr34" style:family="presentation" style:parent-style-name="Normal1-subtitle" style:list-style-name="L6">
      <style:graphic-properties draw:fill-color="#ffffff" draw:auto-grow-height="true" fo:min-height="7.058cm"/>
    </style:style>
    <style:style style:name="pr35" style:family="presentation" style:parent-style-name="Normal1-outline1">
      <style:graphic-properties draw:fill-color="#ffffff" draw:auto-grow-height="true" fo:min-height="1.603cm"/>
    </style:style>
    <style:style style:name="pr36" style:family="presentation" style:parent-style-name="Normal1-outline1">
      <style:graphic-properties draw:fill-color="#ffffff" draw:auto-grow-height="true" fo:min-height="5.123cm"/>
    </style:style>
    <style:style style:name="pr37" style:family="presentation" style:parent-style-name="Normal1-outline1">
      <style:graphic-properties draw:fill-color="#ffffff" draw:auto-grow-height="true" fo:min-height="7.018cm"/>
    </style:style>
    <style:style style:name="pr38" style:family="presentation" style:parent-style-name="Normal1-subtitle" style:list-style-name="L6">
      <style:graphic-properties draw:fill-color="#ffffff" draw:auto-grow-height="true" fo:min-height="7.058cm"/>
    </style:style>
    <style:style style:name="pr39" style:family="presentation" style:parent-style-name="Normal1-outline1">
      <style:graphic-properties draw:fill-color="#ffffff" draw:auto-grow-height="true" draw:auto-grow-width="true" fo:min-height="12.488cm"/>
    </style:style>
    <style:style style:name="pr40" style:family="presentation" style:parent-style-name="Normal1-outline1">
      <style:graphic-properties draw:fill-color="#ffffff" draw:auto-grow-height="true" draw:auto-grow-width="true" fo:min-height="14.791cm"/>
    </style:style>
    <style:style style:name="pr41" style:family="presentation" style:parent-style-name="Normal1-outline1">
      <style:graphic-properties draw:fill-color="#ffffff" draw:auto-grow-height="true" fo:min-height="3.031cm"/>
    </style:style>
    <style:style style:name="pr42" style:family="presentation" style:parent-style-name="Normal1-outline1">
      <style:graphic-properties draw:fill-color="#ffffff" draw:auto-grow-height="true" draw:auto-grow-width="true" fo:min-height="13.223cm"/>
    </style:style>
    <style:style style:name="pr43" style:family="presentation" style:parent-style-name="Normal1-outline1">
      <style:graphic-properties draw:fill-color="#ffffff" draw:auto-grow-height="true" fo:min-height="14.992cm"/>
    </style:style>
    <style:style style:name="pr44" style:family="presentation" style:parent-style-name="Normal1-outline1">
      <style:graphic-properties draw:fill-color="#ffffff" draw:auto-grow-height="true" fo:min-height="11.994cm"/>
    </style:style>
    <style:style style:name="pr45" style:family="presentation" style:parent-style-name="Section-notes" style:list-style-name="L7">
      <style:graphic-properties draw:fill-color="#ffffff" draw:auto-grow-height="true" fo:min-height="11.431cm"/>
    </style:style>
    <style:style style:name="pr46" style:family="presentation" style:parent-style-name="Normal1-outline1">
      <style:graphic-properties draw:fill-color="#ffffff" draw:auto-grow-height="true" fo:min-height="15.351cm"/>
    </style:style>
    <style:style style:name="pr47" style:family="presentation" style:parent-style-name="Normal1-outline1">
      <style:graphic-properties draw:fill-color="#ffffff" draw:auto-grow-height="true" fo:min-height="11.598cm"/>
    </style:style>
    <style:style style:name="pr48" style:family="presentation" style:parent-style-name="Normal1-outline1">
      <style:graphic-properties draw:fill-color="#ffffff" draw:auto-grow-height="true" fo:min-height="10.773cm"/>
    </style:style>
    <style:style style:name="pr49" style:family="presentation" style:parent-style-name="Section-notes" style:list-style-name="L7">
      <style:graphic-properties draw:fill-color="#ffffff" draw:auto-grow-height="true" fo:min-height="11.431cm"/>
    </style:style>
    <style:style style:name="pr50" style:family="presentation" style:parent-style-name="Normal1-outline1">
      <style:graphic-properties draw:fill-color="#ffffff" draw:auto-grow-height="true" fo:min-height="12.292cm"/>
    </style:style>
    <style:style style:name="pr51" style:family="presentation" style:parent-style-name="Normal1-outline1">
      <style:graphic-properties draw:fill-color="#ffffff" draw:auto-grow-height="true" draw:auto-grow-width="true" fo:min-height="10.44cm"/>
    </style:style>
    <style:style style:name="pr52" style:family="presentation" style:parent-style-name="Normal1-outline1" style:list-style-name="L9">
      <style:graphic-properties draw:fill-color="#ffffff" draw:auto-grow-height="true" fo:min-height="16.369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0.454cm" fo:margin-right="0cm" fo:text-indent="-0.454cm"/>
      <style:text-properties fo:font-size="12pt"/>
    </style:style>
    <style:style style:name="P8" style:family="paragraph">
      <style:paragraph-properties fo:margin-left="0cm" fo:margin-right="0cm" fo:text-align="center" fo:text-indent="0cm"/>
      <style:text-properties fo:font-size="28pt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text-indent="0cm"/>
      <style:text-properties fo:font-size="20pt"/>
    </style:style>
    <style:style style:name="P11" style:family="paragraph">
      <style:paragraph-properties fo:margin-left="1.219cm" fo:margin-right="0cm" fo:text-align="center" fo:text-indent="-0.791cm"/>
    </style:style>
    <style:style style:name="P12" style:family="paragraph">
      <style:paragraph-properties text:enable-numbering="true" fo:margin-left="1.219cm" fo:margin-right="0cm" fo:text-align="start" fo:text-indent="-0.791cm"/>
      <style:text-properties fo:color="#000080" fo:font-size="36pt"/>
    </style:style>
    <style:style style:name="P13" style:family="paragraph">
      <style:paragraph-properties fo:margin-left="0cm" fo:margin-right="0cm" fo:margin-top="0.42cm" fo:margin-bottom="0.35cm" fo:text-indent="0cm"/>
      <style:text-properties fo:font-size="10pt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P15" style:family="paragraph">
      <style:paragraph-properties fo:margin-left="2.4cm" fo:margin-right="0cm" fo:margin-top="0cm" fo:margin-bottom="0.20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text:enable-numbering="false" fo:margin-left="1.2cm" fo:margin-right="0cm" fo:text-indent="-0.9cm"/>
      <style:text-properties fo:font-size="28pt"/>
    </style:style>
    <style:style style:name="P17" style:family="paragraph">
      <style:paragraph-properties fo:margin-left="1.2cm" fo:margin-right="0cm" fo:margin-top="0cm" fo:margin-bottom="0cm" fo:text-indent="-0.9cm"/>
    </style:style>
    <style:style style:name="P18" style:family="paragraph">
      <style:paragraph-properties fo:margin-left="1.2cm" fo:margin-right="0cm" fo:margin-top="0.61cm" fo:margin-bottom="0cm" fo:text-indent="-0.9cm"/>
    </style:style>
    <style:style style:name="P19" style:family="paragraph">
      <style:paragraph-properties fo:margin-left="2.4cm" fo:margin-right="0cm" fo:margin-top="0cm" fo:margin-bottom="0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3.6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text:enable-numbering="false" fo:margin-left="1.2cm" fo:margin-right="0cm" fo:margin-top="0cm" fo:margin-bottom="0cm" fo:text-indent="-0.9cm"/>
      <style:text-properties fo:font-size="22pt" style:font-size-asian="22pt" style:font-size-complex="22pt"/>
    </style:style>
    <style:style style:name="P22" style:family="paragraph">
      <style:paragraph-properties fo:margin-left="0cm" fo:margin-right="0cm" fo:text-indent="0cm">
        <style:tab-stops>
          <style:tab-stop style:position="7.248cm"/>
        </style:tab-stops>
      </style:paragraph-properties>
    </style:style>
    <style:style style:name="P23" style:family="paragraph">
      <style:paragraph-properties text:enable-numbering="false" fo:margin-left="1.2cm" fo:margin-right="0cm" fo:text-indent="-0.9cm"/>
    </style:style>
    <style:style style:name="P24" style:family="paragraph">
      <style:paragraph-properties fo:margin-left="0cm" fo:margin-right="0cm" fo:margin-top="0cm" fo:margin-bottom="0cm" fo:text-indent="0cm"/>
    </style:style>
    <style:style style:name="P25" style:family="paragraph">
      <style:paragraph-properties fo:margin-left="0cm" fo:margin-right="0cm" fo:margin-top="0cm" fo:margin-bottom="0.203cm" fo:text-indent="0cm"/>
    </style:style>
    <style:style style:name="P26" style:family="paragraph">
      <style:paragraph-properties text:enable-numbering="false" fo:margin-left="1.219cm" fo:margin-right="0cm" fo:text-align="center" fo:text-indent="-0.791cm"/>
      <style:text-properties fo:color="#000080" fo:font-size="36pt"/>
    </style:style>
    <style:style style:name="P27" style:family="paragraph">
      <style:paragraph-properties text:enable-numbering="true" fo:margin-left="1.2cm" fo:margin-right="0cm" fo:text-indent="-0.9cm"/>
    </style:style>
    <style:style style:name="P28" style:family="paragraph">
      <style:paragraph-properties fo:margin-left="0cm" fo:margin-right="0cm" fo:text-indent="0cm">
        <style:tab-stops>
          <style:tab-stop style:position="16.398cm"/>
        </style:tab-stops>
      </style:paragraph-properties>
    </style:style>
    <style:style style:name="P29" style:family="paragraph">
      <style:paragraph-properties text:enable-numbering="true" fo:margin-left="1.2cm" fo:margin-right="0cm" fo:text-indent="-0.9cm"/>
      <style:text-properties fo:font-family="Arial" style:font-family-generic="swiss" style:font-pitch="variable" fo:font-size="32pt"/>
    </style:style>
    <style:style style:name="P30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1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2" style:family="paragraph">
      <style:paragraph-properties text:enable-numbering="false" fo:margin-left="1.2cm" fo:margin-right="0cm" fo:margin-top="0cm" fo:margin-bottom="0cm" fo:text-indent="-0.9cm"/>
    </style:style>
    <style:style style:name="P33" style:family="paragraph">
      <style:paragraph-properties fo:margin-left="4.8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4" style:family="paragraph">
      <style:paragraph-properties text:enable-numbering="false" fo:margin-left="1.2cm" fo:margin-right="0cm" fo:margin-top="0cm" fo:margin-bottom="0cm" fo:text-indent="-0.9cm"/>
      <style:text-properties fo:font-size="24pt" style:font-size-asian="24pt" style:font-size-complex="24pt"/>
    </style:style>
    <style:style style:name="P35" style:family="paragraph">
      <style:paragraph-properties fo:margin-left="0cm" fo:margin-right="0cm" fo:text-align="center" fo:text-indent="0cm"/>
      <style:text-properties fo:font-size="32pt"/>
    </style:style>
    <style:style style:name="P36" style:family="paragraph">
      <style:paragraph-properties text:enable-numbering="true" fo:margin-left="1.2cm" fo:margin-right="0cm" fo:text-indent="-0.9cm"/>
      <style:text-properties fo:font-family="'Courier New'" style:font-pitch="fixed" fo:font-size="26pt"/>
    </style:style>
    <style:style style:name="P37" style:family="paragraph">
      <style:paragraph-properties fo:margin-left="0cm" fo:margin-right="0cm" fo:text-align="center" fo:text-indent="0cm"/>
      <style:text-properties fo:font-size="20pt"/>
    </style:style>
    <style:style style:name="P38" style:family="paragraph">
      <style:paragraph-properties fo:margin-left="0cm" fo:margin-right="0cm" fo:margin-top="0cm" fo:margin-bottom="0.762cm" fo:text-indent="0cm"/>
    </style:style>
    <style:style style:name="P39" style:family="paragraph">
      <style:paragraph-properties fo:margin-left="1.2cm" fo:margin-right="0cm" fo:margin-top="0.254cm" fo:margin-bottom="0.152cm" fo:text-indent="-0.9cm"/>
    </style:style>
    <style:style style:name="P40" style:family="paragraph">
      <style:paragraph-properties fo:margin-left="1.2cm" fo:margin-right="0cm" fo:margin-top="0.305cm" fo:margin-bottom="0.152cm" fo:text-indent="-0.9cm"/>
    </style:style>
    <style:style style:name="P41" style:family="paragraph">
      <style:paragraph-properties text:enable-numbering="false" fo:margin-left="1.2cm" fo:margin-right="0cm" fo:margin-top="0cm" fo:margin-bottom="0cm" fo:text-indent="-0.9cm"/>
      <style:text-properties fo:font-family="'Courier New'" style:font-pitch="fixed" fo:font-size="24pt"/>
    </style:style>
    <style:style style:name="P42" style:family="paragraph">
      <style:paragraph-properties fo:margin-left="1.2cm" fo:margin-right="0cm" fo:margin-top="0cm" fo:margin-bottom="0cm" fo:text-indent="-1.197cm"/>
    </style:style>
    <style:style style:name="P43" style:family="paragraph">
      <style:paragraph-properties text:enable-numbering="false" fo:margin-left="1.2cm" fo:margin-right="0cm" fo:margin-top="0cm" fo:margin-bottom="0cm" fo:text-indent="-1.197cm"/>
      <style:text-properties fo:color="#000080" fo:font-family="'Courier New'" style:font-pitch="fixed" fo:font-size="17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32pt" fo:font-style="italic"/>
    </style:style>
    <style:style style:name="T3" style:family="text">
      <style:text-properties fo:font-family="Arial" style:font-family-generic="swiss" style:font-pitch="variable" fo:font-size="40pt" fo:font-style="italic" style:font-size-asian="40pt" style:font-size-complex="40pt"/>
    </style:style>
    <style:style style:name="T4" style:family="text">
      <style:text-properties fo:font-family="Arial" style:font-family-generic="swiss" style:font-pitch="variable" fo:font-size="12pt"/>
    </style:style>
    <style:style style:name="T5" style:family="text">
      <style:text-properties fo:language="pl" fo:country="PL"/>
    </style:style>
    <style:style style:name="T6" style:family="text">
      <style:text-properties fo:font-size="28pt"/>
    </style:style>
    <style:style style:name="T7" style:family="text">
      <style:text-properties fo:font-size="10pt"/>
    </style:style>
    <style:style style:name="T8" style:family="text">
      <style:text-properties fo:color="#000080" fo:font-size="36pt"/>
    </style:style>
    <style:style style:name="T9" style:family="text">
      <style:text-properties fo:color="#800000" fo:font-size="36pt"/>
    </style:style>
    <style:style style:name="T10" style:family="text">
      <style:text-properties fo:color="#800000" fo:font-size="36pt" fo:font-style="italic" style:font-style-asian="italic" style:font-style-complex="italic"/>
    </style:style>
    <style:style style:name="T11" style:family="text">
      <style:text-properties fo:font-family="'Courier New'" style:font-pitch="fixed" fo:font-size="28pt"/>
    </style:style>
    <style:style style:name="T12" style:family="text">
      <style:text-properties fo:color="#000080" style:text-outline="false" style:text-line-through-style="none" style:text-position="0% 100%" fo:font-family="'Courier New'" style:font-pitch="fixed" fo:font-size="28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8pt" style:language-asian="en" style:country-asian="US" style:font-style-asian="normal" style:font-weight-asian="normal" style:font-family-complex="'Arial Unicode MS'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3" style:family="text">
      <style:text-properties fo:color="#000080" style:text-outline="false" style:text-line-through-style="none" style:text-position="0% 100%" fo:font-family="'Courier New'" style:font-pitch="fixed" fo:font-size="22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8pt" style:language-asian="en" style:country-asian="US" style:font-style-asian="normal" style:font-weight-asian="normal" style:font-family-complex="'Arial Unicode MS'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4" style:family="text">
      <style:text-properties fo:font-family="'Courier New'" style:font-pitch="fixed" fo:font-size="28pt" fo:font-style="italic"/>
    </style:style>
    <style:style style:name="T15" style:family="text">
      <style:text-properties fo:font-family="'Courier New'" style:font-pitch="fixed" fo:font-size="22pt" style:font-size-asian="22pt" style:font-size-complex="22pt"/>
    </style:style>
    <style:style style:name="T16" style:family="text">
      <style:text-properties fo:color="#000080" style:text-outline="false" style:text-line-through-style="none" style:text-position="0% 100%" fo:font-family="'Courier New'" style:font-pitch="fixed" fo:font-size="22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2pt" style:language-asian="en" style:country-asian="US" style:font-style-asian="normal" style:font-weight-asian="normal" style:font-family-complex="'Arial Unicode MS'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17" style:family="text">
      <style:text-properties fo:font-family="'Courier New'" style:font-pitch="fixed" fo:font-size="22pt" fo:font-style="italic" style:font-size-asian="22pt" style:font-size-complex="22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color="#000080" style:text-outline="false" style:text-line-through-style="none" style:text-position="0% 100%" fo:font-family="'Courier New'" style:font-pitch="fixed" fo:font-size="24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8pt" style:language-asian="en" style:country-asian="US" style:font-style-asian="normal" style:font-weight-asian="normal" style:font-family-complex="'Arial Unicode MS'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21" style:family="text">
      <style:text-properties fo:font-family="Arial" style:font-family-generic="swiss" style:font-pitch="variable" fo:font-size="32pt"/>
    </style:style>
    <style:style style:name="T22" style:family="text">
      <style:text-properties fo:font-family="Arial" style:font-family-generic="swiss" style:font-pitch="variable" fo:font-size="28pt"/>
    </style:style>
    <style:style style:name="T23" style:family="text">
      <style:text-properties fo:font-family="'Courier New'" style:font-pitch="fixed" fo:font-size="24pt"/>
    </style:style>
    <style:style style:name="T24" style:family="text">
      <style:text-properties fo:color="#800000" fo:font-family="'Courier New'" style:font-pitch="fixed" fo:font-size="24pt"/>
    </style:style>
    <style:style style:name="T25" style:family="text">
      <style:text-properties fo:color="#800000" style:text-outline="false" style:text-line-through-style="none" style:text-position="0% 100%" fo:font-family="'Courier New'" style:font-pitch="fixed" fo:font-size="24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8pt" style:language-asian="en" style:country-asian="US" style:font-style-asian="normal" style:font-weight-asian="normal" style:font-family-complex="'Arial Unicode MS'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26" style:family="text">
      <style:text-properties fo:font-size="24pt"/>
    </style:style>
    <style:style style:name="T27" style:family="text">
      <style:text-properties fo:color="#000080" fo:font-size="36pt" fo:font-style="italic" style:font-style-asian="italic" style:font-style-complex="italic"/>
    </style:style>
    <style:style style:name="T28" style:family="text">
      <style:text-properties fo:color="#000080" style:text-outline="false" style:text-line-through-style="none" style:text-position="0% 100%" fo:font-family="'Courier New'" style:font-pitch="fixed" fo:font-size="24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0pt" style:language-asian="en" style:country-asian="US" style:font-style-asian="normal" style:font-weight-asian="normal" style:font-family-complex="'Arial Unicode MS'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9" style:family="text">
      <style:text-properties fo:font-family="Arial" style:font-family-generic="swiss" style:font-pitch="variable"/>
    </style:style>
    <style:style style:name="T30" style:family="text">
      <style:text-properties fo:font-family="'Courier New'" style:font-pitch="fixed" fo:font-size="24pt" style:font-size-asian="24pt" style:font-size-complex="24pt"/>
    </style:style>
    <style:style style:name="T31" style:family="text">
      <style:text-properties fo:color="#000080" style:text-outline="false" style:text-line-through-style="none" style:text-position="0% 100%" fo:font-family="'Courier New'" style:font-pitch="fixed" fo:font-size="24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2" style:family="text">
      <style:text-properties fo:color="#800000" style:text-outline="false" style:text-line-through-style="none" style:text-position="0% 100%" fo:font-family="'Courier New'" style:font-pitch="fixed" fo:font-size="24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3" style:family="text">
      <style:text-properties fo:font-family="Arial" style:font-family-generic="swiss" style:font-pitch="variable" fo:font-size="32pt" style:font-family-asian="Arial" style:font-family-generic-asian="swiss" style:font-pitch-asian="variable" style:font-family-complex="Arial" style:font-family-generic-complex="swiss" style:font-pitch-complex="variable"/>
    </style:style>
    <style:style style:name="T34" style:family="text">
      <style:text-properties fo:font-size="32pt"/>
    </style:style>
    <style:style style:name="T35" style:family="text">
      <style:text-properties fo:font-family="'Courier New'" style:font-pitch="fixed" fo:font-size="26pt"/>
    </style:style>
    <style:style style:name="T36" style:family="text">
      <style:text-properties fo:font-size="20pt"/>
    </style:style>
    <style:style style:name="T37" style:family="text">
      <style:text-properties fo:font-family="'Courier New'" style:font-pitch="fixed" fo:font-size="32pt"/>
    </style:style>
    <style:style style:name="T38" style:family="text">
      <style:text-properties fo:color="#800000" fo:font-family="'Courier New'" style:font-pitch="fixed" fo:font-size="32pt"/>
    </style:style>
    <style:style style:name="T39" style:family="text">
      <style:text-properties fo:font-family="'Courier New'" style:font-family-generic="modern" style:font-pitch="fixed" fo:font-size="20pt" style:font-size-asian="20pt" style:font-size-complex="20pt"/>
    </style:style>
    <style:style style:name="T40" style:family="text">
      <style:text-properties fo:font-family="Arial" style:font-family-generic="swiss" style:font-pitch="variable" fo:font-size="28pt" style:font-size-asian="28pt" style:font-size-complex="28pt"/>
    </style:style>
    <style:style style:name="T41" style:family="text">
      <style:text-properties fo:font-family="'Courier New'" style:font-pitch="fixed" fo:font-size="24pt" fo:font-style="italic"/>
    </style:style>
    <style:style style:name="T42" style:family="text">
      <style:text-properties fo:color="#800000" fo:font-family="'Courier New'" style:font-pitch="fixed" fo:font-size="24pt" fo:font-style="italic"/>
    </style:style>
    <style:style style:name="T43" style:family="text">
      <style:text-properties fo:font-size="26pt"/>
    </style:style>
    <style:style style:name="T44" style:family="text">
      <style:text-properties fo:font-family="'Courier New'" style:font-pitch="fixed"/>
    </style:style>
    <style:style style:name="T45" style:family="text">
      <style:text-properties fo:font-family="Arial" style:font-family-generic="swiss" style:font-pitch="variable" fo:font-style="italic"/>
    </style:style>
    <style:style style:name="T46" style:family="text">
      <style:text-properties fo:font-family="Arial" style:font-family-generic="swiss" style:font-pitch="variable" fo:font-style="normal"/>
    </style:style>
    <style:style style:name="T47" style:family="text">
      <style:text-properties fo:font-family="'Courier New'" style:font-pitch="fixed" fo:font-style="normal"/>
    </style:style>
    <style:style style:name="T48" style:family="text">
      <style:text-properties fo:color="#800000" fo:font-style="italic"/>
    </style:style>
    <style:style style:name="T49" style:family="text">
      <style:text-properties fo:color="#000080"/>
    </style:style>
    <style:style style:name="T50" style:family="text">
      <style:text-properties fo:color="#000080" fo:font-style="italic" style:font-style-asian="italic" style:font-style-complex="italic"/>
    </style:style>
    <style:style style:name="T51" style:family="text">
      <style:text-properties fo:color="#800000"/>
    </style:style>
    <style:style style:name="T52" style:family="text">
      <style:text-properties fo:color="#000080" fo:font-family="'Courier New'" style:font-pitch="fixed" fo:font-size="17pt" fo:font-weight="bold"/>
    </style:style>
    <style:style style:name="T53" style:family="text">
      <style:text-properties fo:color="#000080" fo:font-family="'Courier New'" style:font-pitch="fixed" fo:font-size="17pt"/>
    </style:style>
    <style:style style:name="T54" style:family="text">
      <style:text-properties fo:color="#000080" fo:font-family="'Courier New'" style:font-pitch="fixed" fo:font-size="17pt" fo:font-weight="normal"/>
    </style:style>
    <text:list-style style:name="L1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C00000020D876C24E.gif" xlink:type="simple" xlink:show="embed" xlink:actuate="onLoad">
        <style:list-level-properties text:space-before="0.428cm" text:min-label-width="0.791cm" style:vertical-pos="middle" style:vertical-rel="line" fo:width="0.539cm" fo:height="0.616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539cm" fo:height="0.616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539cm" fo:height="0.616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539cm" fo:height="0.616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539cm" fo:height="0.616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539cm" fo:height="0.616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539cm" fo:height="0.616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39cm" fo:height="0.616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539cm" fo:height="0.61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Times" style:font-family-generic="roman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style:font-family-generic="roman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style:font-family-generic="roman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style:font-family-generic="roman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</text:list-style>
    <text:list-style style:name="L8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0000000001C00000020D876C24E.gif" xlink:type="simple" xlink:show="embed" xlink:actuate="onLoad">
        <style:list-level-properties text:space-before="0.003cm" text:min-label-width="1.197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ainTitle" draw:style-name="dp1" draw:master-page-name="WP" presentation:presentation-page-layout-name="AL1T0">
        <office:forms form:automatic-focus="false" form:apply-design-mode="false"/>
        <draw:frame presentation:style-name="pr1" draw:text-style-name="P2" draw:layer="layout" svg:width="16.512cm" svg:height="7.292cm" svg:x="9.665cm" svg:y="3.791cm" presentation:class="title" presentation:user-transformed="true">
          <draw:text-box>
            <text:p text:style-name="P1"><text:span text:style-name="T1">Programowanie komputerów I</text:span><text:span text:style-name="T1"><text:line-break/></text:span><text:span text:style-name="T2"><text:line-break/></text:span><text:span text:style-name="T3">Programowanie obiektowe <text:s/>III</text:span><text:span text:style-name="T3"><text:line-break/></text:span><text:span text:style-name="T4"><text:line-break/></text:span><text:span text:style-name="T2">Zemsta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NormalIntro" presentation:presentation-page-layout-name="AL2T1">
        <office:forms form:automatic-focus="false" form:apply-design-mode="false"/>
        <draw:frame presentation:style-name="pr3" draw:text-style-name="P4" draw:layer="layout" svg:width="25.622cm" svg:height="3.507cm" svg:x="1.745cm" svg:y="0.643cm" presentation:class="title" presentation:user-transformed="true">
          <draw:text-box>
            <text:p text:style-name="P4">Agenda</text:p>
          </draw:text-box>
        </draw:frame>
        <draw:frame presentation:style-name="pr4" draw:text-style-name="P5" draw:layer="layout" svg:width="17.662cm" svg:height="6.834cm" svg:x="5.714cm" svg:y="5.238cm" presentation:class="outline" presentation:user-transformed="true">
          <draw:text-box>
            <text:list text:style-name="L3">
              <text:list-item>
                <text:p text:style-name="P4">Cel(e) wykładu</text:p>
              </text:list-item>
              <text:list-item>
                <text:p text:style-name="P4">Od Włoch do Indonezji</text:p>
              </text:list-item>
              <text:list-item>
                <text:p text:style-name="P4">Interfejsy, Klasy i Obiekty</text:p>
              </text:list-item>
              <text:list-item>
                <text:p text:style-name="P4">Atrybuty i metody</text:p>
              </text:list-item>
            </text:list>
          </draw:text-box>
        </draw:frame>
        <draw:frame presentation:style-name="pr5" draw:text-style-name="P5" draw:layer="layout" svg:width="15.19cm" svg:height="8.327cm" svg:x="5.715cm" svg:y="12.304cm" presentation:class="outline" presentation:user-transformed="true">
          <draw:text-box>
            <text:list text:style-name="L3">
              <text:list-item>
                <text:p text:style-name="P4">Odświeżenie i przekąski</text:p>
              </text:list-item>
              <text:list-item>
                <text:p text:style-name="P4">Dziedziczenie</text:p>
              </text:list-item>
              <text:list-item>
                <text:p text:style-name="P4">Polimorfizm</text:p>
              </text:list-item>
              <text:list-item>
                <text:p text:style-name="P4">Kapsułkowanie</text:p>
              </text:list-item>
              <text:list-item>
                <text:p text:style-name="P4">Podsumowanie</text:p>
              </text:list-item>
            </text:list>
          </draw:text-box>
        </draw:frame>
        <draw:rect draw:style-name="gr1" draw:text-style-name="P6" draw:layer="layout" svg:width="18.491cm" svg:height="5.046cm" svg:x="5.06cm" svg:y="6.962cm">
          <text:p/>
        </draw:rect>
        <presentation:notes draw:style-name="dp2">
          <draw:page-thumbnail draw:layer="layout" svg:width="13.705cm" svg:height="10.279cm" svg:x="3.641cm" svg:y="2.853cm" draw:page-number="2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ection" presentation:presentation-page-layout-name="AL3T19">
        <office:forms form:automatic-focus="false" form:apply-design-mode="false"/>
        <draw:frame presentation:style-name="pr7" draw:text-style-name="P4" draw:layer="layout" svg:width="14.7cm" svg:height="4.252cm" svg:x="4.1cm" svg:y="8.042cm" presentation:class="title" presentation:user-transformed="true">
          <draw:text-box>
            <text:p text:style-name="P4">Cel(e) wykładu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8" draw:text-style-name="P7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71cm" svg:height="3.507cm" svg:x="1.657cm" svg:y="0.643cm" presentation:class="title" presentation:user-transformed="true">
          <draw:text-box>
            <text:p text:style-name="P4">Przegląd wykładu</text:p>
          </draw:text-box>
        </draw:frame>
        <draw:frame presentation:style-name="pr10" draw:text-style-name="P5" draw:layer="layout" svg:width="20.73cm" svg:height="13.518cm" svg:x="5.614cm" svg:y="6.538cm" presentation:class="outline" presentation:user-transformed="true">
          <draw:text-box>
            <text:list text:style-name="L3">
              <text:list-item>
                <text:p text:style-name="P4">1: Wprowadzenie</text:p>
              </text:list-item>
              <text:list-item>
                <text:p text:style-name="P4">2: Podstawowe struktury danych &amp; instrukcje</text:p>
              </text:list-item>
              <text:list-item>
                <text:p text:style-name="P4">3: Programowanie <text:span text:style-name="T5">obiektowe</text:span> I</text:p>
              </text:list-item>
              <text:list-item>
                <text:p text:style-name="P4">4: Programowanie <text:span text:style-name="T5">obiektowe</text:span> II</text:p>
              </text:list-item>
              <text:list-item>
                <text:p text:style-name="P4">5: Programowanie <text:span text:style-name="T5">obiektowe</text:span> <text:s/>III</text:p>
              </text:list-item>
              <text:list-item>
                <text:p text:style-name="P4">6: Zaawansowane struktury danych</text:p>
              </text:list-item>
              <text:list-item>
                <text:p text:style-name="P4">7: Wątki &amp; Wyjątki</text:p>
              </text:list-item>
            </text:list>
          </draw:text-box>
        </draw:frame>
        <draw:rect draw:style-name="gr2" draw:text-style-name="P8" draw:layer="layout" svg:width="13.114cm" svg:height="1.432cm" draw:transform="rotate (1.5707963267946) translate (4.219cm 19.602cm)">
          <text:p text:style-name="P4"><text:span text:style-name="T6">Podstawowe pojęcia</text:span></text:p>
        </draw:rect>
        <draw:frame draw:style-name="gr3" draw:text-style-name="P9" draw:layer="layout" svg:width="1.196cm" svg:height="6.953cm" svg:x="0cm" svg:y="14.046cm">
          <draw:text-box>
            <text:p text:style-name="P4"><text:span text:style-name="T7">C</text:span></text:p>
            <text:p text:style-name="P4"><text:span text:style-name="T7">E</text:span></text:p>
            <text:p text:style-name="P4"><text:span text:style-name="T7">L</text:span></text:p>
            <text:p text:style-name="P4"><text:span text:style-name="T7">E</text:span></text:p>
            <text:p text:style-name="P4"><text:span text:style-name="T7"/></text:p>
            <text:p text:style-name="P4"><text:span text:style-name="T7">W</text:span></text:p>
            <text:p text:style-name="P4"><text:span text:style-name="T7">Y</text:span></text:p>
            <text:p text:style-name="P4"><text:span text:style-name="T7">K</text:span></text:p>
            <text:p text:style-name="P4"><text:span text:style-name="T7">Ł</text:span></text:p>
            <text:p text:style-name="P4"><text:span text:style-name="T7">A</text:span></text:p>
            <text:p text:style-name="P4"><text:span text:style-name="T7">D</text:span></text:p>
            <text:p text:style-name="P4"><text:span text:style-name="T7">U</text:span></text:p>
          </draw:text-box>
        </draw:frame>
        <draw:rect draw:style-name="gr4" draw:id="id17" draw:layer="layout" svg:width="18.063cm" svg:height="1.731cm" svg:x="5.937cm" svg:y="14.614cm" draw:corner-radius="0.5cm">
          <text:p text:style-name="P4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17" smil:attributeName="visibility" smil:to="visible"/>
                  <anim:transitionFilter smil:dur="0.5s" smil:targetElement="id17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"/>
          <draw:frame presentation:style-name="pr11" draw:text-style-name="P1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ormal1" presentation:presentation-page-layout-name="AL1T0">
        <office:forms form:automatic-focus="false" form:apply-design-mode="false"/>
        <draw:frame presentation:style-name="pr9" draw:text-style-name="P4" draw:layer="layout" svg:width="25.506cm" svg:height="3.507cm" svg:x="1.861cm" svg:y="0.643cm" presentation:class="title" presentation:user-transformed="true">
          <draw:text-box>
            <text:p text:style-name="P4">Cel na dziś</text:p>
          </draw:text-box>
        </draw:frame>
        <draw:g>
          <draw:frame presentation:style-name="pr12" draw:text-style-name="P12" draw:layer="layout" svg:width="16.514cm" svg:height="7.665cm" svg:x="6.812cm" svg:y="8.093cm">
            <draw:text-box>
              <text:p text:style-name="P11"><text:span text:style-name="T8">Wprowadzić <text:s/></text:span><text:span text:style-name="T8"><text:line-break/></text:span><text:span text:style-name="T9">programowanie obiektowe (</text:span><text:span text:style-name="T10">object-oriented programming</text:span><text:span text:style-name="T9">)</text:span></text:p>
            </draw:text-box>
          </draw:frame>
          <draw:frame draw:style-name="gr5" draw:text-style-name="P13" draw:layer="layout" svg:width="0.004cm" svg:height="0.954cm" svg:x="15.067cm" svg:y="11.307cm">
            <draw:text-box>
              <text:p/>
            </draw:text-box>
          </draw:frame>
          <draw:polyline draw:style-name="gr6" draw:layer="layout" svg:width="17.135cm" svg:height="0.733cm" svg:x="6.501cm" svg:y="8.584cm" svg:viewBox="0 0 17136 734" draw:points="0,734 0,0 17136,0 17136,672">
            <text:p/>
          </draw:polyline>
          <draw:polyline draw:style-name="gr6" draw:layer="layout" svg:width="17.135cm" svg:height="0.733cm" draw:transform="rotate (3.1415926535892) translate (23.637000000008cm 15.325cm)" svg:viewBox="0 0 17136 734" draw:points="17136,-29916 17136,-30650 0,-30650 0,-29978">
            <text:p/>
          </draw:polyline>
        </draw:g>
        <draw:frame draw:style-name="gr3" draw:text-style-name="P9" draw:layer="layout" svg:width="1.196cm" svg:height="6.953cm" svg:x="0cm" svg:y="14.046cm">
          <draw:text-box>
            <text:p text:style-name="P4"><text:span text:style-name="T7">C</text:span></text:p>
            <text:p text:style-name="P4"><text:span text:style-name="T7">E</text:span></text:p>
            <text:p text:style-name="P4"><text:span text:style-name="T7">L</text:span></text:p>
            <text:p text:style-name="P4"><text:span text:style-name="T7">E</text:span></text:p>
            <text:p text:style-name="P4"><text:span text:style-name="T7"/></text:p>
            <text:p text:style-name="P4"><text:span text:style-name="T7">W</text:span></text:p>
            <text:p text:style-name="P4"><text:span text:style-name="T7">Y</text:span></text:p>
            <text:p text:style-name="P4"><text:span text:style-name="T7">K</text:span></text:p>
            <text:p text:style-name="P4"><text:span text:style-name="T7">Ł</text:span></text:p>
            <text:p text:style-name="P4"><text:span text:style-name="T7">A</text:span></text:p>
            <text:p text:style-name="P4"><text:span text:style-name="T7">D</text:span></text:p>
            <text:p text:style-name="P4"><text:span text:style-name="T7">U</text:span></text:p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11" draw:text-style-name="P1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ection" presentation:presentation-page-layout-name="AL3T19">
        <office:forms form:automatic-focus="false" form:apply-design-mode="false"/>
        <draw:frame presentation:style-name="pr13" draw:text-style-name="P4" draw:layer="layout" svg:width="14.7cm" svg:height="3.503cm" svg:x="3.8cm" svg:y="8.416cm" presentation:class="title" presentation:user-transformed="true">
          <draw:text-box>
            <text:p text:style-name="P4">Odświeżenie i przekąski</text:p>
          </draw:text-box>
        </draw:frame>
        <presentation:notes draw:style-name="dp2">
          <draw:page-thumbnail draw:style-name="gr7" draw:layer="layout" svg:width="12.7cm" svg:height="9.525cm" svg:x="4.175cm" svg:y="3.005cm" draw:page-number="6" presentation:class="page"/>
          <draw:frame presentation:style-name="pr14" draw:text-style-name="P1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ExampleOfInterface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64cm" svg:height="3.507cm" svg:x="1.803cm" svg:y="0.643cm" presentation:class="title" presentation:user-transformed="true">
          <draw:text-box>
            <text:p text:style-name="P4">Przykład interfejsu</text:p>
          </draw:text-box>
        </draw:frame>
        <draw:frame presentation:style-name="pr15" draw:text-style-name="P16" draw:layer="layout" svg:width="19.976cm" svg:height="9.34cm" svg:x="4.426cm" svg:y="7.912cm" presentation:class="outline" presentation:user-transformed="true">
          <draw:text-box>
            <text:p text:style-name="P5"><text:span text:style-name="T11">interface IZwierzę{</text:span></text:p>
            <text:p text:style-name="P15"><text:span text:style-name="T12"><text:s text:c="3"/></text:span><text:span text:style-name="T12">int zwróćWagę();</text:span></text:p>
            <text:p text:style-name="P15"><text:span text:style-name="T12"><text:s text:c="3"/></text:span><text:span text:style-name="T12">String zwróćNazwę();</text:span></text:p>
            <text:p text:style-name="P15"><text:span text:style-name="T12"><text:s text:c="3"/></text:span><text:span text:style-name="T12">void wydajGłos();</text:span></text:p>
            <text:p text:style-name="P15"><text:span text:style-name="T12"><text:s text:c="3"/></text:span><text:span text:style-name="T12">void jedz();</text:span></text:p>
            <text:p text:style-name="P15"><text:span text:style-name="T12"><text:s text:c="3"/></text:span><text:span text:style-name="T12">void jedz(int ilość);</text:span></text:p>
            <text:p text:style-name="P5"><text:span text:style-name="T11">}</text:span></text:p>
          </draw:text-box>
        </draw:frame>
        <draw:frame draw:style-name="gr8" draw:text-style-name="P4" draw:layer="layout" svg:width="1.196cm" svg:height="6.943cm" svg:x="0cm" svg:y="14.073cm">
          <draw:text-box>
            <text:p text:style-name="P4">O</text:p>
            <text:p text:style-name="P4">D</text:p>
            <text:p text:style-name="P4">Ś</text:p>
            <text:p text:style-name="P4">W</text:p>
            <text:p text:style-name="P4">I</text:p>
            <text:p text:style-name="P4">Ż</text:p>
            <text:p text:style-name="P4">E</text:p>
            <text:p text:style-name="P4">N</text:p>
            <text:p text:style-name="P4">I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7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Normal1" presentation:presentation-page-layout-name="AL2T1">
        <office:forms form:automatic-focus="false" form:apply-design-mode="false"/>
        <draw:frame presentation:style-name="pr17" draw:text-style-name="P4" draw:layer="layout" svg:width="26.825cm" svg:height="3.526cm" svg:x="1.175cm" svg:y="0.634cm" presentation:class="title" presentation:user-transformed="true">
          <draw:text-box>
            <text:p text:style-name="P4">Przykład klasy</text:p>
          </draw:text-box>
        </draw:frame>
        <draw:frame presentation:style-name="pr18" draw:text-style-name="P16" draw:layer="layout" svg:width="23.438cm" svg:height="13.019cm" svg:x="2.868cm" svg:y="5.982cm" presentation:class="outline" presentation:user-transformed="true">
          <draw:text-box>
            <text:p text:style-name="P5"><text:span text:style-name="T11">class Kot implements IZwierzę{</text:span></text:p>
            <text:p text:style-name="P17"><text:span text:style-name="T11"><text:s text:c="5"/></text:span><text:span text:style-name="T11">int _waga;</text:span></text:p>
            <text:p text:style-name="P5"><text:span text:style-name="T11"><text:s text:c="5"/></text:span><text:span text:style-name="T11">String _nazwa;</text:span></text:p>
            <text:p text:style-name="P15"><text:span text:style-name="T12"><text:s text:c="3"/></text:span><text:span text:style-name="T12">Kot(int waga, String nazwa){</text:span></text:p>
            <text:p text:style-name="P15"><text:span text:style-name="T12"><text:s text:c="6"/></text:span><text:span text:style-name="T12">_waga = waga;</text:span></text:p>
            <text:p text:style-name="P15"><text:span text:style-name="T12"><text:s text:c="6"/></text:span><text:span text:style-name="T12">_nazwa = nazwa;</text:span></text:p>
            <text:p text:style-name="P15"><text:span text:style-name="T12"><text:s text:c="3"/></text:span><text:span text:style-name="T12">}</text:span></text:p>
            <text:p text:style-name="P15"><text:span text:style-name="T13"><text:s text:c="3"/></text:span><text:span text:style-name="T13">...</text:span></text:p>
            <text:p text:style-name="P5"><text:span text:style-name="T11">}</text:span></text:p>
            <text:p text:style-name="P18"><text:span text:style-name="T14">Kot mójKot = new Kot(1200, “Felix”);</text:span></text:p>
          </draw:text-box>
        </draw:frame>
        <draw:frame draw:style-name="gr8" draw:text-style-name="P4" draw:layer="layout" svg:width="1.196cm" svg:height="6.943cm" svg:x="0cm" svg:y="14.073cm">
          <draw:text-box>
            <text:p text:style-name="P4">O</text:p>
            <text:p text:style-name="P4">D</text:p>
            <text:p text:style-name="P4">Ś</text:p>
            <text:p text:style-name="P4">W</text:p>
            <text:p text:style-name="P4">I</text:p>
            <text:p text:style-name="P4">Ż</text:p>
            <text:p text:style-name="P4">E</text:p>
            <text:p text:style-name="P4">N</text:p>
            <text:p text:style-name="P4">I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8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06cm" svg:height="3.507cm" svg:x="1.861cm" svg:y="0.643cm" presentation:class="title" presentation:user-transformed="true">
          <draw:text-box>
            <text:p text:style-name="P4">Przykład klasy</text:p>
          </draw:text-box>
        </draw:frame>
        <draw:frame presentation:style-name="pr19" draw:text-style-name="P16" draw:layer="layout" svg:width="19.882cm" svg:height="14.111cm" svg:x="4.673cm" svg:y="5.754cm" presentation:class="outline" presentation:user-transformed="true">
          <draw:text-box>
            <text:p text:style-name="P5"><text:span text:style-name="T11">class Kot implements IZwierzę{</text:span></text:p>
            <text:p text:style-name="P17"><text:span text:style-name="T11"><text:s text:c="5"/></text:span><text:span text:style-name="T11">int _waga;</text:span></text:p>
            <text:p text:style-name="P5"><text:span text:style-name="T11"><text:s text:c="5"/></text:span><text:span text:style-name="T11">String _nazwa;</text:span></text:p>
            <text:p text:style-name="P15"><text:span text:style-name="T12"><text:s text:c="3"/></text:span><text:span text:style-name="T12">int zwróćWagę(){</text:span></text:p>
            <text:p text:style-name="P15"><text:span text:style-name="T12"><text:s text:c="6"/></text:span><text:span text:style-name="T12">return _waga;</text:span></text:p>
            <text:p text:style-name="P15"><text:span text:style-name="T12"><text:s text:c="3"/></text:span><text:span text:style-name="T12">}</text:span></text:p>
            <text:p text:style-name="P15"><text:span text:style-name="T12"><text:s text:c="3"/></text:span><text:span text:style-name="T12">String zwróćNazwę(){</text:span></text:p>
            <text:p text:style-name="P15"><text:span text:style-name="T12"><text:s text:c="6"/></text:span><text:span text:style-name="T12">return _nazwa;</text:span></text:p>
            <text:p text:style-name="P15"><text:span text:style-name="T12"><text:s text:c="3"/></text:span><text:span text:style-name="T12">}</text:span></text:p>
            <text:p text:style-name="P15"><text:span text:style-name="T12"><text:s text:c="3"/></text:span><text:span text:style-name="T12">...</text:span></text:p>
            <text:p text:style-name="P5"><text:span text:style-name="T11">}</text:span></text:p>
          </draw:text-box>
        </draw:frame>
        <draw:frame draw:style-name="gr8" draw:text-style-name="P4" draw:layer="layout" svg:width="1.196cm" svg:height="6.943cm" svg:x="0cm" svg:y="14.073cm">
          <draw:text-box>
            <text:p text:style-name="P4">O</text:p>
            <text:p text:style-name="P4">D</text:p>
            <text:p text:style-name="P4">Ś</text:p>
            <text:p text:style-name="P4">W</text:p>
            <text:p text:style-name="P4">I</text:p>
            <text:p text:style-name="P4">Ż</text:p>
            <text:p text:style-name="P4">E</text:p>
            <text:p text:style-name="P4">N</text:p>
            <text:p text:style-name="P4">I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9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6.801cm" svg:height="3.507cm" svg:x="1.199cm" svg:y="0.643cm" presentation:class="title" presentation:user-transformed="true">
          <draw:text-box>
            <text:p text:style-name="P4">Przykład klasy</text:p>
          </draw:text-box>
        </draw:frame>
        <draw:frame presentation:style-name="pr20" draw:text-style-name="P21" draw:layer="layout" svg:width="25.385cm" svg:height="12.191cm" svg:x="1.907cm" svg:y="6.354cm" presentation:class="outline" presentation:user-transformed="true">
          <draw:text-box>
            <text:p text:style-name="P17"><text:span text:style-name="T15">class Kot implements IZwierzę{</text:span></text:p>
            <text:p text:style-name="P17"><text:span text:style-name="T15"><text:s text:c="5"/></text:span><text:span text:style-name="T15">...</text:span></text:p>
            <text:p text:style-name="P17"><text:span text:style-name="T15"><text:s text:c="5"/></text:span><text:span text:style-name="T15">void wydajGłos(){</text:span></text:p>
            <text:p text:style-name="P17"><text:span text:style-name="T15"><text:s text:c="8"/></text:span><text:span text:style-name="T15">System.out.println(“Miau”);</text:span></text:p>
            <text:p text:style-name="P17"><text:span text:style-name="T15"><text:s text:c="5"/></text:span><text:span text:style-name="T15">}</text:span></text:p>
            <text:p text:style-name="P17"><text:span text:style-name="T15"><text:s text:c="5"/></text:span><text:span text:style-name="T15">void jedz(){</text:span></text:p>
            <text:p text:style-name="P19"><text:span text:style-name="T16"><text:s text:c="6"/></text:span><text:span text:style-name="T16">_waga += 200;</text:span></text:p>
            <text:p text:style-name="P19"><text:span text:style-name="T16"><text:s text:c="3"/></text:span><text:span text:style-name="T16">}</text:span></text:p>
            <text:p text:style-name="P19"><text:span text:style-name="T16"><text:s text:c="3"/></text:span><text:span text:style-name="T16">void jedz(int ilość){</text:span></text:p>
            <text:p text:style-name="P19"><text:span text:style-name="T16"><text:s text:c="6"/></text:span><text:span text:style-name="T16">_waga += ilość;</text:span></text:p>
            <text:p text:style-name="P20"><text:span text:style-name="T16">}</text:span></text:p>
            <text:p text:style-name="P5"><text:span text:style-name="T15">}</text:span></text:p>
            <text:p text:style-name="P18"><text:span text:style-name="T17">System.out.prinln(mójKot.zwróćNazwę()+ ” mówił:“);</text:span></text:p>
            <text:p text:style-name="P17"><text:span text:style-name="T17">mójKot.wydajGłos());</text:span></text:p>
          </draw:text-box>
        </draw:frame>
        <draw:frame draw:style-name="gr8" draw:text-style-name="P4" draw:layer="layout" svg:width="1.196cm" svg:height="6.943cm" svg:x="0cm" svg:y="14.073cm">
          <draw:text-box>
            <text:p text:style-name="P4">O</text:p>
            <text:p text:style-name="P4">D</text:p>
            <text:p text:style-name="P4">Ś</text:p>
            <text:p text:style-name="P4">W</text:p>
            <text:p text:style-name="P4">I</text:p>
            <text:p text:style-name="P4">Ż</text:p>
            <text:p text:style-name="P4">E</text:p>
            <text:p text:style-name="P4">N</text:p>
            <text:p text:style-name="P4">I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10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93cm" svg:height="3.507cm" svg:x="1.774cm" svg:y="0.643cm" presentation:class="title" presentation:user-transformed="true">
          <draw:text-box>
            <text:p text:style-name="P4"><text:span text:style-name="T18">String</text:span> w Javie</text:p>
          </draw:text-box>
        </draw:frame>
        <draw:frame presentation:style-name="pr21" draw:text-style-name="P23" draw:layer="layout" svg:width="25.208cm" svg:height="13.317cm" svg:x="2.095cm" svg:y="5.712cm" presentation:class="outline" presentation:user-transformed="true">
          <draw:text-box>
            <text:list text:style-name="L3">
              <text:list-item>
                <text:p text:id="id18" text:style-name="P4"><text:span text:style-name="T19">Klasa </text:span><text:span text:style-name="T18">String</text:span></text:p>
                <text:list>
                  <text:list-item>
                    <text:p text:id="id19" text:style-name="P4">Łańcuch znaków</text:p>
                  </text:list-item>
                </text:list>
              </text:list-item>
              <text:list-item>
                <text:p text:id="id20" text:style-name="P4">Przykład</text:p>
              </text:list-item>
            </text:list>
            <text:p text:id="id21" text:style-name="P15"><text:span text:style-name="T20">String nazwaKota = new String(“Felix”);</text:span></text:p>
            <text:p text:id="id22" text:style-name="P15"><text:span text:style-name="T20">String nazwaKota = “Felix”;</text:span></text:p>
            <text:list text:continue-numbering="true" text:style-name="L3">
              <text:list-item>
                <text:p text:id="id23" text:style-name="P4"><text:span text:style-name="T21">Przydatne “sztuczki”</text:span></text:p>
                <text:list>
                  <text:list-item>
                    <text:p text:id="id24" text:style-name="P22"><text:span text:style-name="T22">Łączenie:</text:span><text:span text:style-name="T22"><text:tab/></text:span><text:span text:style-name="T23">“Nazwa kota to “ </text:span><text:span text:style-name="T24">+</text:span><text:span text:style-name="T23"> nazwaKota;</text:span></text:p>
                  </text:list-item>
                  <text:list-item>
                    <text:p text:id="id25" text:style-name="P22"><text:span text:style-name="T22">Porównanie:</text:span><text:span text:style-name="T22"><text:tab/></text:span><text:span text:style-name="T23">nazwaKota</text:span><text:span text:style-name="T24">.equals(</text:span><text:span text:style-name="T23">“Felix”</text:span><text:span text:style-name="T24">)</text:span><text:span text:style-name="T23">;</text:span>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.196cm" svg:height="6.943cm" svg:x="0cm" svg:y="14.073cm">
          <draw:text-box>
            <text:p text:style-name="P4">O</text:p>
            <text:p text:style-name="P4">D</text:p>
            <text:p text:style-name="P4">Ś</text:p>
            <text:p text:style-name="P4">W</text:p>
            <text:p text:style-name="P4">I</text:p>
            <text:p text:style-name="P4">Ż</text:p>
            <text:p text:style-name="P4">E</text:p>
            <text:p text:style-name="P4">N</text:p>
            <text:p text:style-name="P4">I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8" anim:sub-item="text" smil:attributeName="visibility" smil:to="visible"/>
                  <anim:transitionFilter smil:dur="1s" smil:targetElement="id1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9" anim:sub-item="text" smil:attributeName="visibility" smil:to="visible"/>
                  <anim:transitionFilter smil:dur="1s" smil:targetElement="id1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0" anim:sub-item="text" smil:attributeName="visibility" smil:to="visible"/>
                  <anim:transitionFilter smil:dur="1s" smil:targetElement="id2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1" anim:sub-item="text" smil:attributeName="visibility" smil:to="visible"/>
                  <anim:transitionFilter smil:dur="1s" smil:targetElement="id2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2" anim:sub-item="text" smil:attributeName="visibility" smil:to="visible"/>
                  <anim:transitionFilter smil:dur="1s" smil:targetElement="id2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3" anim:sub-item="text" smil:attributeName="visibility" smil:to="visible"/>
                  <anim:transitionFilter smil:dur="1s" smil:targetElement="id2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4" anim:sub-item="text" smil:attributeName="visibility" smil:to="visible"/>
                  <anim:transitionFilter smil:dur="1s" smil:targetElement="id2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5" anim:sub-item="text" smil:attributeName="visibility" smil:to="visible"/>
                  <anim:transitionFilter smil:dur="1s" smil:targetElement="id2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1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06cm" svg:height="3.507cm" svg:x="1.861cm" svg:y="0.643cm" presentation:class="title" presentation:user-transformed="true">
          <draw:text-box>
            <text:p text:style-name="P4">Metoda main()</text:p>
          </draw:text-box>
        </draw:frame>
        <draw:frame presentation:style-name="pr22" draw:text-style-name="P23" draw:layer="layout" svg:width="25.208cm" svg:height="13.564cm" svg:x="2.095cm" svg:y="5.612cm" presentation:class="outline" presentation:user-transformed="true">
          <draw:text-box>
            <text:list text:style-name="L3">
              <text:list-item>
                <text:p text:id="id26" text:style-name="P24"><text:span text:style-name="T23">public class Kot{</text:span></text:p>
              </text:list-item>
            </text:list>
            <text:p text:id="id27" text:style-name="P17"><text:span text:style-name="T23"><text:s text:c="5"/></text:span><text:span text:style-name="T23">public static void main(String[] args){...}</text:span></text:p>
            <text:p text:id="id28" text:style-name="P5"><text:span text:style-name="T23"><text:s text:c="3"/></text:span><text:span text:style-name="T23">}</text:span></text:p>
            <text:list text:continue-numbering="true" text:style-name="L3">
              <text:list-item>
                <text:p text:id="id29" text:style-name="P4">Uruchomiona przez <text:span text:style-name="T11">java Kot</text:span></text:p>
              </text:list-item>
              <text:list-item>
                <text:p text:id="id30" text:style-name="P4">Argumenty</text:p>
                <text:list>
                  <text:list-item>
                    <text:p text:id="id31" text:style-name="P25"><text:span text:style-name="T23">String[] args</text:span></text:p>
                  </text:list-item>
                  <text:list-item>
                    <text:p text:id="id32" text:style-name="P25"><text:span text:style-name="T22">Liczba argumentów:</text:span><text:span text:style-name="T23"> args.length</text:span></text:p>
                  </text:list-item>
                </text:list>
              </text:list-item>
              <text:list-item>
                <text:p text:id="id33" text:style-name="P4"><text:span text:style-name="T21">Przykład</text:span></text:p>
                <text:list>
                  <text:list-item>
                    <text:p text:id="id34" text:style-name="P22"><text:span text:style-name="T23">java Kot “Felix” “1200”</text:span></text:p>
                  </text:list-item>
                  <text:list-item>
                    <text:p text:id="id35" text:style-name="P22"><text:span text:style-name="T23">args[0] = “Felix”, args[1] = “1200”</text:span>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.196cm" svg:height="6.943cm" svg:x="0cm" svg:y="14.073cm">
          <draw:text-box>
            <text:p text:style-name="P4">O</text:p>
            <text:p text:style-name="P4">D</text:p>
            <text:p text:style-name="P4">Ś</text:p>
            <text:p text:style-name="P4">W</text:p>
            <text:p text:style-name="P4">I</text:p>
            <text:p text:style-name="P4">Ż</text:p>
            <text:p text:style-name="P4">E</text:p>
            <text:p text:style-name="P4">N</text:p>
            <text:p text:style-name="P4">I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6" anim:sub-item="text" smil:attributeName="visibility" smil:to="visible"/>
                  <anim:transitionFilter smil:dur="1s" smil:targetElement="id2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7" anim:sub-item="text" smil:attributeName="visibility" smil:to="visible"/>
                  <anim:transitionFilter smil:dur="1s" smil:targetElement="id2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8" anim:sub-item="text" smil:attributeName="visibility" smil:to="visible"/>
                  <anim:transitionFilter smil:dur="1s" smil:targetElement="id2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9" anim:sub-item="text" smil:attributeName="visibility" smil:to="visible"/>
                  <anim:transitionFilter smil:dur="1s" smil:targetElement="id2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0" anim:sub-item="text" smil:attributeName="visibility" smil:to="visible"/>
                  <anim:transitionFilter smil:dur="1s" smil:targetElement="id3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1" anim:sub-item="text" smil:attributeName="visibility" smil:to="visible"/>
                  <anim:transitionFilter smil:dur="1s" smil:targetElement="id3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2" anim:sub-item="text" smil:attributeName="visibility" smil:to="visible"/>
                  <anim:transitionFilter smil:dur="1s" smil:targetElement="id3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3" anim:sub-item="text" smil:attributeName="visibility" smil:to="visible"/>
                  <anim:transitionFilter smil:dur="1s" smil:targetElement="id3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4" anim:sub-item="text" smil:attributeName="visibility" smil:to="visible"/>
                  <anim:transitionFilter smil:dur="1s" smil:targetElement="id3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5" anim:sub-item="text" smil:attributeName="visibility" smil:to="visible"/>
                  <anim:transitionFilter smil:dur="1s" smil:targetElement="id3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2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inheritance" draw:style-name="dp1" draw:master-page-name="Section" presentation:presentation-page-layout-name="AL3T19">
        <office:forms form:automatic-focus="false" form:apply-design-mode="false"/>
        <draw:frame presentation:style-name="pr13" draw:text-style-name="P4" draw:layer="layout" svg:width="14.7cm" svg:height="3.503cm" svg:x="3.8cm" svg:y="8.416cm" presentation:class="title" presentation:user-transformed="true">
          <draw:text-box>
            <text:p text:style-name="P4">Dziedziczenie</text:p>
          </draw:text-box>
        </draw:frame>
        <presentation:notes draw:style-name="dp2">
          <draw:page-thumbnail draw:style-name="gr7" draw:layer="layout" svg:width="12.7cm" svg:height="9.525cm" svg:x="4.175cm" svg:y="3.005cm" draw:page-number="13" presentation:class="page"/>
          <draw:frame presentation:style-name="pr23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6.804cm" svg:height="3.507cm" svg:x="1.195cm" svg:y="0.643cm" presentation:class="title" presentation:user-transformed="true">
          <draw:text-box>
            <text:p text:style-name="P4">Klasy i interfejsy</text:p>
          </draw:text-box>
        </draw:frame>
        <draw:g>
          <draw:frame presentation:style-name="pr24" draw:text-style-name="P26" draw:layer="layout" svg:width="18.157cm" svg:height="9.498cm" svg:x="5.52cm" svg:y="8.002cm">
            <draw:text-box>
              <text:p text:style-name="P11"><text:span text:style-name="T8">Klasa, która </text:span><text:span text:style-name="T9">implementuje (</text:span><text:span text:style-name="T10">implements</text:span><text:span text:style-name="T9">) </text:span><text:span text:style-name="T8">interfejs musi </text:span><text:span text:style-name="T9">zdefiniować</text:span><text:span text:style-name="T8"> wszystkie metody </text:span><text:span text:style-name="T9">zadeklarowane</text:span><text:span text:style-name="T8"> w interfejsie </text:span></text:p>
            </draw:text-box>
          </draw:frame>
          <draw:frame draw:style-name="gr9" draw:text-style-name="P13" draw:layer="layout" svg:width="0.009cm" svg:height="1.261cm" svg:x="14.594cm" svg:y="11.945cm">
            <draw:text-box>
              <text:p/>
            </draw:text-box>
          </draw:frame>
          <draw:polyline draw:style-name="gr6" draw:layer="layout" svg:width="18.842cm" svg:height="0.909cm" svg:x="5.177cm" svg:y="8.61cm" svg:viewBox="0 0 18843 910" draw:points="0,910 0,0 18843,0 18843,833">
            <text:p/>
          </draw:polyline>
          <draw:polyline draw:style-name="gr6" draw:layer="layout" svg:width="18.842cm" svg:height="0.908cm" draw:transform="rotate (3.1415926535892) translate (24.0200000000102cm 16.9625041263853cm)" svg:viewBox="0 0 18843 909" draw:points="18843,-33016 18843,-33925 0,-33925 0,-33094">
            <text:p/>
          </draw:polyline>
        </draw:g>
        <draw:frame draw:style-name="gr8" draw:text-style-name="P4" draw:layer="layout" svg:width="1.196cm" svg:height="6.943cm" svg:x="0cm" svg:y="14.07cm">
          <draw:text-box>
            <text:p text:style-name="P4">D</text:p>
            <text:p text:style-name="P4">Z</text:p>
            <text:p text:style-name="P4">I</text:p>
            <text:p text:style-name="P4">E</text:p>
            <text:p text:style-name="P4">D</text:p>
            <text:p text:style-name="P4">Z</text:p>
            <text:p text:style-name="P4">I</text:p>
            <text:p text:style-name="P4">C</text:p>
            <text:p text:style-name="P4">Z</text:p>
            <text:p text:style-name="P4">E</text:p>
            <text:p text:style-name="P4">N</text:p>
            <text:p text:style-name="P4">I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14" presentation:class="page"/>
          <draw:frame presentation:style-name="pr16" draw:text-style-name="P1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lasses and interfaces in Java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6.824cm" svg:height="3.507cm" svg:x="1.176cm" svg:y="0.643cm" presentation:class="title" presentation:user-transformed="true">
          <draw:text-box>
            <text:p text:style-name="P4">Klasy i interfejsy w Javie</text:p>
          </draw:text-box>
        </draw:frame>
        <draw:frame presentation:style-name="pr25" draw:text-style-name="P27" draw:layer="layout" svg:width="27.586cm" svg:height="12.713cm" svg:x="0.795cm" svg:y="5.712cm" presentation:class="outline" presentation:user-transformed="true">
          <draw:text-box>
            <text:list text:style-name="L3">
              <text:list-item>
                <text:p text:id="id36" text:style-name="P4">Składnia</text:p>
              </text:list-item>
            </text:list>
            <text:p text:id="id37" text:style-name="P15"><text:span text:style-name="T20">class &lt;nazwaKlasy&gt; </text:span><text:span text:style-name="T25">implements</text:span><text:span text:style-name="T20"> &lt;nazwaInterfejsu&gt;{</text:span></text:p>
            <text:p text:id="id38" text:style-name="P15"><text:span text:style-name="T20"><text:s text:c="3"/></text:span><text:span text:style-name="T20">...</text:span></text:p>
            <text:p text:id="id39" text:style-name="P15"><text:span text:style-name="T20">}</text:span></text:p>
            <text:p text:style-name="P5"><text:span text:style-name="T26"/></text:p>
            <text:list text:continue-numbering="true" text:style-name="L3">
              <text:list-item>
                <text:p text:id="id40" text:style-name="P4">Przykład</text:p>
              </text:list-item>
            </text:list>
            <text:p text:id="id41" text:style-name="P15"><text:span text:style-name="T20">class Kot </text:span><text:span text:style-name="T25">implements</text:span><text:span text:style-name="T20"> IZwierzę{</text:span></text:p>
            <text:p text:id="id42" text:style-name="P15"><text:span text:style-name="T20"><text:s text:c="3"/></text:span><text:span text:style-name="T20">...</text:span></text:p>
            <text:p text:id="id43" text:style-name="P15"><text:span text:style-name="T20">}</text:span></text:p>
          </draw:text-box>
        </draw:frame>
        <draw:frame draw:style-name="gr8" draw:text-style-name="P4" draw:layer="layout" svg:width="1.196cm" svg:height="6.943cm" svg:x="0cm" svg:y="14.07cm">
          <draw:text-box>
            <text:p text:style-name="P4">D</text:p>
            <text:p text:style-name="P4">Z</text:p>
            <text:p text:style-name="P4">I</text:p>
            <text:p text:style-name="P4">E</text:p>
            <text:p text:style-name="P4">D</text:p>
            <text:p text:style-name="P4">Z</text:p>
            <text:p text:style-name="P4">I</text:p>
            <text:p text:style-name="P4">C</text:p>
            <text:p text:style-name="P4">Z</text:p>
            <text:p text:style-name="P4">E</text:p>
            <text:p text:style-name="P4">N</text:p>
            <text:p text:style-name="P4">I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6" anim:sub-item="text" smil:attributeName="visibility" smil:to="visible"/>
                  <anim:transitionFilter smil:dur="1s" smil:targetElement="id3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7" anim:sub-item="text" smil:attributeName="visibility" smil:to="visible"/>
                  <anim:transitionFilter smil:dur="1s" smil:targetElement="id3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8" anim:sub-item="text" smil:attributeName="visibility" smil:to="visible"/>
                  <anim:transitionFilter smil:dur="1s" smil:targetElement="id3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9" anim:sub-item="text" smil:attributeName="visibility" smil:to="visible"/>
                  <anim:transitionFilter smil:dur="1s" smil:targetElement="id3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0" anim:sub-item="text" smil:attributeName="visibility" smil:to="visible"/>
                  <anim:transitionFilter smil:dur="1s" smil:targetElement="id4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1" anim:sub-item="text" smil:attributeName="visibility" smil:to="visible"/>
                  <anim:transitionFilter smil:dur="1s" smil:targetElement="id4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2" anim:sub-item="text" smil:attributeName="visibility" smil:to="visible"/>
                  <anim:transitionFilter smil:dur="1s" smil:targetElement="id4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3" anim:sub-item="text" smil:attributeName="visibility" smil:to="visible"/>
                  <anim:transitionFilter smil:dur="1s" smil:targetElement="id4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5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lasses and Subclasses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6.801cm" svg:height="3.507cm" svg:x="1.199cm" svg:y="0.643cm" presentation:class="title" presentation:user-transformed="true">
          <draw:text-box>
            <text:p text:style-name="P4">Nadklasy i podklasy</text:p>
          </draw:text-box>
        </draw:frame>
        <draw:g>
          <draw:frame presentation:style-name="pr26" draw:text-style-name="P26" draw:layer="layout" svg:width="16.297cm" svg:height="10.139cm" svg:x="6.451cm" svg:y="7.407cm">
            <draw:text-box>
              <text:p text:style-name="P11"><text:span text:style-name="T9">Podklasa (klasa pochodna)</text:span><text:span text:style-name="T8">, która </text:span><text:span text:style-name="T9">rozszerza (</text:span><text:span text:style-name="T10">extends</text:span><text:span text:style-name="T9">) </text:span><text:span text:style-name="T8">klasę i </text:span><text:span text:style-name="T9">dziedziczy</text:span><text:span text:style-name="T8"> (</text:span><text:span text:style-name="T10">inherits) </text:span><text:span text:style-name="T27"><text:s/></text:span><text:span text:style-name="T8">atrybuty i metody tej </text:span><text:span text:style-name="T9">nadklasy</text:span><text:span text:style-name="T8"> i jej przodków</text:span></text:p>
            </draw:text-box>
          </draw:frame>
          <draw:frame draw:style-name="gr10" draw:text-style-name="P13" draw:layer="layout" svg:width="0.007cm" svg:height="1.347cm" svg:x="14.596cm" svg:y="11.614cm">
            <draw:text-box>
              <text:p/>
            </draw:text-box>
          </draw:frame>
          <draw:polyline draw:style-name="gr6" draw:layer="layout" svg:width="16.916cm" svg:height="0.97cm" svg:x="6.141cm" svg:y="8.054cm" svg:viewBox="0 0 16917 971" draw:points="0,971 0,0 16917,0 16917,889">
            <text:p/>
          </draw:polyline>
          <draw:polyline draw:style-name="gr6" draw:layer="layout" svg:width="16.916cm" svg:height="0.969cm" draw:transform="rotate (3.1415926535892) translate (23.0580000000076cm 16.9696984585742cm)" svg:viewBox="0 0 16917 970" draw:points="16917,-32969 16917,-33939 0,-33939 0,-33053">
            <text:p/>
          </draw:polyline>
        </draw:g>
        <draw:frame draw:style-name="gr8" draw:text-style-name="P4" draw:layer="layout" svg:width="1.196cm" svg:height="6.943cm" svg:x="0cm" svg:y="14.07cm">
          <draw:text-box>
            <text:p text:style-name="P4">D</text:p>
            <text:p text:style-name="P4">Z</text:p>
            <text:p text:style-name="P4">I</text:p>
            <text:p text:style-name="P4">E</text:p>
            <text:p text:style-name="P4">D</text:p>
            <text:p text:style-name="P4">Z</text:p>
            <text:p text:style-name="P4">I</text:p>
            <text:p text:style-name="P4">C</text:p>
            <text:p text:style-name="P4">Z</text:p>
            <text:p text:style-name="P4">E</text:p>
            <text:p text:style-name="P4">N</text:p>
            <text:p text:style-name="P4">I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16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lasses and Subclasses in Java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6.801cm" svg:height="3.507cm" svg:x="1.199cm" svg:y="0.643cm" presentation:class="title" presentation:user-transformed="true">
          <draw:text-box>
            <text:p text:style-name="P4">Nadklasy i podklasy w Javie</text:p>
          </draw:text-box>
        </draw:frame>
        <draw:frame presentation:style-name="pr25" draw:text-style-name="P27" draw:layer="layout" svg:width="26.57cm" svg:height="12.713cm" svg:x="1.314cm" svg:y="5.712cm" presentation:class="outline" presentation:user-transformed="true">
          <draw:text-box>
            <text:list text:style-name="L3">
              <text:list-item>
                <text:p text:id="id44" text:style-name="P4">Składnia</text:p>
              </text:list-item>
            </text:list>
            <text:p text:id="id45" text:style-name="P15"><text:span text:style-name="T20">class &lt;nazwaPodklasa&gt; </text:span><text:span text:style-name="T25">extends</text:span><text:span text:style-name="T20"> &lt;nazwaNadklasy&gt;{</text:span></text:p>
            <text:p text:id="id46" text:style-name="P15"><text:span text:style-name="T20"><text:s text:c="3"/></text:span><text:span text:style-name="T20">...</text:span></text:p>
            <text:p text:id="id47" text:style-name="P15"><text:span text:style-name="T20">}</text:span></text:p>
            <text:p text:style-name="P5"><text:span text:style-name="T26"/></text:p>
            <text:list text:continue-numbering="true" text:style-name="L3">
              <text:list-item>
                <text:p text:id="id48" text:style-name="P4">Przykład</text:p>
              </text:list-item>
            </text:list>
            <text:p text:id="id49" text:style-name="P15"><text:span text:style-name="T20">class KotPerski </text:span><text:span text:style-name="T25">extends</text:span><text:span text:style-name="T20"> Kot{</text:span></text:p>
            <text:p text:id="id50" text:style-name="P15"><text:span text:style-name="T20"><text:s text:c="3"/></text:span><text:span text:style-name="T20">...</text:span></text:p>
            <text:p text:id="id51" text:style-name="P15"><text:span text:style-name="T20">}</text:span></text:p>
          </draw:text-box>
        </draw:frame>
        <draw:frame draw:style-name="gr8" draw:text-style-name="P4" draw:layer="layout" svg:width="1.196cm" svg:height="6.943cm" svg:x="0cm" svg:y="14.07cm">
          <draw:text-box>
            <text:p text:style-name="P4">D</text:p>
            <text:p text:style-name="P4">Z</text:p>
            <text:p text:style-name="P4">I</text:p>
            <text:p text:style-name="P4">E</text:p>
            <text:p text:style-name="P4">D</text:p>
            <text:p text:style-name="P4">Z</text:p>
            <text:p text:style-name="P4">I</text:p>
            <text:p text:style-name="P4">C</text:p>
            <text:p text:style-name="P4">Z</text:p>
            <text:p text:style-name="P4">E</text:p>
            <text:p text:style-name="P4">N</text:p>
            <text:p text:style-name="P4">I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4" anim:sub-item="text" smil:attributeName="visibility" smil:to="visible"/>
                  <anim:transitionFilter smil:dur="1s" smil:targetElement="id4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5" anim:sub-item="text" smil:attributeName="visibility" smil:to="visible"/>
                  <anim:transitionFilter smil:dur="1s" smil:targetElement="id4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6" anim:sub-item="text" smil:attributeName="visibility" smil:to="visible"/>
                  <anim:transitionFilter smil:dur="1s" smil:targetElement="id4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7" anim:sub-item="text" smil:attributeName="visibility" smil:to="visible"/>
                  <anim:transitionFilter smil:dur="1s" smil:targetElement="id4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8" anim:sub-item="text" smil:attributeName="visibility" smil:to="visible"/>
                  <anim:transitionFilter smil:dur="1s" smil:targetElement="id4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9" anim:sub-item="text" smil:attributeName="visibility" smil:to="visible"/>
                  <anim:transitionFilter smil:dur="1s" smil:targetElement="id4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0" anim:sub-item="text" smil:attributeName="visibility" smil:to="visible"/>
                  <anim:transitionFilter smil:dur="1s" smil:targetElement="id5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1" anim:sub-item="text" smil:attributeName="visibility" smil:to="visible"/>
                  <anim:transitionFilter smil:dur="1s" smil:targetElement="id51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7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verriding Methods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6.824cm" svg:height="3.507cm" svg:x="1.176cm" svg:y="0.643cm" presentation:class="title" presentation:user-transformed="true">
          <draw:text-box>
            <text:p text:style-name="P4">Nadpisanie metody</text:p>
          </draw:text-box>
        </draw:frame>
        <draw:frame presentation:style-name="pr27" draw:text-style-name="P29" draw:layer="layout" svg:width="19.257cm" svg:height="7.789cm" svg:x="4.96cm" svg:y="8.112cm" presentation:class="outline" presentation:user-transformed="true">
          <draw:text-box>
            <text:list text:style-name="L3">
              <text:list-item>
                <text:p text:id="id52" text:style-name="P4"><text:span text:style-name="T21">Zmiana definicji metody w podklasie</text:span></text:p>
                <text:list>
                  <text:list-item>
                    <text:p text:id="id53" text:style-name="P4"><text:span text:style-name="T22">Specjalizacja klasy</text:span></text:p>
                  </text:list-item>
                  <text:list-item>
                    <text:p text:id="id54" text:style-name="P28"><text:span text:style-name="T22">Ponowne wykorzystanie kodu</text:span></text:p>
                  </text:list-item>
                </text:list>
              </text:list-item>
              <text:list-item>
                <text:p text:id="id55" text:style-name="P4"><text:span text:style-name="T21">Identyczne podpisy metody</text:span></text:p>
              </text:list-item>
              <text:list-item>
                <text:p text:id="id56" text:style-name="P4"><text:span text:style-name="T21">Konstruktory</text:span></text:p>
              </text:list-item>
            </text:list>
          </draw:text-box>
        </draw:frame>
        <draw:frame draw:style-name="gr8" draw:text-style-name="P4" draw:layer="layout" svg:width="1.196cm" svg:height="6.943cm" svg:x="0cm" svg:y="14.07cm">
          <draw:text-box>
            <text:p text:style-name="P4">D</text:p>
            <text:p text:style-name="P4">Z</text:p>
            <text:p text:style-name="P4">I</text:p>
            <text:p text:style-name="P4">E</text:p>
            <text:p text:style-name="P4">D</text:p>
            <text:p text:style-name="P4">Z</text:p>
            <text:p text:style-name="P4">I</text:p>
            <text:p text:style-name="P4">C</text:p>
            <text:p text:style-name="P4">Z</text:p>
            <text:p text:style-name="P4">E</text:p>
            <text:p text:style-name="P4">N</text:p>
            <text:p text:style-name="P4">I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8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verriding methods in Java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6.801cm" svg:height="3.507cm" svg:x="1.199cm" svg:y="0.643cm" presentation:class="title" presentation:user-transformed="true">
          <draw:text-box>
            <text:p text:style-name="P4">Nadpisanie metody w Javie</text:p>
          </draw:text-box>
        </draw:frame>
        <draw:frame presentation:style-name="pr28" draw:text-style-name="P32" draw:layer="layout" svg:width="20.982cm" svg:height="14.992cm" svg:x="4.108cm" svg:y="5.471cm" presentation:class="outline" presentation:user-transformed="true">
          <draw:text-box>
            <text:p text:style-name="P17"><text:span text:style-name="T23">class Kot {</text:span></text:p>
            <text:p text:style-name="P19"><text:span text:style-name="T20">void jedz(){</text:span></text:p>
            <text:p text:style-name="P30"><text:span text:style-name="T28">_waga +=200;</text:span></text:p>
            <text:p text:style-name="P31"><text:span text:style-name="T20">}</text:span></text:p>
            <text:p text:style-name="P5"><text:span text:style-name="T23">}</text:span></text:p>
            <text:p text:style-name="P17"><text:span text:style-name="T23">class KotPerski extends Kot {</text:span></text:p>
            <text:p text:style-name="P31"><text:span text:style-name="T20">boolean _czyŚpi = false;</text:span></text:p>
            <text:p text:style-name="P19"><text:span text:style-name="T20">void jedz(){</text:span></text:p>
            <text:p text:style-name="P19"><text:span text:style-name="T20"><text:s text:c="5"/></text:span><text:span text:style-name="T25">super</text:span><text:span text:style-name="T20">.jedz();</text:span></text:p>
            <text:p text:style-name="P30"><text:span text:style-name="T28">zróbSiestę();</text:span></text:p>
            <text:p text:style-name="P31"><text:span text:style-name="T20">}</text:span></text:p>
            <text:p text:style-name="P31"><text:span text:style-name="T20">void zróbSiestę(){ _czyŚpi = true;}</text:span></text:p>
            <text:p text:style-name="P5"><text:span text:style-name="T23">}</text:span></text:p>
          </draw:text-box>
        </draw:frame>
        <draw:frame draw:style-name="gr8" draw:text-style-name="P4" draw:layer="layout" svg:width="1.196cm" svg:height="6.943cm" svg:x="0cm" svg:y="14.07cm">
          <draw:text-box>
            <text:p text:style-name="P4">D</text:p>
            <text:p text:style-name="P4">Z</text:p>
            <text:p text:style-name="P4">I</text:p>
            <text:p text:style-name="P4">E</text:p>
            <text:p text:style-name="P4">D</text:p>
            <text:p text:style-name="P4">Z</text:p>
            <text:p text:style-name="P4">I</text:p>
            <text:p text:style-name="P4">C</text:p>
            <text:p text:style-name="P4">Z</text:p>
            <text:p text:style-name="P4">E</text:p>
            <text:p text:style-name="P4">N</text:p>
            <text:p text:style-name="P4">I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19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&quot;this.&quot; in Java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35cm" svg:height="3.507cm" svg:x="1.832cm" svg:y="0.643cm" presentation:class="title" presentation:user-transformed="true">
          <draw:text-box>
            <text:p text:style-name="P4"><text:span text:style-name="T29">“</text:span><text:span text:style-name="T29">this.”</text:span> w Javie</text:p>
          </draw:text-box>
        </draw:frame>
        <draw:frame presentation:style-name="pr29" draw:text-style-name="P27" draw:layer="layout" svg:width="19.797cm" svg:height="14.69cm" svg:x="5.341cm" svg:y="5.771cm" presentation:class="outline" presentation:user-transformed="true">
          <draw:text-box>
            <text:p text:style-name="P17"><text:span text:style-name="T23">class KotPerski extends Kot {</text:span></text:p>
            <text:p text:style-name="P31"><text:span text:style-name="T20">int ilość;</text:span></text:p>
            <text:p text:style-name="P31"><text:span text:style-name="T20"/></text:p>
            <text:p text:style-name="P19"><text:span text:style-name="T20">void jedz(int ilość){</text:span></text:p>
            <text:p text:style-name="P19"><text:span text:style-name="T20"><text:s text:c="5"/></text:span><text:span text:style-name="T25">this</text:span><text:span text:style-name="T20">.ilość += ilość;</text:span></text:p>
            <text:p text:style-name="P30"><text:span text:style-name="T28">super.jedz(ilość);</text:span></text:p>
            <text:p text:style-name="P30"><text:span text:style-name="T28">zróbSiestę();</text:span></text:p>
            <text:p text:style-name="P31"><text:span text:style-name="T20">}</text:span></text:p>
            <text:p text:style-name="P19"><text:span text:style-name="T20">void jedz(){</text:span></text:p>
            <text:p text:style-name="P19"><text:span text:style-name="T20"><text:s text:c="5"/></text:span><text:span text:style-name="T20">jedz(200);</text:span></text:p>
            <text:p text:style-name="P31"><text:span text:style-name="T20">}</text:span></text:p>
            <text:p text:style-name="P5"><text:span text:style-name="T23">}</text:span></text:p>
          </draw:text-box>
        </draw:frame>
        <draw:frame draw:style-name="gr8" draw:text-style-name="P4" draw:layer="layout" svg:width="1.196cm" svg:height="6.943cm" svg:x="0cm" svg:y="14.07cm">
          <draw:text-box>
            <text:p text:style-name="P4">D</text:p>
            <text:p text:style-name="P4">Z</text:p>
            <text:p text:style-name="P4">I</text:p>
            <text:p text:style-name="P4">E</text:p>
            <text:p text:style-name="P4">D</text:p>
            <text:p text:style-name="P4">Z</text:p>
            <text:p text:style-name="P4">I</text:p>
            <text:p text:style-name="P4">C</text:p>
            <text:p text:style-name="P4">Z</text:p>
            <text:p text:style-name="P4">E</text:p>
            <text:p text:style-name="P4">N</text:p>
            <text:p text:style-name="P4">I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20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verriding constructors in Java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6.801cm" svg:height="3.507cm" svg:x="1.199cm" svg:y="0.643cm" presentation:class="title" presentation:user-transformed="true">
          <draw:text-box>
            <text:p text:style-name="P4">Nadpisanie konstruktorów w Javie</text:p>
          </draw:text-box>
        </draw:frame>
        <draw:frame presentation:style-name="pr30" draw:text-style-name="P34" draw:layer="layout" svg:width="20.474cm" svg:height="12.741cm" svg:x="4.362cm" svg:y="5.995cm" presentation:class="outline" presentation:user-transformed="true">
          <draw:text-box>
            <text:p text:style-name="P17"><text:span text:style-name="T30">class Kot {</text:span></text:p>
            <text:p text:style-name="P19"><text:span text:style-name="T31">Kot(String nazwa, int waga){</text:span></text:p>
            <text:p text:style-name="P33"><text:span text:style-name="T31">_nazwa = nazwa;</text:span></text:p>
            <text:p text:style-name="P33"><text:span text:style-name="T31">_waga = waga;</text:span></text:p>
            <text:p text:style-name="P19"><text:span text:style-name="T31">}</text:span></text:p>
            <text:p text:style-name="P17"><text:span text:style-name="T30">}</text:span></text:p>
            <text:p text:style-name="P17"><text:span text:style-name="T30"/></text:p>
            <text:p text:style-name="P17"><text:span text:style-name="T30">class KotPerski {</text:span></text:p>
            <text:p text:style-name="P19"><text:span text:style-name="T31">KotPerski(String nazwa, int waga){</text:span></text:p>
            <text:p text:style-name="P20"><text:span text:style-name="T32"><text:s text:c="3"/></text:span><text:span text:style-name="T32">super(</text:span><text:span text:style-name="T31">nazwa, waga</text:span><text:span text:style-name="T32">)</text:span><text:span text:style-name="T31">;</text:span></text:p>
            <text:p text:style-name="P20"><text:span text:style-name="T31"><text:s text:c="3"/></text:span><text:span text:style-name="T31">_ilość = 0;</text:span></text:p>
            <text:p text:style-name="P20"><text:span text:style-name="T31"><text:s text:c="3"/></text:span><text:span text:style-name="T31">_czyŚpi = false;</text:span></text:p>
            <text:p text:style-name="P19"><text:span text:style-name="T31">}</text:span></text:p>
            <text:p text:style-name="P5"><text:span text:style-name="T30">}</text:span></text:p>
          </draw:text-box>
        </draw:frame>
        <draw:frame draw:style-name="gr8" draw:text-style-name="P4" draw:layer="layout" svg:width="1.196cm" svg:height="6.943cm" svg:x="0cm" svg:y="14.07cm">
          <draw:text-box>
            <text:p text:style-name="P4">D</text:p>
            <text:p text:style-name="P4">Z</text:p>
            <text:p text:style-name="P4">I</text:p>
            <text:p text:style-name="P4">E</text:p>
            <text:p text:style-name="P4">D</text:p>
            <text:p text:style-name="P4">Z</text:p>
            <text:p text:style-name="P4">I</text:p>
            <text:p text:style-name="P4">C</text:p>
            <text:p text:style-name="P4">Z</text:p>
            <text:p text:style-name="P4">E</text:p>
            <text:p text:style-name="P4">N</text:p>
            <text:p text:style-name="P4">I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21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&quot;this()&quot; in Java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93cm" svg:height="3.507cm" svg:x="1.774cm" svg:y="0.643cm" presentation:class="title" presentation:user-transformed="true">
          <draw:text-box>
            <text:p text:style-name="P4">“this()” w Javie</text:p>
          </draw:text-box>
        </draw:frame>
        <draw:frame presentation:style-name="pr31" draw:text-style-name="P34" draw:layer="layout" svg:width="20.474cm" svg:height="13.141cm" svg:x="4.333cm" svg:y="6.195cm" presentation:class="outline" presentation:user-transformed="true">
          <draw:text-box>
            <text:p text:style-name="P17"><text:span text:style-name="T30">class KotPerski {</text:span></text:p>
            <text:p text:style-name="P17"><text:span text:style-name="T30"/></text:p>
            <text:p text:style-name="P19"><text:span text:style-name="T31">KotPerski(String nazwa, </text:span><text:span text:style-name="T31"><text:line-break/></text:span><text:span text:style-name="T31"> <text:s text:c="8"/>int waga,</text:span><text:span text:style-name="T31"><text:line-break/></text:span><text:span text:style-name="T31"> <text:s text:c="8"/>int ilość,</text:span><text:span text:style-name="T31"><text:line-break/></text:span><text:span text:style-name="T31"> <text:s text:c="8"/>boolean czySpi){</text:span></text:p>
            <text:p text:style-name="P20"><text:span text:style-name="T32"><text:s text:c="3"/></text:span><text:span text:style-name="T31">super(nazwa, waga);</text:span></text:p>
            <text:p text:style-name="P20"><text:span text:style-name="T31"><text:s text:c="3"/></text:span><text:span text:style-name="T31">_ilość = ilość;</text:span></text:p>
            <text:p text:style-name="P20"><text:span text:style-name="T31"><text:s text:c="3"/></text:span><text:span text:style-name="T31">_czyŚpi = czyŚpi;</text:span></text:p>
            <text:p text:style-name="P31"><text:span text:style-name="T31">}</text:span></text:p>
            <text:p text:style-name="P19"><text:span text:style-name="T31">KotPerski(String nazwa, int waga){</text:span></text:p>
            <text:p text:style-name="P33"><text:span text:style-name="T32">this(</text:span><text:span text:style-name="T31">nazwa, waga, 0, false</text:span><text:span text:style-name="T32">)</text:span><text:span text:style-name="T31">;</text:span></text:p>
            <text:p text:style-name="P19"><text:span text:style-name="T31">}</text:span></text:p>
            <text:p text:style-name="P17"><text:span text:style-name="T30">}</text:span></text:p>
          </draw:text-box>
        </draw:frame>
        <draw:frame draw:style-name="gr8" draw:text-style-name="P4" draw:layer="layout" svg:width="1.196cm" svg:height="6.943cm" svg:x="0cm" svg:y="14.07cm">
          <draw:text-box>
            <text:p text:style-name="P4">D</text:p>
            <text:p text:style-name="P4">Z</text:p>
            <text:p text:style-name="P4">I</text:p>
            <text:p text:style-name="P4">E</text:p>
            <text:p text:style-name="P4">D</text:p>
            <text:p text:style-name="P4">Z</text:p>
            <text:p text:style-name="P4">I</text:p>
            <text:p text:style-name="P4">C</text:p>
            <text:p text:style-name="P4">Z</text:p>
            <text:p text:style-name="P4">E</text:p>
            <text:p text:style-name="P4">N</text:p>
            <text:p text:style-name="P4">I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22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ultiple inheritance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06cm" svg:height="3.507cm" svg:x="1.861cm" svg:y="0.643cm" presentation:class="title" presentation:user-transformed="true">
          <draw:text-box>
            <text:p text:style-name="P4">Wielokrotne dziedziczenie</text:p>
          </draw:text-box>
        </draw:frame>
        <draw:frame presentation:style-name="pr32" draw:text-style-name="P29" draw:layer="layout" svg:width="26.282cm" svg:height="13.125cm" svg:x="1.325cm" svg:y="6.001cm" presentation:class="outline" presentation:user-transformed="true">
          <draw:text-box>
            <text:list text:style-name="L3">
              <text:list-item>
                <text:p text:id="id57" text:style-name="P4"><text:span text:style-name="T21">Interfejsy</text:span></text:p>
                <text:list>
                  <text:list-item>
                    <text:p text:id="id58" text:style-name="P4"><text:span text:style-name="T21">Mogą rozszerzyć 0, 1, lub wiele interfejsów</text:span></text:p>
                  </text:list-item>
                  <text:list-item>
                    <text:p text:id="id59" text:style-name="P4"><text:span text:style-name="T21">Brak implementacji </text:span><text:span text:style-name="T33">→</text:span><text:span text:style-name="T21"> jednoznaczność</text:span></text:p>
                  </text:list-item>
                </text:list>
              </text:list-item>
              <text:list-item>
                <text:p text:id="id60" text:style-name="P4"><text:span text:style-name="T21">Klasy</text:span></text:p>
                <text:list>
                  <text:list-item>
                    <text:p text:id="id61" text:style-name="P4"><text:span text:style-name="T21">Mogą implementować 0, 1, lub wiele interfejsów</text:span></text:p>
                  </text:list-item>
                  <text:list-item>
                    <text:p text:id="id62" text:style-name="P4"><text:span text:style-name="T21">Brak implementacji </text:span><text:span text:style-name="T33">→</text:span><text:span text:style-name="T21"> jednoznaczność</text:span></text:p>
                  </text:list-item>
                  <text:list-item>
                    <text:p text:id="id63" text:style-name="P4"><text:span text:style-name="T21">Mogą rozszerzyć 0, 1, lub wiele klas</text:span></text:p>
                  </text:list-item>
                  <text:list-item>
                    <text:p text:id="id64" text:style-name="P4"><text:span text:style-name="T21">Niedopuszczalne w Javie</text:span>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.196cm" svg:height="6.943cm" svg:x="0cm" svg:y="14.07cm">
          <draw:text-box>
            <text:p text:style-name="P4">D</text:p>
            <text:p text:style-name="P4">Z</text:p>
            <text:p text:style-name="P4">I</text:p>
            <text:p text:style-name="P4">E</text:p>
            <text:p text:style-name="P4">D</text:p>
            <text:p text:style-name="P4">Z</text:p>
            <text:p text:style-name="P4">I</text:p>
            <text:p text:style-name="P4">C</text:p>
            <text:p text:style-name="P4">Z</text:p>
            <text:p text:style-name="P4">E</text:p>
            <text:p text:style-name="P4">N</text:p>
            <text:p text:style-name="P4">I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3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&quot;diamond&quot; issue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35cm" svg:height="3.507cm" svg:x="1.832cm" svg:y="0.643cm" presentation:class="title" presentation:user-transformed="true">
          <draw:text-box>
            <text:p text:style-name="P4">Problem “Rombu”</text:p>
          </draw:text-box>
        </draw:frame>
        <draw:connector draw:style-name="gr11" draw:text-style-name="P6" draw:layer="layout" draw:type="line" svg:x1="14.713cm" svg:y1="8.476cm" svg:x2="8.463cm" svg:y2="11.74cm" draw:start-shape="id1" draw:start-glue-point="2" draw:end-shape="id2" draw:end-glue-point="0" svg:d="m14713 8476-6250 3264">
          <text:p/>
        </draw:connector>
        <draw:connector draw:style-name="gr11" draw:text-style-name="P6" draw:layer="layout" draw:type="line" svg:x1="14.713cm" svg:y1="8.476cm" svg:x2="20.963cm" svg:y2="11.74cm" draw:start-shape="id1" draw:start-glue-point="2" draw:end-shape="id3" draw:end-glue-point="0" svg:d="m14713 8476 6250 3264">
          <text:p/>
        </draw:connector>
        <draw:connector draw:style-name="gr11" draw:text-style-name="P6" draw:layer="layout" draw:type="line" svg:x1="8.463cm" svg:y1="13.515cm" svg:x2="14.713cm" svg:y2="16.779cm" draw:start-shape="id2" draw:start-glue-point="2" draw:end-shape="id4" draw:end-glue-point="0" svg:d="m8463 13515 6250 3264">
          <text:p/>
        </draw:connector>
        <draw:connector draw:style-name="gr11" draw:text-style-name="P6" draw:layer="layout" draw:type="line" svg:x1="20.963cm" svg:y1="13.515cm" svg:x2="14.713cm" svg:y2="16.779cm" draw:start-shape="id3" draw:start-glue-point="2" draw:end-shape="id4" draw:end-glue-point="0" svg:d="m20963 13515-6250 3264">
          <text:p/>
        </draw:connector>
        <draw:rect draw:style-name="gr2" draw:text-style-name="P35" draw:id="id1" draw:layer="layout" svg:width="8.402cm" svg:height="1.775cm" svg:x="10.512cm" svg:y="6.701cm">
          <text:p text:style-name="P4"><text:span text:style-name="T34">IZwierzę</text:span></text:p>
        </draw:rect>
        <draw:rect draw:style-name="gr12" draw:text-style-name="P35" draw:id="id2" draw:layer="layout" svg:width="8.402cm" svg:height="1.775cm" svg:x="4.262cm" svg:y="11.74cm">
          <text:p text:style-name="P4"><text:span text:style-name="T34">Kot</text:span></text:p>
        </draw:rect>
        <draw:rect draw:style-name="gr12" draw:text-style-name="P35" draw:id="id3" draw:layer="layout" svg:width="8.402cm" svg:height="1.775cm" svg:x="16.762cm" svg:y="11.74cm">
          <text:p text:style-name="P4"><text:span text:style-name="T34">LeniweZwierzę</text:span></text:p>
        </draw:rect>
        <draw:rect draw:style-name="gr13" draw:text-style-name="P35" draw:id="id4" draw:layer="layout" svg:width="10.023cm" svg:height="1.775cm" svg:x="9.702cm" svg:y="16.779cm">
          <text:p text:style-name="P4"><text:span text:style-name="T34">KotPerski</text:span></text:p>
        </draw:rect>
        <draw:frame draw:style-name="gr8" draw:text-style-name="P4" draw:layer="layout" svg:width="1.196cm" svg:height="6.943cm" svg:x="0cm" svg:y="14.07cm">
          <draw:text-box>
            <text:p text:style-name="P4">D</text:p>
            <text:p text:style-name="P4">Z</text:p>
            <text:p text:style-name="P4">I</text:p>
            <text:p text:style-name="P4">E</text:p>
            <text:p text:style-name="P4">D</text:p>
            <text:p text:style-name="P4">Z</text:p>
            <text:p text:style-name="P4">I</text:p>
            <text:p text:style-name="P4">C</text:p>
            <text:p text:style-name="P4">Z</text:p>
            <text:p text:style-name="P4">E</text:p>
            <text:p text:style-name="P4">N</text:p>
            <text:p text:style-name="P4">I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24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ection" presentation:presentation-page-layout-name="AL3T19">
        <office:forms form:automatic-focus="false" form:apply-design-mode="false"/>
        <draw:frame presentation:style-name="pr13" draw:text-style-name="P4" draw:layer="layout" svg:width="14.7cm" svg:height="3.503cm" svg:x="3.8cm" svg:y="8.416cm" presentation:class="title" presentation:user-transformed="true">
          <draw:text-box>
            <text:p text:style-name="P4">Polimorfizm</text:p>
          </draw:text-box>
        </draw:frame>
        <presentation:notes draw:style-name="dp2">
          <draw:page-thumbnail draw:style-name="gr7" draw:layer="layout" svg:width="12.7cm" svg:height="9.525cm" svg:x="4.175cm" svg:y="3.005cm" draw:page-number="25" presentation:class="page"/>
          <draw:frame presentation:style-name="pr33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olymorphism Definition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477cm" svg:height="3.507cm" svg:x="1.89cm" svg:y="0.643cm" presentation:class="title" presentation:user-transformed="true">
          <draw:text-box>
            <text:p text:style-name="P4">Definicja polimorfizmu</text:p>
          </draw:text-box>
        </draw:frame>
        <draw:frame draw:style-name="gr8" draw:text-style-name="P4" draw:layer="layout" svg:width="1.196cm" svg:height="6.943cm" svg:x="0cm" svg:y="14.069cm">
          <draw:text-box>
            <text:p text:style-name="P4">P</text:p>
            <text:p text:style-name="P4">O</text:p>
            <text:p text:style-name="P4">L</text:p>
            <text:p text:style-name="P4">I</text:p>
            <text:p text:style-name="P4">M</text:p>
            <text:p text:style-name="P4">O</text:p>
            <text:p text:style-name="P4">R</text:p>
            <text:p text:style-name="P4">F</text:p>
            <text:p text:style-name="P4">I</text:p>
            <text:p text:style-name="P4">Z</text:p>
            <text:p text:style-name="P4">M</text:p>
          </draw:text-box>
        </draw:frame>
        <draw:g>
          <draw:frame presentation:style-name="pr34" draw:text-style-name="P26" draw:layer="layout" svg:width="15.424cm" svg:height="7.058cm" svg:x="7.168cm" svg:y="8.403cm">
            <draw:text-box>
              <text:p text:style-name="P11"><text:span text:style-name="T9">Polimorfizm</text:span><text:span text:style-name="T8"> jest zdolnością niektórych obiektów do przybrania </text:span><text:span text:style-name="T9">różnych postaci</text:span></text:p>
            </draw:text-box>
          </draw:frame>
          <draw:frame draw:style-name="gr14" draw:text-style-name="P13" draw:layer="layout" svg:width="0.008cm" svg:height="0.954cm" svg:x="14.876cm" svg:y="11.324cm">
            <draw:text-box>
              <text:p/>
            </draw:text-box>
          </draw:frame>
          <draw:polyline draw:style-name="gr6" draw:layer="layout" svg:width="16.007cm" svg:height="0.675cm" svg:x="6.876cm" svg:y="8.854cm" svg:viewBox="0 0 16008 676" draw:points="0,676 0,0 16008,0 16008,619">
            <text:p/>
          </draw:polyline>
          <draw:polyline draw:style-name="gr6" draw:layer="layout" svg:width="16.007cm" svg:height="0.675cm" draw:transform="rotate (3.1415926535892) translate (22.8840000000049cm 15.061cm)" svg:viewBox="0 0 16008 676" draw:points="16008,-29446 16008,-30122 0,-30122 0,-29504">
            <text:p/>
          </draw:polyline>
        </draw:g>
        <presentation:notes draw:style-name="dp2">
          <draw:page-thumbnail draw:style-name="gr7" draw:layer="layout" svg:width="13.705cm" svg:height="10.279cm" svg:x="3.641cm" svg:y="2.853cm" draw:page-number="26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ne Object, Various Forms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35cm" svg:height="3.507cm" svg:x="1.832cm" svg:y="0.643cm" presentation:class="title" presentation:user-transformed="true">
          <draw:text-box>
            <text:p text:style-name="P4">Jeden obiekt, wiele postaci</text:p>
          </draw:text-box>
        </draw:frame>
        <draw:connector draw:style-name="gr11" draw:text-style-name="P6" draw:layer="layout" draw:type="line" svg:x1="14.42cm" svg:y1="8.498cm" svg:x2="8.194cm" svg:y2="11.827cm" draw:start-shape="id5" draw:start-glue-point="2" draw:end-shape="id6" draw:end-glue-point="0" svg:d="m14420 8498-6226 3329">
          <text:p/>
        </draw:connector>
        <draw:connector draw:style-name="gr11" draw:text-style-name="P6" draw:layer="layout" draw:type="line" svg:x1="20.646cm" svg:y1="13.602cm" svg:x2="14.42cm" svg:y2="17.079cm" draw:start-shape="id7" draw:start-glue-point="2" draw:end-shape="id8" draw:end-glue-point="0" svg:d="m20646 13602-6226 3477">
          <text:p/>
        </draw:connector>
        <draw:connector draw:style-name="gr11" draw:text-style-name="P6" draw:layer="layout" draw:type="line" svg:x1="8.194cm" svg:y1="13.602cm" svg:x2="14.42cm" svg:y2="17.079cm" draw:start-shape="id6" draw:start-glue-point="2" draw:end-shape="id8" draw:end-glue-point="0" svg:d="m8194 13602 6226 3477">
          <text:p/>
        </draw:connector>
        <draw:rect draw:style-name="gr12" draw:text-style-name="P35" draw:id="id6" draw:layer="layout" svg:width="8.402cm" svg:height="1.775cm" svg:x="3.993cm" svg:y="11.827cm">
          <text:p text:style-name="P4"><text:span text:style-name="T34">Kot</text:span></text:p>
        </draw:rect>
        <draw:rect draw:style-name="gr13" draw:text-style-name="P35" draw:id="id8" draw:layer="layout" svg:width="10.023cm" svg:height="1.775cm" svg:x="9.409cm" svg:y="17.079cm">
          <text:p text:style-name="P4"><text:span text:style-name="T34">KotPerski</text:span></text:p>
        </draw:rect>
        <draw:connector draw:style-name="gr11" draw:text-style-name="P6" draw:layer="layout" draw:type="line" svg:x1="14.42cm" svg:y1="8.498cm" svg:x2="20.646cm" svg:y2="11.827cm" draw:start-shape="id5" draw:start-glue-point="2" draw:end-shape="id7" draw:end-glue-point="0" svg:d="m14420 8498 6226 3329">
          <text:p/>
        </draw:connector>
        <draw:rect draw:style-name="gr15" draw:text-style-name="P35" draw:id="id5" draw:layer="layout" svg:width="8.402cm" svg:height="1.775cm" svg:x="10.219cm" svg:y="6.723cm">
          <text:p text:style-name="P4"><text:span text:style-name="T34">IZwierzę</text:span></text:p>
        </draw:rect>
        <draw:rect draw:style-name="gr15" draw:text-style-name="P35" draw:id="id7" draw:layer="layout" svg:width="8.402cm" svg:height="1.775cm" svg:x="16.445cm" svg:y="11.827cm">
          <text:p text:style-name="P4"><text:span text:style-name="T34">ILeniweZwierzę</text:span></text:p>
        </draw:rect>
        <draw:frame draw:style-name="gr8" draw:text-style-name="P4" draw:layer="layout" svg:width="1.196cm" svg:height="6.943cm" svg:x="0cm" svg:y="14.07cm">
          <draw:text-box>
            <text:p text:style-name="P4">P</text:p>
            <text:p text:style-name="P4">O</text:p>
            <text:p text:style-name="P4">L</text:p>
            <text:p text:style-name="P4">I</text:p>
            <text:p text:style-name="P4">M</text:p>
            <text:p text:style-name="P4">O</text:p>
            <text:p text:style-name="P4">R</text:p>
            <text:p text:style-name="P4">F</text:p>
            <text:p text:style-name="P4">I</text:p>
            <text:p text:style-name="P4">Z</text:p>
            <text:p text:style-name="P4">M</text:p>
          </draw:text-box>
        </draw:frame>
        <presentation:notes draw:style-name="dp2">
          <draw:page-thumbnail draw:style-name="gr7" draw:layer="layout" svg:width="13.705cm" svg:height="10.279cm" svg:x="3.641cm" svg:y="2.853cm" draw:page-number="27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ne Object, Various Forms in Java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6.801cm" svg:height="3.507cm" svg:x="1.199cm" svg:y="0.643cm" presentation:class="title" presentation:user-transformed="true">
          <draw:text-box>
            <text:p text:style-name="P4">Jeden obiekt, wiele postaci w Javie</text:p>
          </draw:text-box>
        </draw:frame>
        <draw:frame presentation:style-name="pr35" draw:text-style-name="P36" draw:layer="layout" svg:width="18.235cm" svg:height="1.603cm" svg:x="1.326cm" svg:y="6.002cm" presentation:class="outline" presentation:user-transformed="true">
          <draw:text-box>
            <text:list text:style-name="L3">
              <text:list-item>
                <text:p text:id="id65" text:style-name="P4"><text:span text:style-name="T35">IZwierzę kot = new IZwierzę();</text:span></text:p>
              </text:list-item>
            </text:list>
          </draw:text-box>
        </draw:frame>
        <draw:frame presentation:style-name="pr36" draw:text-style-name="P36" draw:layer="layout" svg:width="21.401cm" svg:height="5.123cm" svg:x="1.326cm" svg:y="7.405cm" presentation:class="outline" presentation:user-transformed="true">
          <draw:text-box>
            <text:list text:style-name="L3">
              <text:list-item>
                <text:p text:id="id67" text:style-name="P4"><text:span text:style-name="T35">IZwierzę kot = new Kot();</text:span></text:p>
              </text:list-item>
              <text:list-item>
                <text:p text:id="id68" text:style-name="P4"><text:span text:style-name="T35">IZwierzę kot = new KotPerski();</text:span></text:p>
              </text:list-item>
              <text:list-item>
                <text:p text:id="id69" text:style-name="P4"><text:span text:style-name="T35">IZwierzę kot = new ILeniweZwierzę();</text:span></text:p>
              </text:list-item>
            </text:list>
          </draw:text-box>
        </draw:frame>
        <draw:frame presentation:style-name="pr37" draw:text-style-name="P29" draw:layer="layout" svg:width="26.982cm" svg:height="7.018cm" svg:x="1.326cm" svg:y="11.8cm" presentation:class="outline" presentation:user-transformed="true">
          <draw:text-box>
            <text:list text:style-name="L3">
              <text:list-item>
                <text:p text:id="id71" text:style-name="P4"><text:span text:style-name="T35">Kot kot = new Kot();</text:span></text:p>
              </text:list-item>
              <text:list-item>
                <text:p text:id="id72" text:style-name="P4"><text:span text:style-name="T35">Kot kot = new KotPerski();</text:span></text:p>
              </text:list-item>
              <text:list-item>
                <text:p text:id="id73" text:style-name="P4"><text:span text:style-name="T35">ILeniweZwierzę kot = new KotPerski();</text:span></text:p>
              </text:list-item>
              <text:list-item>
                <text:p text:id="id74" text:style-name="P4"><text:span text:style-name="T35">KotPerski kot = new KotPerski();</text:span></text:p>
              </text:list-item>
            </text:list>
          </draw:text-box>
        </draw:frame>
        <draw:polyline draw:style-name="gr16" draw:text-style-name="P6" draw:id="id70" draw:layer="layout" svg:width="17.674cm" svg:height="0.007cm" svg:x="2.474cm" svg:y="10.849cm" svg:viewBox="0 0 17675 8" draw:points="0,8 17675,0">
          <text:p text:style-name="P4"/>
        </draw:polyline>
        <draw:connector draw:style-name="gr11" draw:text-style-name="P6" draw:layer="layout" draw:type="line" svg:x1="24.579cm" svg:y1="6.5cm" svg:x2="19.496cm" svg:y2="7.32cm" draw:start-shape="id9" draw:start-glue-point="2" draw:end-shape="id10" draw:end-glue-point="0" svg:d="m24579 6500-5083 820">
          <text:p/>
        </draw:connector>
        <draw:connector draw:style-name="gr11" draw:text-style-name="P6" draw:layer="layout" draw:type="line" svg:x1="24.579cm" svg:y1="8.463cm" svg:x2="24.579cm" svg:y2="9.282cm" draw:start-shape="id11" draw:start-glue-point="2" draw:end-shape="id12" draw:end-glue-point="0" svg:d="m24579 8463v819">
          <text:p/>
        </draw:connector>
        <draw:connector draw:style-name="gr11" draw:text-style-name="P6" draw:layer="layout" draw:type="line" svg:x1="19.496cm" svg:y1="8.463cm" svg:x2="24.579cm" svg:y2="9.282cm" draw:start-shape="id10" draw:start-glue-point="2" draw:end-shape="id12" draw:end-glue-point="0" svg:d="m19496 8463 5083 819">
          <text:p/>
        </draw:connector>
        <draw:connector draw:style-name="gr11" draw:text-style-name="P6" draw:layer="layout" draw:type="line" svg:x1="24.579cm" svg:y1="6.5cm" svg:x2="24.579cm" svg:y2="7.32cm" draw:start-shape="id9" draw:start-glue-point="2" draw:end-shape="id11" draw:end-glue-point="0" svg:d="m24579 6500v820">
          <text:p/>
        </draw:connector>
        <draw:rect draw:style-name="gr12" draw:text-style-name="P37" draw:id="id10" draw:layer="layout" svg:width="3.2cm" svg:height="1.143cm" svg:x="17.896cm" svg:y="7.32cm">
          <text:p text:style-name="P4"><text:span text:style-name="T36">Kot</text:span></text:p>
        </draw:rect>
        <draw:rect draw:style-name="gr13" draw:text-style-name="P37" draw:id="id12" draw:layer="layout" svg:width="6.35cm" svg:height="1.143cm" svg:x="21.404cm" svg:y="9.282cm">
          <text:p text:style-name="P4"><text:span text:style-name="T36">KotPerski</text:span></text:p>
        </draw:rect>
        <draw:rect draw:style-name="gr15" draw:text-style-name="P37" draw:id="id9" draw:layer="layout" svg:width="6.35cm" svg:height="1.143cm" svg:x="21.404cm" svg:y="5.357cm">
          <text:p text:style-name="P4"><text:span text:style-name="T36">IZwierzę</text:span></text:p>
        </draw:rect>
        <draw:rect draw:style-name="gr15" draw:text-style-name="P37" draw:id="id11" draw:layer="layout" svg:width="6.35cm" svg:height="1.143cm" svg:x="21.404cm" svg:y="7.32cm">
          <text:p text:style-name="P4"><text:span text:style-name="T36">ILeniweZwierzę</text:span></text:p>
        </draw:rect>
        <draw:polyline draw:style-name="gr16" draw:text-style-name="P6" draw:id="id66" draw:layer="layout" svg:width="15.547cm" svg:height="0cm" svg:x="2.474cm" svg:y="6.557cm" svg:viewBox="0 0 15548 0" draw:points="0,0 15548,0">
          <text:p text:style-name="P4"/>
        </draw:polyline>
        <draw:frame draw:style-name="gr8" draw:text-style-name="P4" draw:layer="layout" svg:width="1.196cm" svg:height="6.943cm" svg:x="0cm" svg:y="14.07cm">
          <draw:text-box>
            <text:p text:style-name="P4">P</text:p>
            <text:p text:style-name="P4">O</text:p>
            <text:p text:style-name="P4">L</text:p>
            <text:p text:style-name="P4">I</text:p>
            <text:p text:style-name="P4">M</text:p>
            <text:p text:style-name="P4">O</text:p>
            <text:p text:style-name="P4">R</text:p>
            <text:p text:style-name="P4">F</text:p>
            <text:p text:style-name="P4">I</text:p>
            <text:p text:style-name="P4">Z</text:p>
            <text:p text:style-name="P4">M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5" anim:sub-item="text" smil:attributeName="visibility" smil:to="visible"/>
                  <anim:transitionFilter smil:dur="1s" smil:targetElement="id6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66" smil:attributeName="visibility" smil:to="visible"/>
                  <anim:transitionFilter smil:dur="1s" smil:targetElement="id66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1">
                  <anim:set smil:begin="0s" smil:dur="0.002s" smil:fill="hold" smil:targetElement="id67" anim:sub-item="text" smil:attributeName="visibility" smil:to="visible"/>
                  <anim:transitionFilter smil:dur="1s" smil:targetElement="id6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1">
                  <anim:set smil:begin="0s" smil:dur="0.002s" smil:fill="hold" smil:targetElement="id68" anim:sub-item="text" smil:attributeName="visibility" smil:to="visible"/>
                  <anim:transitionFilter smil:dur="1s" smil:targetElement="id6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1">
                  <anim:set smil:begin="0s" smil:dur="0.002s" smil:fill="hold" smil:targetElement="id69" anim:sub-item="text" smil:attributeName="visibility" smil:to="visible"/>
                  <anim:transitionFilter smil:dur="1s" smil:targetElement="id6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70" smil:attributeName="visibility" smil:to="visible"/>
                  <anim:transitionFilter smil:dur="1s" smil:targetElement="id70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2">
                  <anim:set smil:begin="0s" smil:dur="0.002s" smil:fill="hold" smil:targetElement="id71" anim:sub-item="text" smil:attributeName="visibility" smil:to="visible"/>
                  <anim:transitionFilter smil:dur="1s" smil:targetElement="id7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2">
                  <anim:set smil:begin="0s" smil:dur="0.002s" smil:fill="hold" smil:targetElement="id72" anim:sub-item="text" smil:attributeName="visibility" smil:to="visible"/>
                  <anim:transitionFilter smil:dur="1s" smil:targetElement="id7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2">
                  <anim:set smil:begin="0s" smil:dur="0.002s" smil:fill="hold" smil:targetElement="id73" anim:sub-item="text" smil:attributeName="visibility" smil:to="visible"/>
                  <anim:transitionFilter smil:dur="1s" smil:targetElement="id7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2">
                  <anim:set smil:begin="0s" smil:dur="0.002s" smil:fill="hold" smil:targetElement="id74" anim:sub-item="text" smil:attributeName="visibility" smil:to="visible"/>
                  <anim:transitionFilter smil:dur="1s" smil:targetElement="id7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8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asting Definition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06cm" svg:height="3.507cm" svg:x="1.861cm" svg:y="0.643cm" presentation:class="title" presentation:user-transformed="true">
          <draw:text-box>
            <text:p text:style-name="P4">Definicja rzutowania</text:p>
          </draw:text-box>
        </draw:frame>
        <draw:g>
          <draw:frame presentation:style-name="pr38" draw:text-style-name="P26" draw:layer="layout" svg:width="15.424cm" svg:height="7.058cm" svg:x="6.902cm" svg:y="8.702cm">
            <draw:text-box>
              <text:p text:style-name="P11"><text:span text:style-name="T9">Rzutowanie (</text:span><text:span text:style-name="T10">casting</text:span><text:span text:style-name="T9">)</text:span><text:span text:style-name="T8"> jest </text:span><text:span text:style-name="T9">konwersją</text:span><text:span text:style-name="T8"> danego obiektu </text:span><text:span text:style-name="T9">do innej postaci</text:span></text:p>
            </draw:text-box>
          </draw:frame>
          <draw:frame draw:style-name="gr14" draw:text-style-name="P13" draw:layer="layout" svg:width="0.008cm" svg:height="0.954cm" svg:x="14.61cm" svg:y="11.624cm">
            <draw:text-box>
              <text:p/>
            </draw:text-box>
          </draw:frame>
          <draw:polyline draw:style-name="gr6" draw:layer="layout" svg:width="16.007cm" svg:height="0.675cm" svg:x="6.61cm" svg:y="9.154cm" svg:viewBox="0 0 16008 676" draw:points="0,676 0,0 16008,0 16008,619">
            <text:p/>
          </draw:polyline>
          <draw:polyline draw:style-name="gr6" draw:layer="layout" svg:width="16.007cm" svg:height="0.675cm" draw:transform="rotate (3.1415926535892) translate (22.6180000000049cm 15.361cm)" svg:viewBox="0 0 16008 676" draw:points="16008,-30046 16008,-30722 0,-30722 0,-30104">
            <text:p/>
          </draw:polyline>
        </draw:g>
        <draw:frame draw:style-name="gr8" draw:text-style-name="P4" draw:layer="layout" svg:width="1.196cm" svg:height="6.943cm" svg:x="0cm" svg:y="14.07cm">
          <draw:text-box>
            <text:p text:style-name="P4">P</text:p>
            <text:p text:style-name="P4">O</text:p>
            <text:p text:style-name="P4">L</text:p>
            <text:p text:style-name="P4">I</text:p>
            <text:p text:style-name="P4">M</text:p>
            <text:p text:style-name="P4">O</text:p>
            <text:p text:style-name="P4">R</text:p>
            <text:p text:style-name="P4">F</text:p>
            <text:p text:style-name="P4">I</text:p>
            <text:p text:style-name="P4">Z</text:p>
            <text:p text:style-name="P4">M</text:p>
          </draw:text-box>
        </draw:frame>
        <presentation:notes draw:style-name="dp2">
          <draw:page-thumbnail draw:style-name="gr7" draw:layer="layout" svg:width="13.705cm" svg:height="10.279cm" svg:x="3.641cm" svg:y="2.853cm" draw:page-number="29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asting in Java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35cm" svg:height="3.507cm" svg:x="1.832cm" svg:y="0.643cm" presentation:class="title" presentation:user-transformed="true">
          <draw:text-box>
            <text:p text:style-name="P4">Rzutowanie w Javie</text:p>
          </draw:text-box>
        </draw:frame>
        <draw:frame presentation:style-name="pr39" draw:text-style-name="P29" draw:layer="layout" svg:width="26.941cm" svg:height="12.488cm" svg:x="1.098cm" svg:y="5.901cm" presentation:class="outline" presentation:user-transformed="true">
          <draw:text-box>
            <text:list text:style-name="L3">
              <text:list-item>
                <text:p text:id="id75" text:style-name="P4"><text:span text:style-name="T37">Kot kot1 = new KotPerski();</text:span></text:p>
              </text:list-item>
              <text:list-item>
                <text:p text:id="id76" text:style-name="P38"><text:span text:style-name="T37">ILeniweZwierzę kot2 = new KotPerski();</text:span></text:p>
              </text:list-item>
              <text:list-item>
                <text:p text:id="id77" text:style-name="P4"><text:span text:style-name="T37">kot1.zróbSiestę()</text:span><text:span text:style-name="T21"> jest niepoprawne</text:span></text:p>
              </text:list-item>
              <text:list-item>
                <text:p text:id="id78" text:style-name="P4"><text:span text:style-name="T37">kot2.zróbSiestę()</text:span><text:span text:style-name="T21"> jest poprawne</text:span></text:p>
              </text:list-item>
              <text:list-item>
                <text:p text:id="id79" text:style-name="P38"><text:span text:style-name="T37">ILeniweZwierzę kot3 = </text:span><text:span text:style-name="T37"><text:line-break/></text:span><text:span text:style-name="T37"> <text:s text:c="3"/></text:span><text:span text:style-name="T38">(ILeniweZwierzę)</text:span><text:span text:style-name="T37"> kot1;</text:span></text:p>
              </text:list-item>
              <text:list-item>
                <text:p text:id="id80" text:style-name="P4"><text:span text:style-name="T37">kot3.zróbSiestę()</text:span><text:span text:style-name="T21"> jest poprawne</text:span></text:p>
              </text:list-item>
            </text:list>
          </draw:text-box>
        </draw:frame>
        <draw:frame draw:style-name="gr8" draw:text-style-name="P4" draw:layer="layout" svg:width="1.196cm" svg:height="6.943cm" svg:x="0cm" svg:y="14.07cm">
          <draw:text-box>
            <text:p text:style-name="P4">P</text:p>
            <text:p text:style-name="P4">O</text:p>
            <text:p text:style-name="P4">L</text:p>
            <text:p text:style-name="P4">I</text:p>
            <text:p text:style-name="P4">M</text:p>
            <text:p text:style-name="P4">O</text:p>
            <text:p text:style-name="P4">R</text:p>
            <text:p text:style-name="P4">F</text:p>
            <text:p text:style-name="P4">I</text:p>
            <text:p text:style-name="P4">Z</text:p>
            <text:p text:style-name="P4">M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0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ealing with Polymorphism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6.802cm" svg:height="3.507cm" svg:x="1.198cm" svg:y="0.643cm" presentation:class="title" presentation:user-transformed="true">
          <draw:text-box>
            <text:p text:style-name="P4">Obsługa polimorficznych obiektów</text:p>
          </draw:text-box>
        </draw:frame>
        <draw:frame presentation:style-name="pr40" draw:text-style-name="P29" draw:layer="layout" svg:width="23.48cm" svg:height="14.791cm" svg:x="2.859cm" svg:y="5.512cm" presentation:class="outline" presentation:user-transformed="true">
          <draw:text-box>
            <text:list text:style-name="L3">
              <text:list-item>
                <text:p text:id="id81" text:style-name="P4"><text:span text:style-name="T21">Przeciążanie metod</text:span></text:p>
                <text:list>
                  <text:list-item>
                    <text:p text:id="id82" text:style-name="P4"><text:span text:style-name="T21">W jednej klasie, w jednym interfejsie</text:span></text:p>
                  </text:list-item>
                  <text:list-item>
                    <text:p text:id="id83" text:style-name="P4"><text:span text:style-name="T21">Wiele metod</text:span></text:p>
                  </text:list-item>
                  <text:list-item>
                    <text:p text:id="id84" text:style-name="P4"><text:span text:style-name="T21">Jedna nazwa metody</text:span></text:p>
                  </text:list-item>
                  <text:list-item>
                    <text:p text:id="id85" text:style-name="P4"><text:span text:style-name="T21">Różne parametry</text:span></text:p>
                  </text:list-item>
                </text:list>
              </text:list-item>
              <text:list-item>
                <text:p text:id="id86" text:style-name="P4"><text:span text:style-name="T21">Nadpisanie metod</text:span></text:p>
                <text:list>
                  <text:list-item>
                    <text:p text:id="id87" text:style-name="P4"><text:span text:style-name="T21">W wielu interfejsach, klasach i podklasach</text:span></text:p>
                  </text:list-item>
                  <text:list-item>
                    <text:p text:id="id88" text:style-name="P4"><text:span text:style-name="T21">Identyczny podpis metody</text:span></text:p>
                  </text:list-item>
                  <text:list-item>
                    <text:p text:id="id89" text:style-name="P4"><text:span text:style-name="T21">Różne implementacje</text:span>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.196cm" svg:height="6.943cm" svg:x="0cm" svg:y="14.07cm">
          <draw:text-box>
            <text:p text:style-name="P4">P</text:p>
            <text:p text:style-name="P4">O</text:p>
            <text:p text:style-name="P4">L</text:p>
            <text:p text:style-name="P4">I</text:p>
            <text:p text:style-name="P4">M</text:p>
            <text:p text:style-name="P4">O</text:p>
            <text:p text:style-name="P4">R</text:p>
            <text:p text:style-name="P4">F</text:p>
            <text:p text:style-name="P4">I</text:p>
            <text:p text:style-name="P4">Z</text:p>
            <text:p text:style-name="P4">M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1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verloading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06cm" svg:height="3.507cm" svg:x="1.861cm" svg:y="0.643cm" presentation:class="title" presentation:user-transformed="true">
          <draw:text-box>
            <text:p text:style-name="P4">Przeciążanie</text:p>
          </draw:text-box>
        </draw:frame>
        <draw:frame presentation:style-name="pr41" draw:text-style-name="P29" draw:layer="layout" svg:width="22.583cm" svg:height="3.031cm" svg:x="3.395cm" svg:y="6.612cm" presentation:class="outline" presentation:user-transformed="true">
          <draw:text-box>
            <text:list text:style-name="L3">
              <text:list-item>
                <text:p text:id="id90" text:style-name="P4"><text:span text:style-name="T21">Wiele metod z różnymi argumentami</text:span></text:p>
              </text:list-item>
              <text:list-item>
                <text:p text:id="id91" text:style-name="P4"><text:span text:style-name="T21">Sprawdzenie w czasie kompilacji</text:span></text:p>
              </text:list-item>
            </text:list>
          </draw:text-box>
        </draw:frame>
        <draw:g draw:id="id103">
          <draw:line draw:style-name="gr17" draw:text-style-name="P6" draw:layer="layout" svg:x1="2.595cm" svg:y1="13.097cm" svg:x2="2.595cm" svg:y2="17.624cm">
            <text:p/>
          </draw:line>
          <draw:line draw:style-name="gr17" draw:text-style-name="P6" draw:layer="layout" svg:x1="2.546cm" svg:y1="17.624cm" svg:x2="4.7cm" svg:y2="17.624cm">
            <text:p/>
          </draw:line>
          <draw:line draw:style-name="gr18" draw:text-style-name="P6" draw:layer="layout" svg:x1="2.546cm" svg:y1="13.045cm" svg:x2="4.7cm" svg:y2="13.045cm">
            <text:p/>
          </draw:line>
        </draw:g>
        <draw:g draw:id="id104">
          <draw:line draw:style-name="gr17" draw:text-style-name="P6" draw:layer="layout" svg:x1="2.895cm" svg:y1="13.853cm" svg:x2="2.895cm" svg:y2="18.36cm">
            <text:p/>
          </draw:line>
          <draw:line draw:style-name="gr17" draw:text-style-name="P6" draw:layer="layout" svg:x1="2.846cm" svg:y1="18.36cm" svg:x2="5cm" svg:y2="18.36cm">
            <text:p/>
          </draw:line>
          <draw:line draw:style-name="gr18" draw:text-style-name="P6" draw:layer="layout" svg:x1="2.846cm" svg:y1="13.801cm" svg:x2="5cm" svg:y2="13.801cm">
            <text:p/>
          </draw:line>
        </draw:g>
        <draw:frame draw:style-name="gr8" draw:text-style-name="P4" draw:layer="layout" svg:width="1.196cm" svg:height="6.943cm" svg:x="0cm" svg:y="14.07cm">
          <draw:text-box>
            <text:p text:style-name="P4">P</text:p>
            <text:p text:style-name="P4">O</text:p>
            <text:p text:style-name="P4">L</text:p>
            <text:p text:style-name="P4">I</text:p>
            <text:p text:style-name="P4">M</text:p>
            <text:p text:style-name="P4">O</text:p>
            <text:p text:style-name="P4">R</text:p>
            <text:p text:style-name="P4">F</text:p>
            <text:p text:style-name="P4">I</text:p>
            <text:p text:style-name="P4">Z</text:p>
            <text:p text:style-name="P4">M</text:p>
          </draw:text-box>
        </draw:frame>
        <draw:frame presentation:style-name="pr41" draw:text-style-name="P29" draw:id="id92" draw:layer="layout" svg:width="22.583cm" svg:height="8.587cm" svg:x="3.396cm" svg:y="10.113cm" presentation:class="outline" presentation:user-transformed="true">
          <draw:text-box>
            <text:list text:style-name="L3">
              <text:list-item>
                <text:p text:id="id93" text:style-name="P4"><text:span text:style-name="T21">Przykład</text:span></text:p>
              </text:list-item>
            </text:list>
            <text:p text:id="id94" text:style-name="P17"><text:span text:style-name="T39"><text:s text:c="4"/></text:span><text:span text:style-name="T39">class WłaścicielZwierząt {</text:span></text:p>
            <text:p text:id="id95" text:style-name="P17"><text:span text:style-name="T39"><text:s text:c="7"/></text:span><text:span text:style-name="T39">void karm(Kot kot) {...}</text:span></text:p>
            <text:p text:id="id96" text:style-name="P17"><text:span text:style-name="T39"><text:s text:c="7"/></text:span><text:span text:style-name="T39">void karm(KotPerski kot) {...}</text:span></text:p>
            <text:p text:id="id97" text:style-name="P17"><text:span text:style-name="T39"><text:s text:c="4"/></text:span><text:span text:style-name="T39">}</text:span></text:p>
            <text:p text:id="id98" text:style-name="P17"><text:span text:style-name="T39"><text:s text:c="4"/></text:span><text:span text:style-name="T39">Kot kot;</text:span></text:p>
            <text:p text:id="id99" text:style-name="P17"><text:span text:style-name="T39"><text:s text:c="4"/></text:span><text:span text:style-name="T39">KotPerski kotPerski;</text:span></text:p>
            <text:p text:id="id100" text:style-name="P17"><text:span text:style-name="T39"><text:s text:c="4"/></text:span><text:span text:style-name="T39">...</text:span></text:p>
            <text:p text:id="id101" text:style-name="P17"><text:span text:style-name="T39"><text:s text:c="4"/></text:span><text:span text:style-name="T39">właściciel.karm(kot);</text:span></text:p>
            <text:p text:id="id102" text:style-name="P17"><text:span text:style-name="T39"><text:s text:c="4"/></text:span><text:span text:style-name="T39">właściciel.karm(kotPerski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0" anim:sub-item="text" smil:attributeName="visibility" smil:to="visible"/>
                  <anim:transitionFilter smil:dur="1s" smil:targetElement="id9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1" anim:sub-item="text" smil:attributeName="visibility" smil:to="visible"/>
                  <anim:transitionFilter smil:dur="1s" smil:targetElement="id9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1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top">
                  <anim:set smil:begin="0s" smil:dur="0.002s" smil:fill="hold" smil:targetElement="id103" smil:attributeName="visibility" smil:to="visible"/>
                  <anim:transitionFilter smil:dur="1s" smil:targetElement="id103" smil:type="waterfallWipe" smil:subtype="horizontalLef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top">
                  <anim:set smil:begin="0s" smil:dur="0.002s" smil:fill="hold" smil:targetElement="id104" smil:attributeName="visibility" smil:to="visible"/>
                  <anim:transitionFilter smil:dur="1s" smil:targetElement="id104" smil:type="waterfallWipe" smil:subtype="horizontalLeft" smil:direction="reverse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2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verridding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6.825cm" svg:height="3.507cm" svg:x="1.175cm" svg:y="0.643cm" presentation:class="title" presentation:user-transformed="true">
          <draw:text-box>
            <text:p text:style-name="P4">Nadpisanie</text:p>
          </draw:text-box>
        </draw:frame>
        <draw:frame presentation:style-name="pr42" draw:text-style-name="P29" draw:layer="layout" svg:width="20.665cm" svg:height="13.875cm" svg:x="4.255cm" svg:y="5.512cm" presentation:class="outline" presentation:user-transformed="true">
          <draw:text-box>
            <text:list text:style-name="L3">
              <text:list-item>
                <text:p text:id="id105" text:style-name="P4"><text:span text:style-name="T21">Jedna metoda</text:span></text:p>
                <text:list>
                  <text:list-item>
                    <text:p text:id="id106" text:style-name="P4"><text:span text:style-name="T40">W wielu interfejsach, klasach, podklasach</text:span></text:p>
                  </text:list-item>
                  <text:list-item>
                    <text:p text:id="id107" text:style-name="P4"><text:span text:style-name="T40">Różne implementacje</text:span></text:p>
                  </text:list-item>
                </text:list>
              </text:list-item>
              <text:list-item>
                <text:p text:id="id108" text:style-name="P4"><text:span text:style-name="T21">Sprawdzenie w czasie wykonania</text:span></text:p>
              </text:list-item>
              <text:list-item>
                <text:p text:id="id109" text:style-name="P4"><text:span text:style-name="T21">Po angielsku</text:span></text:p>
                <text:list>
                  <text:list-item>
                    <text:p text:id="id110" text:style-name="P4"><text:span text:style-name="T40">Overriding</text:span></text:p>
                  </text:list-item>
                  <text:list-item>
                    <text:p text:id="id111" text:style-name="P4"><text:span text:style-name="T40">Late binding</text:span></text:p>
                  </text:list-item>
                  <text:list-item>
                    <text:p text:id="id112" text:style-name="P4"><text:span text:style-name="T40">Dynamic binding</text:span></text:p>
                  </text:list-item>
                  <text:list-item>
                    <text:p text:id="id113" text:style-name="P4"><text:span text:style-name="T40">Run-time binding</text:span>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.196cm" svg:height="6.943cm" svg:x="0cm" svg:y="14.07cm">
          <draw:text-box>
            <text:p text:style-name="P4">P</text:p>
            <text:p text:style-name="P4">O</text:p>
            <text:p text:style-name="P4">L</text:p>
            <text:p text:style-name="P4">I</text:p>
            <text:p text:style-name="P4">M</text:p>
            <text:p text:style-name="P4">O</text:p>
            <text:p text:style-name="P4">R</text:p>
            <text:p text:style-name="P4">F</text:p>
            <text:p text:style-name="P4">I</text:p>
            <text:p text:style-name="P4">Z</text:p>
            <text:p text:style-name="P4">M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07" anim:sub-item="text" smil:attributeName="visibility" smil:to="visible"/>
                  <anim:transitionFilter smil:dur="0.5s" smil:targetElement="id10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8" anim:sub-item="text" smil:attributeName="visibility" smil:to="visible"/>
                  <anim:transitionFilter smil:dur="0.5s" smil:targetElement="id10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9" anim:sub-item="text" smil:attributeName="visibility" smil:to="visible"/>
                  <anim:transitionFilter smil:dur="0.5s" smil:targetElement="id10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10" anim:sub-item="text" smil:attributeName="visibility" smil:to="visible"/>
                  <anim:transitionFilter smil:dur="0.5s" smil:targetElement="id11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11" anim:sub-item="text" smil:attributeName="visibility" smil:to="visible"/>
                  <anim:transitionFilter smil:dur="0.5s" smil:targetElement="id11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12" anim:sub-item="text" smil:attributeName="visibility" smil:to="visible"/>
                  <anim:transitionFilter smil:dur="0.5s" smil:targetElement="id11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13" anim:sub-item="text" smil:attributeName="visibility" smil:to="visible"/>
                  <anim:transitionFilter smil:dur="0.5s" smil:targetElement="id11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3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verriding in Java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35cm" svg:height="3.507cm" svg:x="1.832cm" svg:y="0.643cm" presentation:class="title" presentation:user-transformed="true">
          <draw:text-box>
            <text:p text:style-name="P4">Nadpisanie w Javie</text:p>
          </draw:text-box>
        </draw:frame>
        <draw:frame presentation:style-name="pr43" draw:text-style-name="P27" draw:layer="layout" svg:width="21.167cm" svg:height="14.992cm" svg:x="4.86cm" svg:y="5.471cm" presentation:class="outline" presentation:user-transformed="true">
          <draw:text-box>
            <text:p text:style-name="P17"><text:span text:style-name="T23">class Kot {</text:span></text:p>
            <text:p text:style-name="P19"><text:span text:style-name="T20">void jedz(){</text:span></text:p>
            <text:p text:style-name="P30"><text:span text:style-name="T28">_waga +=200;</text:span></text:p>
            <text:p text:style-name="P31"><text:span text:style-name="T20">}</text:span></text:p>
            <text:p text:style-name="P5"><text:span text:style-name="T23">}</text:span></text:p>
            <text:p text:style-name="P17"><text:span text:style-name="T23">class KotPerski extends Kot {</text:span></text:p>
            <text:p text:style-name="P31"><text:span text:style-name="T20">boolean _czySpi = false;</text:span></text:p>
            <text:p text:style-name="P19"><text:span text:style-name="T20">void jedz(){</text:span></text:p>
            <text:p text:style-name="P19"><text:span text:style-name="T20"><text:s text:c="5"/></text:span><text:span text:style-name="T25">super</text:span><text:span text:style-name="T20">.jedz();</text:span></text:p>
            <text:p text:style-name="P30"><text:span text:style-name="T28">zróbSiestę();</text:span></text:p>
            <text:p text:style-name="P31"><text:span text:style-name="T20">}</text:span></text:p>
            <text:p text:style-name="P31"><text:span text:style-name="T20">void zróbSiestę(){ _czyŚpi = true;}</text:span></text:p>
            <text:p text:style-name="P5"><text:span text:style-name="T23">}</text:span></text:p>
          </draw:text-box>
        </draw:frame>
        <draw:frame draw:style-name="gr8" draw:text-style-name="P4" draw:layer="layout" svg:width="1.196cm" svg:height="6.943cm" svg:x="0cm" svg:y="14.07cm">
          <draw:text-box>
            <text:p text:style-name="P4">P</text:p>
            <text:p text:style-name="P4">O</text:p>
            <text:p text:style-name="P4">L</text:p>
            <text:p text:style-name="P4">I</text:p>
            <text:p text:style-name="P4">M</text:p>
            <text:p text:style-name="P4">O</text:p>
            <text:p text:style-name="P4">R</text:p>
            <text:p text:style-name="P4">F</text:p>
            <text:p text:style-name="P4">I</text:p>
            <text:p text:style-name="P4">Z</text:p>
            <text:p text:style-name="P4">M</text:p>
          </draw:text-box>
        </draw:frame>
        <presentation:notes draw:style-name="dp2">
          <draw:page-thumbnail draw:style-name="gr7" draw:layer="layout" svg:width="13.705cm" svg:height="10.279cm" svg:x="3.641cm" svg:y="2.853cm" draw:page-number="34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te Binding in Java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477cm" svg:height="3.507cm" svg:x="1.89cm" svg:y="0.643cm" presentation:class="title" presentation:user-transformed="true">
          <draw:text-box>
            <text:p text:style-name="P4">Nadpisanie w Javie</text:p>
          </draw:text-box>
        </draw:frame>
        <draw:frame presentation:style-name="pr44" draw:text-style-name="P41" draw:layer="layout" svg:width="13.599cm" svg:height="12.092cm" svg:x="3.995cm" svg:y="6.412cm" presentation:class="outline" presentation:user-transformed="true">
          <draw:text-box>
            <text:p text:id="id114" text:style-name="P17"><text:span text:style-name="T23">IZwierzę kot = new Kot();</text:span></text:p>
            <text:p text:id="id115" text:style-name="P17"><text:span text:style-name="T23">IZwierzę kotPerski = </text:span></text:p>
            <text:p text:id="id116" text:style-name="P17"><text:span text:style-name="T23"><text:s text:c="3"/></text:span><text:span text:style-name="T23">new KotPerski();</text:span></text:p>
            <text:p text:style-name="P39"><text:span text:style-name="T23"/></text:p>
            <text:p text:id="id117" text:style-name="P39"><text:span text:style-name="T23">kot.jedz(){</text:span></text:p>
            <text:p text:id="id118" text:style-name="P17"><text:span text:style-name="T23"><text:s text:c="5"/></text:span><text:span text:style-name="T41">_waga +=200;</text:span></text:p>
            <text:p text:id="id119" text:style-name="P17"><text:span text:style-name="T41">}</text:span></text:p>
            <text:p text:style-name="P17"><text:span text:style-name="T41"/></text:p>
            <text:p text:id="id120" text:style-name="P40"><text:span text:style-name="T23">kotPerski.jedz(){</text:span></text:p>
            <text:p text:id="id121" text:style-name="P17"><text:span text:style-name="T23"><text:s text:c="5"/></text:span><text:span text:style-name="T42">super</text:span><text:span text:style-name="T41">.jedz();</text:span></text:p>
            <text:p text:id="id122" text:style-name="P17"><text:span text:style-name="T41"><text:s text:c="5"/></text:span><text:span text:style-name="T41">zróbSiestę();</text:span></text:p>
            <text:p text:id="id123" text:style-name="P17"><text:span text:style-name="T41">}</text:span></text:p>
          </draw:text-box>
        </draw:frame>
        <draw:frame draw:style-name="gr8" draw:text-style-name="P4" draw:layer="layout" svg:width="1.196cm" svg:height="6.943cm" svg:x="0cm" svg:y="14.07cm">
          <draw:text-box>
            <text:p text:style-name="P4">P</text:p>
            <text:p text:style-name="P4">O</text:p>
            <text:p text:style-name="P4">L</text:p>
            <text:p text:style-name="P4">I</text:p>
            <text:p text:style-name="P4">M</text:p>
            <text:p text:style-name="P4">O</text:p>
            <text:p text:style-name="P4">R</text:p>
            <text:p text:style-name="P4">F</text:p>
            <text:p text:style-name="P4">I</text:p>
            <text:p text:style-name="P4">Z</text:p>
            <text:p text:style-name="P4">M</text:p>
          </draw:text-box>
        </draw:frame>
        <draw:connector draw:style-name="gr11" draw:text-style-name="P6" draw:layer="layout" draw:type="line" svg:x1="24.579cm" svg:y1="6.5cm" svg:x2="19.496cm" svg:y2="7.32cm" draw:start-shape="id13" draw:start-glue-point="2" draw:end-shape="id14" draw:end-glue-point="0" svg:d="m24579 6500-5083 820">
          <text:p/>
        </draw:connector>
        <draw:connector draw:style-name="gr11" draw:text-style-name="P6" draw:layer="layout" draw:type="line" svg:x1="24.579cm" svg:y1="8.463cm" svg:x2="24.579cm" svg:y2="9.282cm" draw:start-shape="id15" draw:start-glue-point="2" draw:end-shape="id16" draw:end-glue-point="0" svg:d="m24579 8463v819">
          <text:p/>
        </draw:connector>
        <draw:connector draw:style-name="gr11" draw:text-style-name="P6" draw:layer="layout" draw:type="line" svg:x1="19.496cm" svg:y1="8.463cm" svg:x2="24.579cm" svg:y2="9.282cm" draw:start-shape="id14" draw:start-glue-point="2" draw:end-shape="id16" draw:end-glue-point="0" svg:d="m19496 8463 5083 819">
          <text:p/>
        </draw:connector>
        <draw:connector draw:style-name="gr11" draw:text-style-name="P6" draw:layer="layout" draw:type="line" svg:x1="24.579cm" svg:y1="6.5cm" svg:x2="24.579cm" svg:y2="7.32cm" draw:start-shape="id13" draw:start-glue-point="2" draw:end-shape="id15" draw:end-glue-point="0" svg:d="m24579 6500v820">
          <text:p/>
        </draw:connector>
        <draw:rect draw:style-name="gr12" draw:text-style-name="P37" draw:id="id14" draw:layer="layout" svg:width="3.2cm" svg:height="1.143cm" svg:x="17.896cm" svg:y="7.32cm">
          <text:p text:style-name="P4"><text:span text:style-name="T36">Kot</text:span></text:p>
        </draw:rect>
        <draw:rect draw:style-name="gr13" draw:text-style-name="P37" draw:id="id16" draw:layer="layout" svg:width="6.35cm" svg:height="1.143cm" svg:x="21.404cm" svg:y="9.282cm">
          <text:p text:style-name="P4"><text:span text:style-name="T36">KotPerski</text:span></text:p>
        </draw:rect>
        <draw:rect draw:style-name="gr15" draw:text-style-name="P37" draw:id="id13" draw:layer="layout" svg:width="6.35cm" svg:height="1.143cm" svg:x="21.404cm" svg:y="5.357cm">
          <text:p text:style-name="P4"><text:span text:style-name="T36">IZwierzę</text:span></text:p>
        </draw:rect>
        <draw:rect draw:style-name="gr15" draw:text-style-name="P37" draw:id="id15" draw:layer="layout" svg:width="6.35cm" svg:height="1.143cm" svg:x="21.404cm" svg:y="7.32cm">
          <text:p text:style-name="P4"><text:span text:style-name="T36">ILeniweZwierzę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4" anim:sub-item="text" smil:attributeName="visibility" smil:to="visible"/>
                  <anim:transitionFilter smil:dur="1s" smil:targetElement="id11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5" anim:sub-item="text" smil:attributeName="visibility" smil:to="visible"/>
                  <anim:transitionFilter smil:dur="1s" smil:targetElement="id11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6" anim:sub-item="text" smil:attributeName="visibility" smil:to="visible"/>
                  <anim:transitionFilter smil:dur="1s" smil:targetElement="id11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7" anim:sub-item="text" smil:attributeName="visibility" smil:to="visible"/>
                  <anim:transitionFilter smil:dur="1s" smil:targetElement="id11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8" anim:sub-item="text" smil:attributeName="visibility" smil:to="visible"/>
                  <anim:transitionFilter smil:dur="1s" smil:targetElement="id11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9" anim:sub-item="text" smil:attributeName="visibility" smil:to="visible"/>
                  <anim:transitionFilter smil:dur="1s" smil:targetElement="id11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0" anim:sub-item="text" smil:attributeName="visibility" smil:to="visible"/>
                  <anim:transitionFilter smil:dur="1s" smil:targetElement="id12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21" anim:sub-item="text" smil:attributeName="visibility" smil:to="visible"/>
                  <anim:transitionFilter smil:dur="1s" smil:targetElement="id12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22" anim:sub-item="text" smil:attributeName="visibility" smil:to="visible"/>
                  <anim:transitionFilter smil:dur="1s" smil:targetElement="id12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23" anim:sub-item="text" smil:attributeName="visibility" smil:to="visible"/>
                  <anim:transitionFilter smil:dur="1s" smil:targetElement="id12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5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encapsulation" draw:style-name="dp1" draw:master-page-name="Section" presentation:presentation-page-layout-name="AL3T19">
        <office:forms form:automatic-focus="false" form:apply-design-mode="false"/>
        <draw:frame presentation:style-name="pr13" draw:text-style-name="P4" draw:layer="layout" svg:width="14.7cm" svg:height="3.503cm" svg:x="3.8cm" svg:y="8.416cm" presentation:class="title" presentation:user-transformed="true">
          <draw:text-box>
            <text:p text:style-name="P4">Kapsułkowanie</text:p>
          </draw:text-box>
        </draw:frame>
        <presentation:notes draw:style-name="dp2">
          <draw:page-thumbnail draw:style-name="gr7" draw:layer="layout" svg:width="12.7cm" svg:height="9.525cm" svg:x="4.175cm" svg:y="3.005cm" draw:page-number="36" presentation:class="page"/>
          <draw:frame presentation:style-name="pr45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ckages in Java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448cm" svg:height="3.507cm" svg:x="1.919cm" svg:y="0.643cm" presentation:class="title" presentation:user-transformed="true">
          <draw:text-box>
            <text:p text:style-name="P4">Pakiety w Javie</text:p>
          </draw:text-box>
        </draw:frame>
        <draw:frame presentation:style-name="pr46" draw:text-style-name="P27" draw:layer="layout" svg:width="23.54cm" svg:height="15.351cm" svg:x="3.424cm" svg:y="4.987cm" presentation:class="outline" presentation:user-transformed="true">
          <draw:text-box>
            <text:list text:style-name="L3">
              <text:list-item>
                <text:p text:id="id124" text:style-name="P4">Zgrupowanie klas i interfejsów</text:p>
              </text:list-item>
              <text:list-item>
                <text:p text:id="id125" text:style-name="P4">Nazwa pakietu</text:p>
                <text:list>
                  <text:list-item>
                    <text:p text:id="id126" text:style-name="P4"><text:span text:style-name="T43">Pusta: domyślny pakiet</text:span></text:p>
                  </text:list-item>
                  <text:list-item>
                    <text:p text:id="id127" text:style-name="P4"><text:span text:style-name="T35">(&lt;identyfikator&gt;.)* &lt;identyfikator&gt;</text:span></text:p>
                  </text:list-item>
                  <text:list-item>
                    <text:p text:id="id128" text:style-name="P4"><text:span text:style-name="T43">np. </text:span><text:span text:style-name="T35">java.lang</text:span></text:p>
                  </text:list-item>
                </text:list>
              </text:list-item>
              <text:list-item>
                <text:p text:id="id129" text:style-name="P4">Deklaracja</text:p>
                <text:list>
                  <text:list-item>
                    <text:p text:id="id130" text:style-name="P4"><text:span text:style-name="T35">package &lt;nazwaPakietu&gt;;</text:span></text:p>
                  </text:list-item>
                </text:list>
              </text:list-item>
              <text:list-item>
                <text:p text:id="id131" text:style-name="P4">Wykorzystanie</text:p>
                <text:list>
                  <text:list-item>
                    <text:p text:id="id132" text:style-name="P4"><text:span text:style-name="T35">import &lt;nazwaPakietu&gt;.*;</text:span></text:p>
                  </text:list-item>
                  <text:list-item>
                    <text:p text:id="id133" text:style-name="P4"><text:span text:style-name="T35">import &lt;nazwaPakietu&gt;.&lt;nazwaKlasy&gt;;</text:span>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.196cm" svg:height="6.943cm" svg:x="0cm" svg:y="14.07cm">
          <draw:text-box>
            <text:p text:style-name="P4">K</text:p>
            <text:p text:style-name="P4">A</text:p>
            <text:p text:style-name="P4">P</text:p>
            <text:p text:style-name="P4">S</text:p>
            <text:p text:style-name="P4">U</text:p>
            <text:p text:style-name="P4">Ł</text:p>
            <text:p text:style-name="P4">K</text:p>
            <text:p text:style-name="P4">O</text:p>
            <text:p text:style-name="P4">W</text:p>
            <text:p text:style-name="P4">A</text:p>
            <text:p text:style-name="P4">N</text:p>
            <text:p text:style-name="P4">I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4" anim:sub-item="text" smil:attributeName="visibility" smil:to="visible"/>
                  <anim:transitionFilter smil:dur="1s" smil:targetElement="id12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5" anim:sub-item="text" smil:attributeName="visibility" smil:to="visible"/>
                  <anim:transitionFilter smil:dur="1s" smil:targetElement="id12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26" anim:sub-item="text" smil:attributeName="visibility" smil:to="visible"/>
                  <anim:transitionFilter smil:dur="1s" smil:targetElement="id12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27" anim:sub-item="text" smil:attributeName="visibility" smil:to="visible"/>
                  <anim:transitionFilter smil:dur="1s" smil:targetElement="id12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28" anim:sub-item="text" smil:attributeName="visibility" smil:to="visible"/>
                  <anim:transitionFilter smil:dur="1s" smil:targetElement="id12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9" anim:sub-item="text" smil:attributeName="visibility" smil:to="visible"/>
                  <anim:transitionFilter smil:dur="1s" smil:targetElement="id12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30" anim:sub-item="text" smil:attributeName="visibility" smil:to="visible"/>
                  <anim:transitionFilter smil:dur="1s" smil:targetElement="id13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1" anim:sub-item="text" smil:attributeName="visibility" smil:to="visible"/>
                  <anim:transitionFilter smil:dur="1s" smil:targetElement="id13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32" anim:sub-item="text" smil:attributeName="visibility" smil:to="visible"/>
                  <anim:transitionFilter smil:dur="1s" smil:targetElement="id13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33" anim:sub-item="text" smil:attributeName="visibility" smil:to="visible"/>
                  <anim:transitionFilter smil:dur="1s" smil:targetElement="id13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7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Hiding Implementation Details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419cm" svg:height="3.507cm" svg:x="1.948cm" svg:y="0.643cm" presentation:class="title" presentation:user-transformed="true">
          <draw:text-box>
            <text:p text:style-name="P4">Ukrywanie detali implementacji</text:p>
          </draw:text-box>
        </draw:frame>
        <draw:frame presentation:style-name="pr47" draw:text-style-name="P27" draw:layer="layout" svg:width="16.293cm" svg:height="12.675cm" svg:x="5.816cm" svg:y="6.487cm" presentation:class="outline" presentation:user-transformed="true">
          <draw:text-box>
            <text:list text:style-name="L3">
              <text:list-item>
                <text:p text:id="id134" text:style-name="P4">Reguła 1</text:p>
                <text:list>
                  <text:list-item>
                    <text:p text:id="id135" text:style-name="P4">Żaden atrybut nie jest widoczny poza klasą, w której jest zdefiniowany</text:p>
                  </text:list-item>
                </text:list>
              </text:list-item>
              <text:list-item>
                <text:p text:id="id136" text:style-name="P4">Reguła 2</text:p>
                <text:list>
                  <text:list-item>
                    <text:p text:id="id137" text:style-name="P4">Metoda jest widoczna jeżeli jest używana przez inną klasę</text:p>
                  </text:list-item>
                </text:list>
              </text:list-item>
              <text:list-item>
                <text:p text:id="id138" text:style-name="P4">Reguła 3</text:p>
                <text:list>
                  <text:list-item>
                    <text:p text:id="id139" text:style-name="P4">Używaj interfejsy!!!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.196cm" svg:height="6.943cm" svg:x="0cm" svg:y="14.071cm">
          <draw:text-box>
            <text:p text:style-name="P4">K</text:p>
            <text:p text:style-name="P4">A</text:p>
            <text:p text:style-name="P4">P</text:p>
            <text:p text:style-name="P4">S</text:p>
            <text:p text:style-name="P4">U</text:p>
            <text:p text:style-name="P4">Ł</text:p>
            <text:p text:style-name="P4">K</text:p>
            <text:p text:style-name="P4">O</text:p>
            <text:p text:style-name="P4">W</text:p>
            <text:p text:style-name="P4">A</text:p>
            <text:p text:style-name="P4">N</text:p>
            <text:p text:style-name="P4">I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34" anim:sub-item="text" smil:attributeName="visibility" smil:to="visible"/>
                  <anim:transitionFilter smil:dur="0.5s" smil:targetElement="id13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35" anim:sub-item="text" smil:attributeName="visibility" smil:to="visible"/>
                  <anim:transitionFilter smil:dur="0.5s" smil:targetElement="id13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36" anim:sub-item="text" smil:attributeName="visibility" smil:to="visible"/>
                  <anim:transitionFilter smil:dur="0.5s" smil:targetElement="id13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37" anim:sub-item="text" smil:attributeName="visibility" smil:to="visible"/>
                  <anim:transitionFilter smil:dur="0.5s" smil:targetElement="id13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38" anim:sub-item="text" smil:attributeName="visibility" smil:to="visible"/>
                  <anim:transitionFilter smil:dur="0.5s" smil:targetElement="id13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39" anim:sub-item="text" smil:attributeName="visibility" smil:to="visible"/>
                  <anim:transitionFilter smil:dur="0.5s" smil:targetElement="id13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8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Visibility in Java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93cm" svg:height="3.507cm" svg:x="1.774cm" svg:y="0.643cm" presentation:class="title" presentation:user-transformed="true">
          <draw:text-box>
            <text:p text:style-name="P4">Widoczność w Javie</text:p>
          </draw:text-box>
        </draw:frame>
        <draw:frame presentation:style-name="pr48" draw:text-style-name="P27" draw:layer="layout" svg:width="20.354cm" svg:height="10.773cm" svg:x="4.708cm" svg:y="6.587cm" presentation:class="outline" presentation:user-transformed="true">
          <draw:text-box>
            <text:list text:style-name="L3">
              <text:list-item>
                <text:p text:id="id140" text:style-name="P4">Zbiór słów kluczowych</text:p>
                <text:list>
                  <text:list-item>
                    <text:p text:id="id141" text:style-name="P4"><text:span text:style-name="T44">private</text:span></text:p>
                  </text:list-item>
                  <text:list-item>
                    <text:p text:id="id142" text:style-name="P4"><text:span text:style-name="T44">protected</text:span></text:p>
                  </text:list-item>
                  <text:list-item>
                    <text:p text:id="id143" text:style-name="P4"><text:span text:style-name="T44">public</text:span></text:p>
                  </text:list-item>
                </text:list>
              </text:list-item>
              <text:list-item>
                <text:p text:id="id144" text:style-name="P4"><text:span text:style-name="T29">Składnia</text:span></text:p>
                <text:list>
                  <text:list-item>
                    <text:p text:id="id145" text:style-name="P4"><text:span text:style-name="T45">&lt;modifykator&gt; &lt;pole&gt;</text:span></text:p>
                  </text:list-item>
                  <text:list-item>
                    <text:p text:id="id146" text:style-name="P4"><text:span text:style-name="T46">np. </text:span><text:span text:style-name="T47">private int _waga</text:span>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.196cm" svg:height="6.943cm" svg:x="0cm" svg:y="14.071cm">
          <draw:text-box>
            <text:p text:style-name="P4">K</text:p>
            <text:p text:style-name="P4">A</text:p>
            <text:p text:style-name="P4">P</text:p>
            <text:p text:style-name="P4">S</text:p>
            <text:p text:style-name="P4">U</text:p>
            <text:p text:style-name="P4">Ł</text:p>
            <text:p text:style-name="P4">K</text:p>
            <text:p text:style-name="P4">O</text:p>
            <text:p text:style-name="P4">W</text:p>
            <text:p text:style-name="P4">A</text:p>
            <text:p text:style-name="P4">N</text:p>
            <text:p text:style-name="P4">I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0" anim:sub-item="text" smil:attributeName="visibility" smil:to="visible"/>
                  <anim:transitionFilter smil:dur="1s" smil:targetElement="id14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41" anim:sub-item="text" smil:attributeName="visibility" smil:to="visible"/>
                  <anim:transitionFilter smil:dur="1s" smil:targetElement="id14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42" anim:sub-item="text" smil:attributeName="visibility" smil:to="visible"/>
                  <anim:transitionFilter smil:dur="1s" smil:targetElement="id14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43" anim:sub-item="text" smil:attributeName="visibility" smil:to="visible"/>
                  <anim:transitionFilter smil:dur="1s" smil:targetElement="id14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4" anim:sub-item="text" smil:attributeName="visibility" smil:to="visible"/>
                  <anim:transitionFilter smil:dur="1s" smil:targetElement="id14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45" anim:sub-item="text" smil:attributeName="visibility" smil:to="visible"/>
                  <anim:transitionFilter smil:dur="1s" smil:targetElement="id14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46" anim:sub-item="text" smil:attributeName="visibility" smil:to="visible"/>
                  <anim:transitionFilter smil:dur="1s" smil:targetElement="id14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9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Visibility rules in Java: table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64cm" svg:height="3.507cm" svg:x="1.803cm" svg:y="0.643cm" presentation:class="title" presentation:user-transformed="true">
          <draw:text-box>
            <text:p text:style-name="P4">Reguły widoczności w Javie</text:p>
          </draw:text-box>
        </draw:frame>
        <draw:frame draw:style-name="gr19" draw:layer="layout" svg:width="22.333cm" svg:height="6.148cm" svg:x="3.524cm" svg:y="8.37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4" draw:layer="layout" svg:width="1.196cm" svg:height="6.943cm" svg:x="0cm" svg:y="14.071cm">
          <draw:text-box>
            <text:p text:style-name="P4">K</text:p>
            <text:p text:style-name="P4">A</text:p>
            <text:p text:style-name="P4">P</text:p>
            <text:p text:style-name="P4">S</text:p>
            <text:p text:style-name="P4">U</text:p>
            <text:p text:style-name="P4">Ł</text:p>
            <text:p text:style-name="P4">K</text:p>
            <text:p text:style-name="P4">O</text:p>
            <text:p text:style-name="P4">W</text:p>
            <text:p text:style-name="P4">A</text:p>
            <text:p text:style-name="P4">N</text:p>
            <text:p text:style-name="P4">I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40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Section" presentation:presentation-page-layout-name="AL3T19">
        <office:forms form:automatic-focus="false" form:apply-design-mode="false"/>
        <draw:frame presentation:style-name="pr13" draw:text-style-name="P4" draw:layer="layout" svg:width="14.7cm" svg:height="3.503cm" svg:x="3.8cm" svg:y="8.416cm" presentation:class="title" presentation:user-transformed="true">
          <draw:text-box>
            <text:p text:style-name="P4">Podsumowanie</text:p>
          </draw:text-box>
        </draw:frame>
        <presentation:notes draw:style-name="dp2">
          <draw:page-thumbnail draw:style-name="gr7" draw:layer="layout" svg:width="12.7cm" svg:height="9.525cm" svg:x="4.175cm" svg:y="3.005cm" draw:page-number="41" presentation:class="page"/>
          <draw:frame presentation:style-name="pr49" draw:text-style-name="P1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535cm" svg:height="3.507cm" svg:x="1.832cm" svg:y="0.643cm" presentation:class="title" presentation:user-transformed="true">
          <draw:text-box>
            <text:p text:style-name="P4">Język C <text:span text:style-name="T18">vs.</text:span> OOPLs</text:p>
          </draw:text-box>
        </draw:frame>
        <draw:frame presentation:style-name="pr50" draw:text-style-name="P5" draw:layer="layout" svg:width="24.955cm" svg:height="12.292cm" svg:x="2.061cm" svg:y="6.538cm" presentation:class="outline" presentation:user-transformed="true">
          <draw:text-box>
            <text:list text:style-name="L3">
              <text:list-item>
                <text:p text:style-name="P28">Powiązanie między<text:tab/><text:span text:style-name="T48">klasy</text:span></text:p>
                <text:list>
                  <text:list-item>
                    <text:p text:style-name="P28">Procedurami/funkcjami</text:p>
                  </text:list-item>
                  <text:list-item>
                    <text:p text:style-name="P28">Strukturami danych</text:p>
                  </text:list-item>
                </text:list>
              </text:list-item>
              <text:list-item>
                <text:p text:style-name="P28">Ponowne wykorzystanie kodu<text:tab/><text:span text:style-name="T48">dziedziczenie</text:span></text:p>
              </text:list-item>
              <text:list-item>
                <text:p text:style-name="P28">Kod rozproszony<text:tab/><text:span text:style-name="T48">klasy,</text:span><text:span text:style-name="T48"><text:line-break/></text:span><text:span text:style-name="T48"><text:tab/></text:span><text:span text:style-name="T48">dziedziczenie</text:span></text:p>
              </text:list-item>
              <text:list-item>
                <text:p text:style-name="P28"><text:span text:style-name="T49">Deklaracja </text:span><text:span text:style-name="T50">vs.</text:span><text:span text:style-name="T49"> definicja</text:span><text:span text:style-name="T51"><text:tab/></text:span><text:span text:style-name="T48">interfejsy, <text:s text:c="60"/>kapsułkowanie</text:span></text:p>
              </text:list-item>
            </text:list>
          </draw:text-box>
        </draw:frame>
        <draw:frame draw:style-name="gr20" draw:text-style-name="P9" draw:layer="layout" svg:width="1.196cm" svg:height="7.043cm" svg:x="0cm" svg:y="13.956cm">
          <draw:text-box>
            <text:p text:style-name="P4"><text:span text:style-name="T7">P</text:span></text:p>
            <text:p text:style-name="P4"><text:span text:style-name="T7">O</text:span></text:p>
            <text:p text:style-name="P4"><text:span text:style-name="T7">D</text:span></text:p>
            <text:p text:style-name="P4"><text:span text:style-name="T7">S</text:span></text:p>
            <text:p text:style-name="P4"><text:span text:style-name="T7">U</text:span></text:p>
            <text:p text:style-name="P4"><text:span text:style-name="T7">M</text:span></text:p>
            <text:p text:style-name="P4"><text:span text:style-name="T7">O</text:span></text:p>
            <text:p text:style-name="P4"><text:span text:style-name="T7">W</text:span></text:p>
            <text:p text:style-name="P4"><text:span text:style-name="T7">A</text:span></text:p>
            <text:p text:style-name="P4"><text:span text:style-name="T7">N</text:span></text:p>
            <text:p text:style-name="P4"><text:span text:style-name="T7">I</text:span></text:p>
            <text:p text:style-name="P4"><text:span text:style-name="T7">E</text:span></text:p>
          </draw:text-box>
        </draw:frame>
        <presentation:notes draw:style-name="dp2">
          <draw:page-thumbnail draw:style-name="gr7" draw:layer="layout" svg:width="13.705cm" svg:height="10.279cm" svg:x="3.641cm" svg:y="2.853cm" draw:page-number="42" presentation:class="page"/>
          <draw:frame presentation:style-name="pr16" draw:text-style-name="P1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6.781cm" svg:height="3.507cm" svg:x="1.218cm" svg:y="0.643cm" presentation:class="title" presentation:user-transformed="true">
          <draw:text-box>
            <text:p text:style-name="P4">Złote reguły</text:p>
          </draw:text-box>
        </draw:frame>
        <draw:frame draw:style-name="gr20" draw:text-style-name="P9" draw:layer="layout" svg:width="1.196cm" svg:height="7.043cm" svg:x="0cm" svg:y="13.956cm">
          <draw:text-box>
            <text:p text:style-name="P4"><text:span text:style-name="T7">P</text:span></text:p>
            <text:p text:style-name="P4"><text:span text:style-name="T7">O</text:span></text:p>
            <text:p text:style-name="P4"><text:span text:style-name="T7">D</text:span></text:p>
            <text:p text:style-name="P4"><text:span text:style-name="T7">S</text:span></text:p>
            <text:p text:style-name="P4"><text:span text:style-name="T7">U</text:span></text:p>
            <text:p text:style-name="P4"><text:span text:style-name="T7">M</text:span></text:p>
            <text:p text:style-name="P4"><text:span text:style-name="T7">O</text:span></text:p>
            <text:p text:style-name="P4"><text:span text:style-name="T7">W</text:span></text:p>
            <text:p text:style-name="P4"><text:span text:style-name="T7">A</text:span></text:p>
            <text:p text:style-name="P4"><text:span text:style-name="T7">N</text:span></text:p>
            <text:p text:style-name="P4"><text:span text:style-name="T7">I</text:span></text:p>
            <text:p text:style-name="P4"><text:span text:style-name="T7">E</text:span></text:p>
          </draw:text-box>
        </draw:frame>
        <draw:frame presentation:style-name="pr51" draw:text-style-name="P5" draw:layer="layout" svg:width="9.823cm" svg:height="10.44cm" svg:x="9.698cm" svg:y="7.138cm" presentation:class="outline" presentation:user-transformed="true">
          <draw:text-box>
            <text:list text:style-name="L3">
              <text:list-item>
                <text:p text:style-name="P4">Reguła 1</text:p>
                <text:list>
                  <text:list-item>
                    <text:p text:style-name="P4">Używaj interfejsy</text:p>
                  </text:list-item>
                </text:list>
              </text:list-item>
              <text:list-item>
                <text:p text:style-name="P4">Reguła 2</text:p>
                <text:list>
                  <text:list-item>
                    <text:p text:style-name="P4">Używaj interfejsy</text:p>
                  </text:list-item>
                </text:list>
              </text:list-item>
              <text:list-item>
                <text:p text:style-name="P4">Reguła 3</text:p>
                <text:list>
                  <text:list-item>
                    <text:p text:style-name="P4">Używaj interfejs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705cm" svg:height="10.279cm" svg:x="3.641cm" svg:y="2.853cm" draw:page-number="43" presentation:class="page"/>
          <draw:frame presentation:style-name="pr16" draw:text-style-name="P1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6.781cm" svg:height="3.507cm" svg:x="1.218cm" svg:y="0.643cm" presentation:class="title" presentation:user-transformed="true">
          <draw:text-box>
            <text:p text:style-name="P4">Złote reguły II</text:p>
          </draw:text-box>
        </draw:frame>
        <draw:frame draw:style-name="gr20" draw:text-style-name="P9" draw:layer="layout" svg:width="1.196cm" svg:height="7.043cm" svg:x="0cm" svg:y="13.956cm">
          <draw:text-box>
            <text:p text:style-name="P4"><text:span text:style-name="T7">P</text:span></text:p>
            <text:p text:style-name="P4"><text:span text:style-name="T7">O</text:span></text:p>
            <text:p text:style-name="P4"><text:span text:style-name="T7">D</text:span></text:p>
            <text:p text:style-name="P4"><text:span text:style-name="T7">S</text:span></text:p>
            <text:p text:style-name="P4"><text:span text:style-name="T7">U</text:span></text:p>
            <text:p text:style-name="P4"><text:span text:style-name="T7">M</text:span></text:p>
            <text:p text:style-name="P4"><text:span text:style-name="T7">O</text:span></text:p>
            <text:p text:style-name="P4"><text:span text:style-name="T7">W</text:span></text:p>
            <text:p text:style-name="P4"><text:span text:style-name="T7">A</text:span></text:p>
            <text:p text:style-name="P4"><text:span text:style-name="T7">N</text:span></text:p>
            <text:p text:style-name="P4"><text:span text:style-name="T7">I</text:span></text:p>
            <text:p text:style-name="P4"><text:span text:style-name="T7">E</text:span></text:p>
          </draw:text-box>
        </draw:frame>
        <draw:frame presentation:style-name="pr51" draw:text-style-name="P5" draw:layer="layout" svg:width="17.684cm" svg:height="10.44cm" svg:x="5.773cm" svg:y="7.138cm" presentation:class="outline" presentation:user-transformed="true">
          <draw:text-box>
            <text:list text:style-name="L3">
              <text:list-item>
                <text:p text:style-name="P4">Reguła 4</text:p>
                <text:list>
                  <text:list-item>
                    <text:p text:style-name="P4">Ukrywaj wszystko, co można ukryć</text:p>
                  </text:list-item>
                </text:list>
              </text:list-item>
              <text:list-item>
                <text:p text:style-name="P4">Reguła 5</text:p>
                <text:list>
                  <text:list-item>
                    <text:p text:style-name="P4">Oddziel swoje klasy</text:p>
                  </text:list-item>
                </text:list>
              </text:list-item>
              <text:list-item>
                <text:p text:style-name="P4">Reguła 6</text:p>
                <text:list>
                  <text:list-item>
                    <text:p text:style-name="P4">Daj obiektom odpowiedzialnoś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705cm" svg:height="10.279cm" svg:x="3.641cm" svg:y="2.853cm" draw:page-number="44" presentation:class="page"/>
          <draw:frame presentation:style-name="pr16" draw:text-style-name="P1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clusionExample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5.622cm" svg:height="3.507cm" svg:x="1.745cm" svg:y="0.643cm" presentation:class="title" presentation:user-transformed="true">
          <draw:text-box>
            <text:p text:style-name="P4">Przykład</text:p>
          </draw:text-box>
        </draw:frame>
        <draw:frame presentation:style-name="pr52" draw:text-style-name="P43" draw:layer="layout" svg:width="19.92cm" svg:height="16.369cm" svg:x="6.122cm" svg:y="4.718cm" presentation:class="outline" presentation:user-transformed="true">
          <draw:text-box>
            <text:p text:style-name="P42"><text:span text:style-name="T52">package pl.poznan.ae.compProg;</text:span></text:p>
            <text:p text:style-name="P24"><text:span text:style-name="T52"/></text:p>
            <text:p text:style-name="P24"><text:span text:style-name="T52">import java.util.*;</text:span></text:p>
            <text:p text:style-name="P24"><text:span text:style-name="T53"/></text:p>
            <text:p text:style-name="P24"><text:span text:style-name="T52">public class Sorter {</text:span></text:p>
            <text:p text:style-name="P24"><text:span text:style-name="T53"><text:s text:c="2"/></text:span><text:span text:style-name="T52">private</text:span><text:span text:style-name="T53"> List </text:span><text:span text:style-name="T52">_words;</text:span></text:p>
            <text:p text:style-name="P24"><text:span text:style-name="T53"/></text:p>
            <text:p text:style-name="P24"><text:span text:style-name="T53"><text:s text:c="2"/></text:span><text:span text:style-name="T52">public void sort(</text:span><text:span text:style-name="T53">String[]</text:span><text:span text:style-name="T52"> words){</text:span></text:p>
            <text:p text:style-name="P24"><text:span text:style-name="T53"><text:s text:c="4"/></text:span><text:span text:style-name="T52">_words =</text:span><text:span text:style-name="T53"> Arrays.asList(words)</text:span><text:span text:style-name="T52">;</text:span></text:p>
            <text:p text:style-name="P24"><text:span text:style-name="T53"><text:s text:c="4"/></text:span><text:span text:style-name="T53">Collections.sort(_words)</text:span><text:span text:style-name="T52">;</text:span></text:p>
            <text:p text:style-name="P24"><text:span text:style-name="T53"><text:s text:c="2"/></text:span><text:span text:style-name="T53">}</text:span></text:p>
            <text:p text:style-name="P24"><text:span text:style-name="T53"><text:s text:c="2"/></text:span><text:span text:style-name="T52">public</text:span><text:span text:style-name="T53"> String</text:span><text:span text:style-name="T52"> getSortedWords(){</text:span></text:p>
            <text:p text:style-name="P24"><text:span text:style-name="T53"><text:s text:c="4"/></text:span><text:span text:style-name="T53">String </text:span><text:span text:style-name="T52">sortedString = "";</text:span></text:p>
            <text:p text:style-name="P24"><text:span text:style-name="T53"><text:s text:c="4"/></text:span><text:span text:style-name="T52">for (int i = 0</text:span><text:span text:style-name="T53">; </text:span><text:span text:style-name="T52">i&lt;</text:span><text:span text:style-name="T53"> _words.size(); </text:span><text:span text:style-name="T52">i++){</text:span></text:p>
            <text:p text:style-name="P24"><text:span text:style-name="T53"><text:s text:c="6"/></text:span><text:span text:style-name="T52">sortedString +=</text:span><text:span text:style-name="T53"> _words.get(i)</text:span><text:span text:style-name="T52">;</text:span></text:p>
            <text:p text:style-name="P24"><text:span text:style-name="T53"><text:s text:c="4"/></text:span><text:span text:style-name="T52">}</text:span></text:p>
            <text:p text:style-name="P24"><text:span text:style-name="T53"><text:s text:c="4"/></text:span><text:span text:style-name="T52">return sortedString;</text:span></text:p>
            <text:p text:style-name="P24"><text:span text:style-name="T52"><text:s text:c="2"/></text:span><text:span text:style-name="T52">}</text:span></text:p>
            <text:p text:style-name="P24"><text:span text:style-name="T53"><text:s/></text:span><text:span text:style-name="T52">public static void main(</text:span><text:span text:style-name="T53">String[] args</text:span><text:span text:style-name="T52">){</text:span></text:p>
            <text:p text:style-name="P24"><text:span text:style-name="T52"><text:s text:c="4"/></text:span><text:span text:style-name="T52">Sorter sorter = new Sorter();</text:span></text:p>
            <text:p text:style-name="P24"><text:span text:style-name="T52"><text:s text:c="4"/></text:span><text:span text:style-name="T52">sorter.sort(args);</text:span></text:p>
            <text:p text:style-name="P24"><text:span text:style-name="T52"><text:s text:c="4"/></text:span><text:span text:style-name="T54">System</text:span><text:span text:style-name="T52">.out.println(sorter.getSortedWords());</text:span></text:p>
            <text:p text:style-name="P24"><text:span text:style-name="T52"><text:s/></text:span><text:span text:style-name="T52">}</text:span></text:p>
            <text:p text:style-name="P24"><text:span text:style-name="T52">}</text:span></text:p>
          </draw:text-box>
        </draw:frame>
        <draw:frame draw:style-name="gr21" draw:text-style-name="P4" draw:layer="layout" svg:width="12.742cm" svg:height="0.954cm" svg:x="14.304cm" svg:y="11.912cm">
          <draw:text-box>
            <text:p/>
          </draw:text-box>
        </draw:frame>
        <draw:frame draw:style-name="gr20" draw:text-style-name="P9" draw:layer="layout" svg:width="1.196cm" svg:height="7.043cm" svg:x="0cm" svg:y="13.957cm">
          <draw:text-box>
            <text:p text:style-name="P4"><text:span text:style-name="T7">P</text:span></text:p>
            <text:p text:style-name="P4"><text:span text:style-name="T7">O</text:span></text:p>
            <text:p text:style-name="P4"><text:span text:style-name="T7">D</text:span></text:p>
            <text:p text:style-name="P4"><text:span text:style-name="T7">S</text:span></text:p>
            <text:p text:style-name="P4"><text:span text:style-name="T7">U</text:span></text:p>
            <text:p text:style-name="P4"><text:span text:style-name="T7">M</text:span></text:p>
            <text:p text:style-name="P4"><text:span text:style-name="T7">O</text:span></text:p>
            <text:p text:style-name="P4"><text:span text:style-name="T7">W</text:span></text:p>
            <text:p text:style-name="P4"><text:span text:style-name="T7">A</text:span></text:p>
            <text:p text:style-name="P4"><text:span text:style-name="T7">N</text:span></text:p>
            <text:p text:style-name="P4"><text:span text:style-name="T7">I</text:span></text:p>
            <text:p text:style-name="P4"><text:span text:style-name="T7">E</text:span></text:p>
          </draw:text-box>
        </draw:frame>
        <presentation:notes draw:style-name="dp2">
          <draw:page-thumbnail draw:style-name="gr7" draw:layer="layout" svg:width="13.705cm" svg:height="10.279cm" svg:x="3.641cm" svg:y="2.853cm" draw:page-number="45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Section" presentation:presentation-page-layout-name="AL3T19">
        <office:forms form:automatic-focus="false" form:apply-design-mode="false"/>
        <draw:frame presentation:style-name="pr13" draw:text-style-name="P4" draw:layer="layout" svg:width="20.439cm" svg:height="3.503cm" svg:x="4.1cm" svg:y="8.416cm" presentation:class="title" presentation:user-transformed="true">
          <draw:text-box>
            <text:p text:style-name="P4">Do zobaczenia<text:line-break/>za tydzień</text:p>
          </draw:text-box>
        </draw:frame>
        <presentation:notes draw:style-name="dp2">
          <draw:page-thumbnail draw:layer="layout" svg:width="12.7cm" svg:height="9.525cm" svg:x="4.175cm" svg:y="3.005cm" draw:page-number="46"/>
          <draw:frame presentation:style-name="pr8" draw:text-style-name="P7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7" draw:display-name="Gradient 7" draw:style="linear" draw:start-color="#ffcc99" draw:end-color="#ff6633" draw:start-intensity="100%" draw:end-intensity="100%" draw:angle="450" draw:border="5%"/>
    <draw:gradient draw:name="Gradient_20_8" draw:display-name="Gradient 8" draw:style="linear" draw:start-color="#ffffff" draw:end-color="#006b6b" draw:start-intensity="90%" draw:end-intensity="100%" draw:angle="600" draw:border="0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29658D85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 style:name="Normal1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align="start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1-subtitle" style:family="presentation">
      <style:graphic-properties draw:stroke="none" draw:fill="none" draw:textarea-vertical-align="middle">
        <text:list-style style:name="Normal1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title" style:family="presentation">
      <style:graphic-properties draw:stroke="none" draw:fill="none" draw:textarea-vertical-align="middle">
        <text:list-style style:name="Normal1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WP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 style:name="WP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 style:name="WP-outline1">
          <text:list-level-style-bullet text:level="1" text:bullet-char="•">
            <style:list-level-properties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54cm" fo:margin-bottom="0cm" fo:line-height="90%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0cm" fo:margin-right="0cm" fo:margin-top="0.383cm" fo:margin-bottom="0cm" fo:line-height="100%" fo:text-align="start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0cm" fo:margin-right="0cm" fo:margin-top="0.352cm" fo:margin-bottom="0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subtitle" style:family="presentation">
      <style:graphic-properties draw:stroke="none" draw:fill="none" draw:textarea-vertical-align="middle">
        <text:list-style style:name="WP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title" style:family="presentation">
      <style:graphic-properties draw:stroke="none" draw:fill="none" draw:fill-color="#000000" draw:textarea-vertical-align="top">
        <text:list-style style:name="WP-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Section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 style:name="Section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 style:name="Section-outline1">
          <text:list-level-style-bullet text:level="1" text:bullet-char="•">
            <style:list-level-properties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54cm" fo:margin-bottom="0cm" fo:line-height="90%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0cm" fo:margin-right="0cm" fo:margin-top="0.383cm" fo:margin-bottom="0cm" fo:line-height="100%" fo:text-align="start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0cm" fo:margin-right="0cm" fo:margin-top="0.352cm" fo:margin-bottom="0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title" style:family="presentation">
      <style:graphic-properties draw:stroke="none" draw:fill="none" draw:fill-color="#000000" draw:textarea-vertical-align="top">
        <text:list-style style:name="Section-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 style:name="NormalIntro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Intro-subtitle" style:family="presentation">
      <style:graphic-properties draw:stroke="none" draw:fill="none" draw:textarea-vertical-align="middle">
        <text:list-style style:name="NormalIntro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title" style:family="presentation">
      <style:graphic-properties draw:stroke="none" draw:fill="none" draw:textarea-vertical-align="middle">
        <text:list-style style:name="NormalIntro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Mgr2" style:family="graphic" style:parent-style-name="PageNumber">
      <style:graphic-properties draw:auto-grow-height="true" draw:auto-grow-width="false" fo:max-height="0cm" fo:min-height="0.475cm"/>
    </style:style>
    <style:style style:name="Mgr3" style:family="graphic" style:parent-style-name="AuthorAndAffiliation">
      <style:graphic-properties draw:auto-grow-height="true" draw:auto-grow-width="false" fo:max-height="0cm" fo:min-height="4.23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M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M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M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M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5" style:family="presentation" style:parent-style-name="Normal1-outline1">
      <style:graphic-properties draw:fill-color="#ffffff" draw:auto-grow-height="false" fo:min-height="13.23cm"/>
    </style:style>
    <style:style style:name="Mpr6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Mpr7" style:family="presentation" style:parent-style-name="WP-title">
      <style:graphic-properties draw:fill-color="#ffffff" draw:auto-grow-height="false" fo:min-height="3.177cm"/>
    </style:style>
    <style:style style:name="Mpr8" style:family="presentation" style:parent-style-name="WP-outline1" style:list-style-name="ML5">
      <style:graphic-properties draw:fill-color="#ffffff" draw:auto-grow-height="false" fo:min-height="12.001cm"/>
    </style:style>
    <style:style style:name="Mpr9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Mpr10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Mpr11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Mpr12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Mpr13" style:family="presentation" style:parent-style-name="Section-title">
      <style:graphic-properties draw:fill-color="#ffffff" draw:auto-grow-height="false" fo:min-height="3.177cm"/>
    </style:style>
    <style:style style:name="Mpr14" style:family="presentation" style:parent-style-name="Section-outline1" style:list-style-name="ML5">
      <style:graphic-properties draw:fill-color="#ffffff" draw:auto-grow-height="false" fo:min-height="12.001cm"/>
    </style:style>
    <style:style style:name="Mpr15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Mpr16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17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Mpr18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Mpr19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20" style:family="presentation" style:parent-style-name="NormalIntro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0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text:enable-numbering="false" fo:margin-left="0cm" fo:margin-right="0cm" fo:text-indent="0cm"/>
      <style:text-properties fo:font-size="12pt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text:enable-numbering="false" fo:margin-left="0cm" fo:margin-right="0cm" fo:text-align="end" fo:text-indent="0cm"/>
      <style:text-properties fo:font-size="12pt"/>
    </style:style>
    <style:style style:name="MP9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M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MT2" style:family="text">
      <style:text-properties fo:font-size="10pt"/>
    </style:style>
    <style:style style:name="MT3" style:family="text">
      <style:text-properties fo:font-size="32pt"/>
    </style:style>
    <style:style style:name="MT4" style:family="text">
      <style:text-properties fo:font-size="24pt" fo:font-weight="normal"/>
    </style:style>
    <style:style style:name="MT5" style:family="text">
      <style:text-properties fo:font-size="24pt" fo:font-style="italic" fo:font-weight="normal"/>
    </style:style>
    <style:style style:name="MT6" style:family="text">
      <style:text-properties fo:font-family="Arial" style:font-style-name="Bold" style:font-family-generic="swiss" style:font-pitch="variable" fo:font-size="10pt"/>
    </style:style>
    <style:style style:name="M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Mdp1">
      <office:forms form:automatic-focus="false" form:apply-design-mode="false"/>
      <draw:rect presentation:style-name="Mpr1" draw:text-style-name="MP1" draw:layer="backgroundobjects" svg:width="28cm" svg:height="4.808cm" svg:x="0cm" svg:y="0cm">
        <text:p/>
      </draw:rect>
      <draw:rect presentation:style-name="Mpr2" draw:text-style-name="MP1" draw:layer="backgroundobjects" svg:width="1.168cm" svg:height="14.526cm" svg:x="0cm" svg:y="0cm">
        <text:p/>
      </draw:rect>
      <draw:rect presentation:style-name="Mpr3" draw:text-style-name="MP2" draw:layer="backgroundobjects" svg:width="1.203cm" svg:height="6.931cm" svg:x="0cm" svg:y="14.068cm">
        <text:p/>
      </draw:rect>
      <draw:path presentation:style-name="Mpr4" draw:text-style-name="MP1" draw:layer="backgroundobjects" svg:width="3.973cm" svg:height="4.476cm" svg:x="18cm" svg:y="0.2cm" svg:viewBox="0 0 3974 4477" svg:d="m3974 0c-2315 1979 1017 4502-2366 1979s-382 2474-382 2474v24">
        <text:p/>
      </draw:path>
      <draw:polyline presentation:style-name="Mpr4" draw:text-style-name="MP1" draw:layer="backgroundobjects" svg:width="4.56cm" svg:height="5.073cm" draw:transform="rotate (-1.57079632679579) translate (27.7989999999899cm 0.199999999989471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/>
      </draw:polyline>
      <draw:frame draw:style-name="Mgr1" draw:text-style-name="MP4" draw:layer="backgroundobjects" svg:width="11.347cm" svg:height="0.475cm" svg:x="1.882cm" svg:y="20.124cm">
        <draw:text-box>
          <text:p text:style-name="MP3"><text:span text:style-name="MT1">© </text:span><text:span text:style-name="MT2"><text:author-name text:fixed="false">Willy Picard</text:author-name></text:span></text:p>
        </draw:text-box>
      </draw:frame>
      <draw:frame draw:style-name="Mgr2" draw:text-style-name="MP4" draw:layer="backgroundobjects" svg:width="0.848cm" svg:height="0.475cm" svg:x="26.565cm" svg:y="20.125cm">
        <draw:text-box>
          <text:p text:style-name="MP3"><text:span text:style-name="MT1"><text:page-number>&lt;number&gt;</text:page-number></text:span></text:p>
        </draw:text-box>
      </draw:frame>
      <draw:frame presentation:style-name="Normal1-title" draw:layer="backgroundobjects" svg:width="23.91cm" svg:height="3.506cm" svg:x="3.457cm" svg:y="0.643cm" presentation:class="title" presentation:placeholder="true">
        <draw:text-box/>
      </draw:frame>
      <draw:frame presentation:style-name="Mpr5" draw:text-style-name="MP5" draw:layer="backgroundobjects" svg:width="23.91cm" svg:height="13.229cm" svg:x="3.257cm" svg:y="5.838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Mdp2">
      <draw:polygon presentation:style-name="Mpr6" draw:text-style-name="MP1" draw:layer="backgroundobjects" svg:width="27.999cm" svg:height="19.294cm" svg:x="0cm" svg:y="1.705cm" svg:viewBox="0 0 28000 19295" draw:points="7446,1316 7149,645 6780,6 6775,0 28000,0 28000,19295 0,19295 0,10749 816,10646 1658,10466 2467,10220 3236,9913 3962,9546 4640,9126 5264,8654 5832,8135 6338,7573 6780,6971 7149,6332 7446,5661 7663,4961 7796,4235 7842,3489 7796,2742 7663,2016">
        <text:p/>
      </draw:polygon>
      <draw:frame presentation:style-name="Mpr7" draw:text-style-name="MP3" draw:layer="backgroundobjects" svg:width="14.7cm" svg:height="3.502cm" svg:x="12.6cm" svg:y="6.216cm" presentation:class="title" presentation:user-transformed="true">
        <draw:text-box>
          <text:p text:style-name="MP3">Click to edit the title text format</text:p>
        </draw:text-box>
      </draw:frame>
      <draw:frame presentation:style-name="Mpr8" draw:text-style-name="MP3" draw:layer="backgroundobjects" svg:width="14.852cm" svg:height="1.164cm" svg:x="12.558cm" svg:y="19.135cm" presentation:class="outline">
        <draw:text-box>
          <text:p text:style-name="MP3">Click to edit the outline <text:line-break/>text format</text:p>
        </draw:text-box>
      </draw:frame>
      <draw:frame draw:style-name="Mgr3" draw:layer="backgroundobjects" svg:width="17.923cm" svg:height="4.235cm" svg:x="7.077cm" svg:y="13.902cm">
        <draw:text-box>
          <text:p text:style-name="MP3"><text:span text:style-name="MT3">Willy Picard</text:span></text:p>
          <text:p text:style-name="MP3"><text:span text:style-name="MT4">Katedra Technologii Informacyjnych</text:span></text:p>
          <text:p text:style-name="MP3"><text:span text:style-name="MT4">Akademia Ekonomiczna w Poznaniu</text:span></text:p>
          <text:p text:style-name="MP3"><text:span text:style-name="MT5">&lt;picard@kti.ae.poznan.pl&gt;</text:span></text:p>
        </draw:text-box>
      </draw:frame>
      <draw:frame draw:style-name="Mgr4" draw:text-style-name="MP3" draw:layer="backgroundobjects" svg:width="1.526cm" svg:height="0.424cm" draw:transform="rotate (1.5707963267946) translate (0.381cm 20.715cm)">
        <draw:text-box>
          <text:p text:style-name="MP3"><text:date style:data-style-name="D1" text:date-value="2009-04-02">09-4-2</text:date></text:p>
        </draw:text-box>
      </draw:frame>
      <draw:frame draw:style-name="Mgr5" draw:text-style-name="MP1" draw:layer="backgroundobjects" svg:width="2.564cm" svg:height="2.513cm" svg:x="2.569cm" svg:y="4.534cm">
        <draw:image xlink:href="Pictures/100002000000005500000055A0E3D772.gif" xlink:type="simple" xlink:show="embed" xlink:actuate="onLoad">
          <text:p/>
        </draw:image>
      </draw:frame>
      <draw:rect presentation:style-name="Mpr9" draw:text-style-name="MP1" draw:layer="backgroundobjects" svg:width="1.094cm" svg:height="21cm" svg:x="0cm" svg:y="0cm">
        <text:p/>
      </draw:rect>
      <draw:polygon presentation:style-name="Mpr10" draw:text-style-name="MP1" draw:layer="backgroundobjects" svg:width="27.999cm" svg:height="1.704cm" svg:x="0cm" svg:y="0cm" svg:viewBox="0 0 28000 1705" draw:points="0,0 28000,0 28000,1705 0,1705">
        <text:p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Mgr6" draw:text-style-name="MP6" draw:layer="backgroundobjects" svg:width="8.255cm" svg:height="1.271cm" svg:x="2.401cm" svg:y="24.329cm">
          <draw:text-box>
            <text:p text:style-name="MP3"><text:span text:style-name="MT6"><text:date style:data-style-name="D3" text:date-value="2009-04-02">2.04.09</text:date></text:span></text:p>
          </draw:text-box>
        </draw:frame>
        <draw:frame draw:style-name="Mgr7" draw:text-style-name="MP8" draw:layer="backgroundobjects" svg:width="8.255cm" svg:height="1.271cm" svg:x="10.733cm" svg:y="24.329cm">
          <draw:text-box>
            <text:p text:style-name="MP7"><text:span text:style-name="MT6"><text:page-number>&lt;number&gt;</text:page-number></text:span></text:p>
          </draw:text-box>
        </draw:frame>
        <draw:frame draw:style-name="Mgr8" draw:text-style-name="MP9" draw:layer="backgroundobjects" svg:width="10.42cm" svg:height="0.912cm" svg:x="2.038cm" svg:y="2cm">
          <draw:text-box>
            <text:p text:style-name="MP3"><text:span text:style-name="M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Mdp2">
      <office:forms form:automatic-focus="false" form:apply-design-mode="false"/>
      <draw:rect presentation:style-name="Mpr11" draw:text-style-name="MP1" draw:layer="backgroundobjects" svg:width="26.932cm" svg:height="21cm" svg:x="1.067cm" svg:y="-0.001cm">
        <text:p/>
      </draw:rect>
      <draw:polygon presentation:style-name="Mpr12" draw:text-style-name="MP1" draw:layer="backgroundobjects" svg:width="26.905cm" svg:height="6.156cm" svg:x="1.093cm" svg:y="7.097cm" svg:viewBox="0 0 26906 6157" draw:points="0,0 26906,0 26906,6157 0,6157 0,6120 275,5888 678,5424 1006,4902 1251,4331 1404,3718 1457,3073 1404,2427 1251,1814 1006,1243 678,721 275,257 0,24">
        <text:p/>
      </draw:polygon>
      <draw:frame presentation:style-name="Mpr13" draw:text-style-name="MP3" draw:layer="backgroundobjects" svg:width="14.7cm" svg:height="3.502cm" svg:x="3.8cm" svg:y="8.416cm" presentation:class="title" presentation:user-transformed="true">
        <draw:text-box>
          <text:p text:style-name="MP3">Click to edit the title text format</text:p>
        </draw:text-box>
      </draw:frame>
      <draw:frame presentation:style-name="Mpr14" draw:text-style-name="MP3" draw:layer="backgroundobjects" svg:width="14.852cm" svg:height="4.569cm" svg:x="12.558cm" svg:y="15.73cm" presentation:class="outline">
        <draw:text-box>
          <text:p text:style-name="MP3">Click to edit the outline <text:line-break/>text format</text:p>
        </draw:text-box>
      </draw:frame>
      <draw:rect presentation:style-name="Mpr15" draw:text-style-name="MP1" draw:layer="backgroundobjects" svg:width="1.094cm" svg:height="21cm" svg:x="0cm" svg:y="-0.001cm">
        <text:p/>
      </draw:rect>
      <draw:path presentation:style-name="Mpr16" draw:text-style-name="MP1" draw:layer="backgroundobjects" svg:width="3.973cm" svg:height="5.973cm" svg:x="18.001cm" svg:y="7.229cm" svg:viewBox="0 0 3974 5974" svg:d="m3974 0c-2315 2641 1017 6007-2366 2641s-382 3301-382 3301v32">
        <text:p/>
      </draw:path>
      <draw:polyline presentation:style-name="Mpr16" draw:text-style-name="MP1" draw:layer="backgroundobjects" svg:width="5.98cm" svg:height="5.073cm" draw:transform="rotate (-1.57079632679579) translate (27.7989999999867cm 7.1479999999895cm)" svg:viewBox="0 0 5981 5074" draw:points="0,-50524 625,-51011 1027,-51504 1251,-51988 1339,-52450 1328,-52873 1260,-53249 1178,-53558 1119,-53790 1125,-53930 1238,-53965 1496,-53879 1943,-53660 2618,-53294 3559,-52767 4508,-52280 5194,-52021 5646,-51963 5900,-52072 5981,-52318 5922,-52669 5756,-53097 5511,-53567 5218,-54050 4911,-54515 4618,-54929 4370,-55265 4199,-55489 4133,-55571 4133,-55598">
        <text:p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Mgr6" draw:text-style-name="MP6" draw:layer="backgroundobjects" svg:width="8.255cm" svg:height="1.271cm" svg:x="2.401cm" svg:y="24.329cm">
          <draw:text-box>
            <text:p text:style-name="MP3"><text:span text:style-name="MT6"><text:date style:data-style-name="D3" text:date-value="2009-04-02">2.04.09</text:date></text:span></text:p>
          </draw:text-box>
        </draw:frame>
        <draw:frame draw:style-name="Mgr7" draw:text-style-name="MP8" draw:layer="backgroundobjects" svg:width="8.255cm" svg:height="1.271cm" svg:x="10.733cm" svg:y="24.329cm">
          <draw:text-box>
            <text:p text:style-name="MP7"><text:span text:style-name="MT6"><text:page-number>&lt;number&gt;</text:page-number></text:span></text:p>
          </draw:text-box>
        </draw:frame>
        <draw:frame draw:style-name="Mgr8" draw:text-style-name="MP9" draw:layer="backgroundobjects" svg:width="10.42cm" svg:height="0.912cm" svg:x="2.038cm" svg:y="2cm">
          <draw:text-box>
            <text:p text:style-name="MP3"><text:span text:style-name="M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Mdp1">
      <draw:rect presentation:style-name="Mpr17" draw:text-style-name="MP1" draw:layer="backgroundobjects" svg:width="28cm" svg:height="4.808cm" svg:x="0cm" svg:y="0cm">
        <text:p/>
      </draw:rect>
      <draw:rect presentation:style-name="Mpr18" draw:text-style-name="MP1" draw:layer="backgroundobjects" svg:width="1.168cm" svg:height="21cm" svg:x="0cm" svg:y="0cm">
        <text:p/>
      </draw:rect>
      <draw:path presentation:style-name="Mpr19" draw:text-style-name="MP1" draw:layer="backgroundobjects" svg:width="3.973cm" svg:height="4.476cm" svg:x="18cm" svg:y="0.2cm" svg:viewBox="0 0 3974 4477" svg:d="m3974 0c-2315 1979 1017 4502-2366 1979s-382 2474-382 2474v24">
        <text:p/>
      </draw:path>
      <draw:polyline presentation:style-name="Mpr19" draw:text-style-name="MP1" draw:layer="backgroundobjects" svg:width="4.56cm" svg:height="5.073cm" draw:transform="rotate (-1.57079632679579) translate (27.7989999999899cm 0.199999999989471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/>
      </draw:polyline>
      <draw:frame draw:style-name="Mgr1" draw:text-style-name="MP4" draw:layer="backgroundobjects" svg:width="11.347cm" svg:height="0.475cm" svg:x="1.882cm" svg:y="20.124cm">
        <draw:text-box>
          <text:p text:style-name="MP3"><text:span text:style-name="MT1">© </text:span><text:span text:style-name="MT2"><text:author-name text:fixed="false">Willy Picard</text:author-name></text:span></text:p>
        </draw:text-box>
      </draw:frame>
      <draw:frame draw:style-name="Mgr2" draw:text-style-name="MP4" draw:layer="backgroundobjects" svg:width="0.848cm" svg:height="0.475cm" svg:x="26.565cm" svg:y="20.125cm">
        <draw:text-box>
          <text:p text:style-name="MP3"><text:span text:style-name="MT1"><text:page-number>&lt;number&gt;</text:page-number></text:span></text:p>
        </draw:text-box>
      </draw:frame>
      <draw:frame presentation:style-name="NormalIntro-title" draw:layer="backgroundobjects" svg:width="23.91cm" svg:height="3.506cm" svg:x="3.457cm" svg:y="0.643cm" presentation:class="title" presentation:placeholder="true">
        <draw:text-box/>
      </draw:frame>
      <draw:frame presentation:style-name="Mpr20" draw:text-style-name="MP5" draw:layer="backgroundobjects" svg:width="23.91cm" svg:height="13.229cm" svg:x="3.257cm" svg:y="5.838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dc:title>Object-Oriented Programming: the Revenge</dc:title>
    <dc:subject>ComputerProgramming</dc:subject>
    <meta:creation-date>2003-05-20T15:12:16</meta:creation-date>
    <dc:creator>Willy Picard</dc:creator>
    <dc:date>2009-04-02T07:39:19.31</dc:date>
    <meta:printed-by>Willy Picard</meta:printed-by>
    <meta:print-date>2004-10-25T12:50:25</meta:print-date>
    <meta:editing-cycles>341</meta:editing-cycles>
    <meta:editing-duration>PT93H10M03S</meta:editing-duration>
    <meta:document-statistic meta:object-count="33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adornments="Regular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4047in"/>
    </style:style>
    <style:style style:name="co2" style:family="table-column">
      <style:table-column-properties fo:break-before="auto" style:column-width="1.1118in"/>
    </style:style>
    <style:style style:name="co3" style:family="table-column">
      <style:table-column-properties fo:break-before="auto" style:column-width="1.7264in"/>
    </style:style>
    <style:style style:name="co4" style:family="table-column">
      <style:table-column-properties fo:break-before="auto" style:column-width="1.6484in"/>
    </style:style>
    <style:style style:name="co5" style:family="table-column">
      <style:table-column-properties fo:break-before="auto" style:column-width="1.155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80" fo:border-left="none" fo:border-right="0.0346in solid #000080" fo:border-top="none"/>
      <style:text-properties fo:color="#000080" fo:font-size="28pt"/>
    </style:style>
    <style:style style:name="ce2" style:family="table-cell" style:parent-style-name="Default">
      <style:table-cell-properties fo:border="0.0346in solid #000080"/>
      <style:text-properties fo:color="#000080" style:font-name="Courier New" fo:font-size="28pt"/>
    </style:style>
    <style:style style:name="ce3" style:family="table-cell" style:parent-style-name="Default">
      <style:table-cell-properties fo:border="0.0346in solid #000080"/>
      <style:text-properties fo:color="#000080" style:font-name="Arial" fo:font-size="28pt"/>
    </style:style>
    <style:style style:name="ce4" style:family="table-cell" style:parent-style-name="Default">
      <style:table-cell-properties style:text-align-source="fix" style:repeat-content="false" fo:border="0.0346in solid #000080"/>
      <style:paragraph-properties fo:text-align="center" fo:margin-left="0in"/>
      <style:text-properties fo:color="#000080" fo:font-size="28pt"/>
    </style:style>
    <style:style style:name="T1" style:family="text">
      <style:text-properties style:font-name="Ari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/>
          <table:table-cell office:value-type="string">
            <text:p>Klasa</text:p>
          </table:table-cell>
          <table:table-cell office:value-type="string">
            <text:p>Podklasa</text:p>
          </table:table-cell>
          <table:table-cell office:value-type="string">
            <text:p>Pakiet</text:p>
          </table:table-cell>
          <table:table-cell office:value-type="string">
            <text:p>Inne</text:p>
          </table:table-cell>
        </table:table-row>
        <table:table-row table:style-name="ro1">
          <table:table-cell office:value-type="string">
            <text:p>private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rotected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office:value-type="string">
            <text:p>public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table:style-name="ce3" office:value-type="string">
            <text:p><text:span text:style-name="T1">pusty</text:span>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adornments="Regular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4">02/14/2008</text:date>, <text:time>13:1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